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9944in" table:align="left"/>
    </style:style>
    <style:style style:name="Table1.A" style:family="table-column">
      <style:table-column-properties style:column-width="1.0389in"/>
    </style:style>
    <style:style style:name="Table1.B" style:family="table-column">
      <style:table-column-properties style:column-width="2.2319in"/>
    </style:style>
    <style:style style:name="Table1.C" style:family="table-column">
      <style:table-column-properties style:column-width="2.723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3951in" table:align="left"/>
    </style:style>
    <style:style style:name="Table2.A" style:family="table-column">
      <style:table-column-properties style:column-width="0.6861in"/>
    </style:style>
    <style:style style:name="Table2.B" style:family="table-column">
      <style:table-column-properties style:column-width="3.70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3868in" table:align="left"/>
    </style:style>
    <style:style style:name="Table3.A" style:family="table-column">
      <style:table-column-properties style:column-width="0.9736in"/>
    </style:style>
    <style:style style:name="Table3.B" style:family="table-column">
      <style:table-column-properties style:column-width="2.4132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fo:font-size="15pt" style:font-size-asian="15pt" style:font-size-complex="15pt"/>
    </style:style>
    <style:style style:name="P2" style:family="paragraph" style:parent-style-name="Heading_20_3">
      <style:text-properties fo:font-size="15pt" style:font-size-asian="15pt" style:font-size-complex="15pt"/>
    </style:style>
    <style:style style:name="P3" style:family="paragraph" style:parent-style-name="Horizontal_20_Line"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5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6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officeooo:paragraph-rsid="002bc487" fo:background-color="#1f1f1f"/>
    </style:style>
    <style:style style:name="P7" style:family="paragraph" style:parent-style-name="Standard">
      <style:text-properties fo:color="#cccccc" loext:opacity="100%" style:font-name="Droid Sans Mono" fo:font-size="10.5pt" fo:font-weight="normal" officeooo:rsid="0021d2cb" officeooo:paragraph-rsid="0021d2cb" fo:background-color="#1f1f1f"/>
    </style:style>
    <style:style style:name="P8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5pt" fo:font-weight="normal" fo:background-color="#1f1f1f" style:font-size-asian="15pt" style:font-size-complex="15pt"/>
    </style:style>
    <style:style style:name="P9" style:family="paragraph" style:parent-style-name="Standard">
      <style:paragraph-properties style:line-height-at-least="0.198in"/>
      <style:text-properties fo:color="#cccccc" loext:opacity="100%" style:font-name="Droid Sans Mono" fo:font-size="15pt" fo:font-weight="normal" fo:background-color="#1f1f1f" style:font-size-asian="15pt" style:font-size-complex="15pt"/>
    </style:style>
    <style:style style:name="P10" style:family="paragraph" style:parent-style-name="Standard">
      <style:text-properties fo:color="#cccccc" loext:opacity="100%" style:font-name="Droid Sans Mono" fo:font-size="15pt" fo:font-weight="normal" officeooo:rsid="002bc487" officeooo:paragraph-rsid="002bc487" fo:background-color="#1f1f1f" style:font-size-asian="15pt" style:font-size-complex="15pt"/>
    </style:style>
    <style:style style:name="P11" style:family="paragraph" style:parent-style-name="Standard">
      <style:text-properties fo:color="#cccccc" loext:opacity="100%" style:font-name="Droid Sans Mono" fo:font-size="15pt" fo:font-weight="normal" officeooo:rsid="0029009d" officeooo:paragraph-rsid="0029009d" fo:background-color="#1f1f1f" style:font-size-asian="15pt" style:font-size-complex="15pt"/>
    </style:style>
    <style:style style:name="P12" style:family="paragraph" style:parent-style-name="Standard">
      <style:text-properties fo:color="#cccccc" loext:opacity="100%" style:font-name="Droid Sans Mono" fo:font-size="15pt" fo:font-weight="normal" officeooo:rsid="002cef23" officeooo:paragraph-rsid="002cef23" fo:background-color="#1f1f1f" style:font-size-asian="15pt" style:font-size-complex="15pt"/>
    </style:style>
    <style:style style:name="P13" style:family="paragraph" style:parent-style-name="Standard">
      <style:text-properties fo:color="#cccccc" loext:opacity="100%" style:font-name="Droid Sans Mono" fo:font-size="15pt" fo:font-weight="normal" officeooo:rsid="002d1ef6" officeooo:paragraph-rsid="002d1ef6" fo:background-color="#1f1f1f" style:font-size-asian="15pt" style:font-size-complex="15pt"/>
    </style:style>
    <style:style style:name="P14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fo:font-size="15pt" fo:background-color="#1f1f1f" style:font-size-asian="15pt" style:font-size-complex="15pt"/>
    </style:style>
    <style:style style:name="P15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16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5pt" fo:font-weight="normal" fo:background-color="#1f1f1f" style:font-size-asian="15pt" style:font-size-complex="15pt"/>
    </style:style>
    <style:style style:name="P17" style:family="paragraph" style:parent-style-name="Standard">
      <style:text-properties fo:color="#6a9955" loext:opacity="100%" style:font-name="Droid Sans Mono" fo:font-size="15pt" fo:font-weight="normal" officeooo:rsid="0023c392" officeooo:paragraph-rsid="0023c392" fo:background-color="#1f1f1f" style:font-size-asian="15pt" style:font-size-complex="15pt"/>
    </style:style>
    <style:style style:name="P18" style:family="paragraph" style:parent-style-name="Standard">
      <style:paragraph-properties fo:margin-left="0in" fo:margin-right="0in" style:line-height-at-least="0.198in" fo:text-indent="0in" style:auto-text-indent="false"/>
      <style:text-properties fo:color="#d4d4d4" loext:opacity="100%" style:font-name="Droid Sans Mono" fo:font-size="10.5pt" fo:font-weight="normal" fo:background-color="#1f1f1f"/>
    </style:style>
    <style:style style:name="P19" style:family="paragraph" style:parent-style-name="Standard">
      <style:paragraph-properties fo:margin-left="0in" fo:margin-right="0in" style:line-height-at-least="0.198in" fo:text-indent="0in" style:auto-text-indent="false"/>
      <style:text-properties fo:color="#d4d4d4" loext:opacity="100%" style:font-name="Droid Sans Mono" fo:font-size="15pt" fo:font-weight="normal" fo:background-color="#1f1f1f" style:font-size-asian="15pt" style:font-size-complex="15pt"/>
    </style:style>
    <style:style style:name="P20" style:family="paragraph" style:parent-style-name="Standard">
      <style:paragraph-properties style:line-height-at-least="0.198in"/>
    </style:style>
    <style:style style:name="P21" style:family="paragraph" style:parent-style-name="Standard">
      <style:text-properties officeooo:paragraph-rsid="001e475d"/>
    </style:style>
    <style:style style:name="P22" style:family="paragraph" style:parent-style-name="Standard">
      <style:text-properties officeooo:rsid="001ff513" officeooo:paragraph-rsid="001ff513"/>
    </style:style>
    <style:style style:name="P23" style:family="paragraph" style:parent-style-name="Standard">
      <style:text-properties officeooo:rsid="001ff513" officeooo:paragraph-rsid="002bc487"/>
    </style:style>
    <style:style style:name="P24" style:family="paragraph" style:parent-style-name="Standard">
      <style:text-properties fo:font-size="15pt" officeooo:rsid="001ff513" officeooo:paragraph-rsid="001ff513" style:font-size-asian="15pt" style:font-size-complex="15pt"/>
    </style:style>
    <style:style style:name="P25" style:family="paragraph" style:parent-style-name="Standard">
      <style:text-properties fo:font-size="15pt" officeooo:rsid="001ff513" style:font-size-asian="15pt" style:font-size-complex="15pt"/>
    </style:style>
    <style:style style:name="P26" style:family="paragraph" style:parent-style-name="Standard">
      <style:text-properties fo:font-size="15pt" officeooo:rsid="0023c392" officeooo:paragraph-rsid="0023c392" style:font-size-asian="15pt" style:font-size-complex="15pt"/>
    </style:style>
    <style:style style:name="P27" style:family="paragraph" style:parent-style-name="Standard">
      <style:text-properties fo:font-size="15pt" officeooo:rsid="0025a71b" officeooo:paragraph-rsid="0025a71b" style:font-size-asian="15pt" style:font-size-complex="15pt"/>
    </style:style>
    <style:style style:name="P28" style:family="paragraph" style:parent-style-name="Standard">
      <style:text-properties fo:font-size="15pt" officeooo:rsid="0025a71b" officeooo:paragraph-rsid="0023c392" style:font-size-asian="15pt" style:font-size-complex="15pt"/>
    </style:style>
    <style:style style:name="P29" style:family="paragraph" style:parent-style-name="Standard">
      <style:text-properties fo:font-size="15pt" officeooo:rsid="0029009d" officeooo:paragraph-rsid="0029009d" style:font-size-asian="15pt" style:font-size-complex="15pt"/>
    </style:style>
    <style:style style:name="P30" style:family="paragraph" style:parent-style-name="Standard">
      <style:text-properties fo:font-size="15pt" style:font-size-asian="15pt" style:font-size-complex="15pt"/>
    </style:style>
    <style:style style:name="P31" style:family="paragraph" style:parent-style-name="Standard">
      <style:text-properties fo:font-size="15pt" officeooo:paragraph-rsid="001ff513" style:font-size-asian="15pt" style:font-size-complex="15pt"/>
    </style:style>
    <style:style style:name="P32" style:family="paragraph" style:parent-style-name="Standard">
      <style:text-properties fo:font-size="15pt" officeooo:rsid="002bc487" officeooo:paragraph-rsid="002bc487" style:font-size-asian="15pt" style:font-size-complex="15pt"/>
    </style:style>
    <style:style style:name="P33" style:family="paragraph" style:parent-style-name="Standard">
      <style:paragraph-properties style:line-height-at-least="0.198in"/>
      <style:text-properties fo:font-size="15pt" style:font-size-asian="15pt" style:font-size-complex="15pt"/>
    </style:style>
    <style:style style:name="P34" style:family="paragraph" style:parent-style-name="Standard">
      <style:text-properties fo:font-size="15pt" officeooo:rsid="0021d2cb" officeooo:paragraph-rsid="0021d2cb" style:font-size-asian="15pt" style:font-size-complex="15pt"/>
    </style:style>
    <style:style style:name="P35" style:family="paragraph" style:parent-style-name="Standard">
      <style:paragraph-properties fo:text-align="center" style:justify-single-word="false"/>
      <style:text-properties fo:font-size="15pt" officeooo:rsid="0026ec85" officeooo:paragraph-rsid="0026ec85" style:font-size-asian="15pt" style:font-size-complex="15pt"/>
    </style:style>
    <style:style style:name="P36" style:family="paragraph" style:parent-style-name="Standard">
      <style:text-properties fo:font-size="15pt" officeooo:rsid="0026ec85" officeooo:paragraph-rsid="0026ec85" style:font-size-asian="15pt" style:font-size-complex="15pt"/>
    </style:style>
    <style:style style:name="P37" style:family="paragraph" style:parent-style-name="Standard">
      <style:text-properties fo:font-size="15pt" officeooo:rsid="002cef23" officeooo:paragraph-rsid="002cef23" style:font-size-asian="15pt" style:font-size-complex="15pt"/>
    </style:style>
    <style:style style:name="P38" style:family="paragraph" style:parent-style-name="Standard">
      <style:text-properties fo:font-size="15pt" officeooo:rsid="002d1ef6" officeooo:paragraph-rsid="002d1ef6" style:font-size-asian="15pt" style:font-size-complex="15pt"/>
    </style:style>
    <style:style style:name="P39" style:family="paragraph" style:parent-style-name="Standard">
      <style:text-properties fo:font-size="15pt" officeooo:rsid="002ee656" officeooo:paragraph-rsid="002ee656" style:font-size-asian="15pt" style:font-size-complex="15pt"/>
    </style:style>
    <style:style style:name="P40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1ff513" officeooo:paragraph-rsid="001ff513" style:font-size-asian="15pt" style:font-weight-asian="bold" style:font-size-complex="15pt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23c392" officeooo:paragraph-rsid="0023c392" style:font-size-asian="15pt" style:font-weight-asian="bold" style:font-size-complex="15pt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25a71b" officeooo:paragraph-rsid="0025a71b" style:font-size-asian="15pt" style:font-weight-asian="bold" style:font-size-complex="15pt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26ec85" officeooo:paragraph-rsid="0026ec85" style:font-size-asian="15pt" style:font-weight-asian="bold" style:font-size-complex="15pt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29009d" officeooo:paragraph-rsid="0029009d" style:font-size-asian="15pt" style:font-weight-asian="bold" style:font-size-complex="15pt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2bc487" officeooo:paragraph-rsid="002bc487" style:font-size-asian="15pt" style:font-weight-asian="bold" style:font-size-complex="15pt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2cef23" officeooo:paragraph-rsid="002cef23" style:font-size-asian="15pt" style:font-weight-asian="bold" style:font-size-complex="15pt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2d1ef6" officeooo:paragraph-rsid="002d1ef6" style:font-size-asian="15pt" style:font-weight-asian="bold" style:font-size-complex="15pt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2e1c5e" officeooo:paragraph-rsid="002e1c5e" style:font-size-asian="15pt" style:font-weight-asian="bold" style:font-size-complex="15pt" style:font-weight-complex="bold"/>
    </style:style>
    <style:style style:name="P49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2ee656" officeooo:paragraph-rsid="002ee656" style:font-size-asian="15pt" style:font-weight-asian="bold" style:font-size-complex="15pt" style:font-weight-complex="bold"/>
    </style:style>
    <style:style style:name="P50" style:family="paragraph" style:parent-style-name="Standard">
      <style:text-properties officeooo:rsid="0021d2cb" officeooo:paragraph-rsid="0021d2cb"/>
    </style:style>
    <style:style style:name="P51" style:family="paragraph" style:parent-style-name="Standard">
      <style:text-properties officeooo:rsid="00245a31" officeooo:paragraph-rsid="00245a31"/>
    </style:style>
    <style:style style:name="P52" style:family="paragraph" style:parent-style-name="Standard">
      <style:paragraph-properties fo:text-align="center" style:justify-single-word="false"/>
      <style:text-properties officeooo:rsid="00245a31" officeooo:paragraph-rsid="00245a31"/>
    </style:style>
    <style:style style:name="P53" style:family="paragraph" style:parent-style-name="Standard">
      <style:text-properties officeooo:rsid="0025a71b" officeooo:paragraph-rsid="0025a71b"/>
    </style:style>
    <style:style style:name="P54" style:family="paragraph" style:parent-style-name="Standard">
      <style:text-properties officeooo:rsid="0026ec85" officeooo:paragraph-rsid="0026ec85"/>
    </style:style>
    <style:style style:name="P55" style:family="paragraph" style:parent-style-name="Standard">
      <style:text-properties officeooo:rsid="0026ec85" officeooo:paragraph-rsid="002bc487"/>
    </style:style>
    <style:style style:name="P56" style:family="paragraph" style:parent-style-name="Table_20_Contents">
      <style:text-properties fo:font-size="15pt" style:font-size-asian="15pt" style:font-size-complex="15pt"/>
    </style:style>
    <style:style style:name="P57" style:family="paragraph" style:parent-style-name="Table_20_Heading">
      <style:text-properties fo:font-size="15pt" style:font-size-asian="15pt" style:font-size-complex="15pt"/>
    </style:style>
    <style:style style:name="P58" style:family="paragraph" style:parent-style-name="Text_20_body" style:list-style-name="L10"/>
    <style:style style:name="P59" style:family="paragraph" style:parent-style-name="Text_20_body">
      <style:text-properties officeooo:paragraph-rsid="001e475d"/>
    </style:style>
    <style:style style:name="P60" style:family="paragraph" style:parent-style-name="Text_20_body">
      <style:paragraph-properties fo:text-align="center" style:justify-single-word="false"/>
      <style:text-properties officeooo:paragraph-rsid="001e475d"/>
    </style:style>
    <style:style style:name="P61" style:family="paragraph" style:parent-style-name="Text_20_body" style:list-style-name="L1">
      <style:text-properties fo:font-size="15pt" style:font-size-asian="15pt" style:font-size-complex="15pt"/>
    </style:style>
    <style:style style:name="P62" style:family="paragraph" style:parent-style-name="Text_20_body">
      <style:text-properties fo:font-size="15pt" style:font-size-asian="15pt" style:font-size-complex="15pt"/>
    </style:style>
    <style:style style:name="P63" style:family="paragraph" style:parent-style-name="Text_20_body" style:list-style-name="L2">
      <style:text-properties fo:font-size="15pt" style:font-size-asian="15pt" style:font-size-complex="15pt"/>
    </style:style>
    <style:style style:name="P64" style:family="paragraph" style:parent-style-name="Text_20_body" style:list-style-name="L3">
      <style:text-properties fo:font-size="15pt" style:font-size-asian="15pt" style:font-size-complex="15pt"/>
    </style:style>
    <style:style style:name="P65" style:family="paragraph" style:parent-style-name="Text_20_body" style:list-style-name="L4">
      <style:text-properties fo:font-size="15pt" style:font-size-asian="15pt" style:font-size-complex="15pt"/>
    </style:style>
    <style:style style:name="P66" style:family="paragraph" style:parent-style-name="Text_20_body" style:list-style-name="L5">
      <style:text-properties fo:font-size="15pt" style:font-size-asian="15pt" style:font-size-complex="15pt"/>
    </style:style>
    <style:style style:name="P67" style:family="paragraph" style:parent-style-name="Text_20_body" style:list-style-name="L6">
      <style:text-properties fo:font-size="15pt" style:font-size-asian="15pt" style:font-size-complex="15pt"/>
    </style:style>
    <style:style style:name="P68" style:family="paragraph" style:parent-style-name="Text_20_body" style:list-style-name="L7">
      <style:text-properties fo:font-size="15pt" style:font-size-asian="15pt" style:font-size-complex="15pt"/>
    </style:style>
    <style:style style:name="P69" style:family="paragraph" style:parent-style-name="Text_20_body">
      <style:paragraph-properties fo:margin-top="0in" fo:margin-bottom="0in" style:contextual-spacing="false"/>
      <style:text-properties fo:font-size="15pt" style:font-size-asian="15pt" style:font-size-complex="15pt"/>
    </style:style>
    <style:style style:name="P70" style:family="paragraph" style:parent-style-name="Text_20_body" style:list-style-name="L8">
      <style:text-properties fo:font-size="15pt" style:font-size-asian="15pt" style:font-size-complex="15pt"/>
    </style:style>
    <style:style style:name="P71" style:family="paragraph" style:parent-style-name="Text_20_body" style:list-style-name="L9">
      <style:text-properties fo:font-size="15pt" style:font-size-asian="15pt" style:font-size-complex="15pt"/>
    </style:style>
    <style:style style:name="P72" style:family="paragraph" style:parent-style-name="Text_20_body" style:list-style-name="L11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1e475d" style:font-size-asian="15pt" style:font-size-complex="15pt"/>
    </style:style>
    <style:style style:name="T3" style:family="text">
      <style:text-properties fo:color="#c9211e" loext:opacity="100%" fo:font-size="15pt" style:text-underline-style="solid" style:text-underline-width="auto" style:text-underline-color="font-color" officeooo:rsid="001e475d" style:font-size-asian="15pt" style:font-size-complex="15pt"/>
    </style:style>
    <style:style style:name="T4" style:family="text">
      <style:text-properties fo:color="#c9211e" loext:opacity="100%" style:text-underline-style="solid" style:text-underline-width="auto" style:text-underline-color="font-color" officeooo:rsid="001e475d"/>
    </style:style>
    <style:style style:name="T5" style:family="text">
      <style:text-properties style:font-name="Droid Sans Mono" fo:font-weight="normal"/>
    </style:style>
    <style:style style:name="T6" style:family="text">
      <style:text-properties style:font-name="Droid Sans Mono" fo:font-size="10.5pt" fo:font-weight="normal"/>
    </style:style>
    <style:style style:name="T7" style:family="text">
      <style:text-properties fo:color="#6a9955" loext:opacity="100%"/>
    </style:style>
    <style:style style:name="T8" style:family="text">
      <style:text-properties fo:color="#6a9955" loext:opacity="100%" style:font-name="Droid Sans Mono" fo:font-size="10.5pt" fo:font-weight="normal" fo:background-color="#1f1f1f" loext:char-shading-value="0"/>
    </style:style>
    <style:style style:name="T9" style:family="text">
      <style:text-properties fo:color="#6a9955" loext:opacity="100%" style:font-name="Droid Sans Mono" fo:font-size="10.5pt" fo:font-weight="normal" officeooo:rsid="001e475d" fo:background-color="#1f1f1f" loext:char-shading-value="0" style:font-size-asian="15pt" style:font-size-complex="15pt"/>
    </style:style>
    <style:style style:name="T10" style:family="text">
      <style:text-properties fo:color="#6a9955" loext:opacity="100%" style:font-name="Droid Sans Mono" fo:font-weight="normal" fo:background-color="#1f1f1f" loext:char-shading-value="0"/>
    </style:style>
    <style:style style:name="T11" style:family="text">
      <style:text-properties fo:color="#6a9955" loext:opacity="100%" style:font-name="Droid Sans Mono" fo:font-weight="normal" officeooo:rsid="001e475d" fo:background-color="#1f1f1f" loext:char-shading-value="0"/>
    </style:style>
    <style:style style:name="T12" style:family="text">
      <style:text-properties fo:color="#6a9955" loext:opacity="100%" style:font-name="Droid Sans Mono" fo:font-size="15pt" fo:font-weight="normal" fo:background-color="#1f1f1f" loext:char-shading-value="0" style:font-size-asian="15pt" style:font-size-complex="15pt"/>
    </style:style>
    <style:style style:name="T13" style:family="text">
      <style:text-properties fo:color="#6a9955" loext:opacity="100%" style:font-name="Droid Sans Mono" fo:font-size="15pt" fo:font-weight="normal" officeooo:rsid="001e475d" fo:background-color="#1f1f1f" loext:char-shading-value="0" style:font-size-asian="15pt" style:font-size-complex="15pt"/>
    </style:style>
    <style:style style:name="T14" style:family="text">
      <style:text-properties fo:color="#808080" loext:opacity="100%"/>
    </style:style>
    <style:style style:name="T15" style:family="text">
      <style:text-properties fo:color="#808080" loext:opacity="100%" style:font-name="Droid Sans Mono" fo:font-size="10.5pt" fo:font-weight="normal" fo:background-color="#1f1f1f" loext:char-shading-value="0"/>
    </style:style>
    <style:style style:name="T16" style:family="text">
      <style:text-properties fo:color="#569cd6" loext:opacity="100%"/>
    </style:style>
    <style:style style:name="T17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18" style:family="text">
      <style:text-properties fo:color="#9cdcfe" loext:opacity="100%"/>
    </style:style>
    <style:style style:name="T19" style:family="text">
      <style:text-properties fo:color="#ce9178" loext:opacity="100%"/>
    </style:style>
    <style:style style:name="T20" style:family="text">
      <style:text-properties fo:color="#d4d4d4" loext:opacity="100%"/>
    </style:style>
    <style:style style:name="T21" style:family="text">
      <style:text-properties fo:color="#d7ba7d" loext:opacity="100%"/>
    </style:style>
    <style:style style:name="T22" style:family="text">
      <style:text-properties fo:color="#b5cea8" loext:opacity="100%"/>
    </style:style>
    <style:style style:name="T23" style:family="text">
      <style:text-properties fo:color="#dcdcaa" loext:opacity="100%"/>
    </style:style>
    <style:style style:name="T24" style:family="text">
      <style:text-properties fo:color="#4fc1ff" loext:opacity="100%"/>
    </style:style>
    <style:style style:name="T25" style:family="text">
      <style:text-properties fo:color="#c586c0" loext:opacity="100%"/>
    </style:style>
    <style:style style:name="T26" style:family="text">
      <style:text-properties fo:color="#4ec9b0" loext:opacity="100%"/>
    </style:style>
    <style:style style:name="T27" style:family="text">
      <style:text-properties officeooo:rsid="002741c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>That sounds like a wonderful and meaningful project! Creating a </text:span><text:span text:style-name="Strong_20_Emphasis"><text:span text:style-name="T1">fun learning platform or set of activities</text:span></text:span><text:span text:style-name="T1"> for </text:span><text:span text:style-name="Strong_20_Emphasis"><text:span text:style-name="T1">Transitional Kindergarten (TK) to Grade 12 (K–12)</text:span></text:span><text:span text:style-name="T1"> students, especially for </text:span><text:span text:style-name="Strong_20_Emphasis"><text:span text:style-name="T1">math and writing</text:span></text:span><text:span text:style-name="T1">, can be both educational and engaging.</text:span></text:p>
      <text:p text:style-name="Text_20_body"><text:span text:style-name="T1">Let’s break this down </text:span><text:span text:style-name="Strong_20_Emphasis"><text:span text:style-name="T1">step by step</text:span></text:span><text:span text:style-name="T1"> and start small. We'll first define the </text:span><text:span text:style-name="Strong_20_Emphasis"><text:span text:style-name="T1">scope</text:span></text:span><text:span text:style-name="T1">, then go grade by grade or level by level, creating interactive or printable content (digital worksheets, web activities, or games) appropriate to each age.</text:span></text:p>
      <text:p text:style-name="P3"/>
      <text:h text:style-name="P2" text:outline-level="3">✅ STEP 1: DEFINE THE PROJECT GOALS</text:h>
      <text:p text:style-name="Text_20_body"><text:span text:style-name="Strong_20_Emphasis"><text:span text:style-name="T1">Goal:</text:span></text:span><text:span text:style-name="T1"><text:line-break/>Create a fun, engaging platform or resource for kids in TK–12 to learn and practice </text:span><text:span text:style-name="Strong_20_Emphasis"><text:span text:style-name="T1">Math and Writing</text:span></text:span><text:span text:style-name="T1"> through:</text:span></text:p>
      <text:list text:style-name="L1">
        <text:list-item>
          <text:p text:style-name="P61">Games</text:p>
        </text:list-item>
        <text:list-item>
          <text:p text:style-name="P61">Interactive exercises</text:p>
        </text:list-item>
        <text:list-item>
          <text:p text:style-name="P61">Printable worksheets</text:p>
        </text:list-item>
        <text:list-item>
          <text:p text:style-name="P61">Creative prompts</text:p>
        </text:list-item>
        <text:list-item>
          <text:p text:style-name="P61">Visual aids</text:p>
        </text:list-item>
      </text:list>
      <text:p text:style-name="P3"/>
      <text:h text:style-name="P2" text:outline-level="3">✅ STEP 2: START SMALL – CHOOSE A LEVEL TO BEGIN</text:h>
      <text:p text:style-name="Text_20_body"><text:span text:style-name="T1">We’ll begin with </text:span><text:span text:style-name="Strong_20_Emphasis"><text:span text:style-name="T1">TK–Kindergarten</text:span></text:span><text:span text:style-name="T1">, and gradually move up.</text:span></text:p>
      <text:h text:style-name="Heading_20_4" text:outline-level="4"><text:span text:style-name="T1">➤ </text:span><text:span text:style-name="Strong_20_Emphasis"><text:span text:style-name="T1">Focus Area: TK (Transitional Kindergarten) – Ages 4–5</text:span></text:span></text:h>
      <text:p text:style-name="P62">We’ll create:</text:p>
      <text:list text:style-name="L2">
        <text:list-item>
          <text:p text:style-name="P63">Basic math: counting, shapes, patterns</text:p>
        </text:list-item>
        <text:list-item>
          <text:p text:style-name="P63">Basic writing: letters, tracing, simple words</text:p>
        </text:list-item>
      </text:list>
      <text:p text:style-name="P3"/>
      <text:h text:style-name="P2" text:outline-level="3"><text:soft-page-break/>✅ STEP 3: CREATE MATH AND WRITING ACTIVITIES FOR TK</text:h>
      <text:h text:style-name="Heading_20_4" text:outline-level="4"><text:span text:style-name="T1">🟦 A. </text:span><text:span text:style-name="Strong_20_Emphasis"><text:span text:style-name="T1">TK Math Topics</text:span></text:span></text:h>
      <text:list text:style-name="L3">
        <text:list-item>
          <text:p text:style-name="P64">Counting from 1 to 10 (and eventually 20)</text:p>
        </text:list-item>
        <text:list-item>
          <text:p text:style-name="P64">Identifying shapes (circle, square, triangle)</text:p>
        </text:list-item>
        <text:list-item>
          <text:p text:style-name="P64">Comparing sizes (big/small, more/less)</text:p>
        </text:list-item>
        <text:list-item>
          <text:p text:style-name="P64">Recognizing patterns</text:p>
        </text:list-item>
      </text:list>
      <text:p text:style-name="Text_20_body"><text:span text:style-name="Strong_20_Emphasis"><text:span text:style-name="T1">Example Activity:</text:span></text:span><text:span text:style-name="T1"><text:line-break/>🔢 </text:span><text:span text:style-name="Strong_20_Emphasis"><text:span text:style-name="T1">Count the Animals</text:span></text:span><text:span text:style-name="T1"><text:line-break/>"Count how many cats are in the picture and circle the right number."</text:span></text:p>
      <text:p text:style-name="P62">✍️ We can generate this as:</text:p>
      <text:list text:style-name="L4">
        <text:list-item>
          <text:p text:style-name="P65">A worksheet</text:p>
        </text:list-item>
        <text:list-item>
          <text:p text:style-name="P65">A web page</text:p>
        </text:list-item>
        <text:list-item>
          <text:p text:style-name="P65">A drag-and-drop game</text:p>
        </text:list-item>
      </text:list>
      <text:h text:style-name="Heading_20_4" text:outline-level="4"><text:span text:style-name="T1">🟩 B. </text:span><text:span text:style-name="Strong_20_Emphasis"><text:span text:style-name="T1">TK Writing Topics</text:span></text:span></text:h>
      <text:list text:style-name="L5">
        <text:list-item>
          <text:p text:style-name="P66">Tracing uppercase/lowercase letters</text:p>
        </text:list-item>
        <text:list-item>
          <text:p text:style-name="P66">Writing their name</text:p>
        </text:list-item>
        <text:list-item>
          <text:p text:style-name="P66">Tracing simple words: cat, dog, sun, etc.</text:p>
        </text:list-item>
        <text:list-item>
          <text:p text:style-name="P66">Matching letters to sounds (A = apple)</text:p>
        </text:list-item>
      </text:list>
      <text:p text:style-name="Text_20_body"><text:span text:style-name="Strong_20_Emphasis"><text:span text:style-name="T1">Example Activity:</text:span></text:span><text:span text:style-name="T1"><text:line-break/>✏️ </text:span><text:span text:style-name="Strong_20_Emphasis"><text:span text:style-name="T1">Trace and Color the Letter A</text:span></text:span><text:span text:style-name="T1"><text:line-break/>"Trace the letter A and then color the apple."</text:span></text:p>
      <text:p text:style-name="P3"/>
      <text:h text:style-name="P2" text:outline-level="3">✅ STEP 4: ORGANIZE THE MATERIALS BY GRADE AND SUBJECT</text:h>
      <text:p text:style-name="P62">We’ll create a structure like this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57">Grade Level</text:p>
            </table:table-cell>
            <table:table-cell table:style-name="Table1.A1" office:value-type="string">
              <text:p text:style-name="P57">Math Topics</text:p>
            </table:table-cell>
            <table:table-cell table:style-name="Table1.A1" office:value-type="string">
              <text:p text:style-name="P57">Writing Topics</text:p>
            </table:table-cell>
          </table:table-row>
        </table:table-header-rows>
        <table:table-row>
          <table:table-cell table:style-name="Table1.A1" office:value-type="string">
            <text:p text:style-name="P56">TK</text:p>
          </table:table-cell>
          <table:table-cell table:style-name="Table1.A1" office:value-type="string">
            <text:p text:style-name="P56">Counting, Shapes</text:p>
          </table:table-cell>
          <table:table-cell table:style-name="Table1.A1" office:value-type="string">
            <text:p text:style-name="P56">Tracing Letters, Simple Words</text:p>
          </table:table-cell>
        </table:table-row>
        <table:table-row>
          <table:table-cell table:style-name="Table1.A1" office:value-type="string">
            <text:p text:style-name="P56">K</text:p>
          </table:table-cell>
          <table:table-cell table:style-name="Table1.A1" office:value-type="string">
            <text:p text:style-name="P56">Add/Subtract within 10</text:p>
          </table:table-cell>
          <table:table-cell table:style-name="Table1.A1" office:value-type="string">
            <text:p text:style-name="P56">Sentence Building</text:p>
          </table:table-cell>
        </table:table-row>
        <text:soft-page-break/>
        <table:table-row>
          <table:table-cell table:style-name="Table1.A1" office:value-type="string">
            <text:p text:style-name="P56">1st</text:p>
          </table:table-cell>
          <table:table-cell table:style-name="Table1.A1" office:value-type="string">
            <text:p text:style-name="P56">Place Value, Word Problems</text:p>
          </table:table-cell>
          <table:table-cell table:style-name="Table1.A1" office:value-type="string">
            <text:p text:style-name="P56">Creative Writing, Grammar</text:p>
          </table:table-cell>
        </table:table-row>
        <table:table-row>
          <table:table-cell table:style-name="Table1.A1" office:value-type="string">
            <text:p text:style-name="P56">...</text:p>
          </table:table-cell>
          <table:table-cell table:style-name="Table1.A1" office:value-type="string">
            <text:p text:style-name="P56">...</text:p>
          </table:table-cell>
          <table:table-cell table:style-name="Table1.A1" office:value-type="string">
            <text:p text:style-name="P56">...</text:p>
          </table:table-cell>
        </table:table-row>
        <table:table-row>
          <table:table-cell table:style-name="Table1.A1" office:value-type="string">
            <text:p text:style-name="P56">12th</text:p>
          </table:table-cell>
          <table:table-cell table:style-name="Table1.A1" office:value-type="string">
            <text:p text:style-name="P56">Algebra, Geometry, Statistics</text:p>
          </table:table-cell>
          <table:table-cell table:style-name="Table1.A1" office:value-type="string">
            <text:p text:style-name="P56">Essays, Research, Creative Writing</text:p>
          </table:table-cell>
        </table:table-row>
      </table:table>
      <text:p text:style-name="P3"/>
      <text:h text:style-name="P2" text:outline-level="3">✅ STEP 5: CHOOSE FORMAT</text:h>
      <text:p text:style-name="P62">Would you like this as:</text:p>
      <text:list text:style-name="L6">
        <text:list-item>
          <text:p text:style-name="P67">A website or web app (interactive)?</text:p>
        </text:list-item>
        <text:list-item>
          <text:p text:style-name="P67">A PDF workbook (printable)?</text:p>
        </text:list-item>
        <text:list-item>
          <text:p text:style-name="P67">A mobile app?</text:p>
        </text:list-item>
        <text:list-item>
          <text:p text:style-name="P67">All of the above over time?</text:p>
        </text:list-item>
      </text:list>
      <text:p text:style-name="Text_20_body"><text:span text:style-name="T1">We can start with </text:span><text:span text:style-name="Strong_20_Emphasis"><text:span text:style-name="T1">printable PDF worksheets or a simple web-based version</text:span></text:span><text:span text:style-name="T1">.</text:span></text:p>
      <text:p text:style-name="P3"/>
      <text:h text:style-name="P2" text:outline-level="3">✅ STEP 6: EXAMPLE PDF / WORKSHEET (TK Math)</text:h>
      <text:p text:style-name="P62">Would you like me to:</text:p>
      <text:list text:style-name="L7">
        <text:list-item>
          <text:p text:style-name="P68">🖼️ Generate a sample worksheet with tracing and counting?</text:p>
        </text:list-item>
        <text:list-item>
          <text:p text:style-name="P68">🧮 Create simple math game ideas?</text:p>
        </text:list-item>
        <text:list-item>
          <text:p text:style-name="P68">💻 Show a basic HTML/JavaScript page for interactive counting?</text:p>
        </text:list-item>
      </text:list>
      <text:p text:style-name="P62">Let me know what you'd like to start with — printable, web-based, or both — and we’ll begin creating real content!</text:p>
      <text:p text:style-name="P69">Ask ChatGPT</text:p>
      <text:p text:style-name="P30"/>
      <text:p text:style-name="P30"/>
      <text:h text:style-name="P1" text:outline-level="2"><text:soft-page-break/>🎯 TK Focus: Math &amp; Writing</text:h>
      <text:h text:style-name="P2" text:outline-level="3">📘 Subjects to Include: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57">Subject</text:p>
            </table:table-cell>
            <table:table-cell table:style-name="Table2.A1" office:value-type="string">
              <text:p text:style-name="P57">Topics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<text:span text:style-name="T1">Math</text:span></text:span></text:p>
          </table:table-cell>
          <table:table-cell table:style-name="Table2.A1" office:value-type="string">
            <text:p text:style-name="P56">Counting (1–10), Shapes, Pattern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Writing</text:span></text:span></text:p>
          </table:table-cell>
          <table:table-cell table:style-name="Table2.A1" office:value-type="string">
            <text:p text:style-name="P56">Tracing Letters (A–Z), Matching Letters to Words</text:p>
          </table:table-cell>
        </table:table-row>
      </table:table>
      <text:p text:style-name="P3"/>
      <text:h text:style-name="P2" text:outline-level="3">🖥️ STEP 2: Decide Tech Stack</text:h>
      <text:p text:style-name="P62">To keep things simple and browser-friendly: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57">Area</text:p>
            </table:table-cell>
            <table:table-cell table:style-name="Table3.A1" office:value-type="string">
              <text:p text:style-name="P57">Tech</text:p>
            </table:table-cell>
          </table:table-row>
        </table:table-header-rows>
        <table:table-row>
          <table:table-cell table:style-name="Table3.A1" office:value-type="string">
            <text:p text:style-name="P56">Structure</text:p>
          </table:table-cell>
          <table:table-cell table:style-name="Table3.A1" office:value-type="string">
            <text:p text:style-name="P56">HTML</text:p>
          </table:table-cell>
        </table:table-row>
        <table:table-row>
          <table:table-cell table:style-name="Table3.A1" office:value-type="string">
            <text:p text:style-name="P56">Styling</text:p>
          </table:table-cell>
          <table:table-cell table:style-name="Table3.A1" office:value-type="string">
            <text:p text:style-name="P56">Tailwind CSS (or plain CSS)</text:p>
          </table:table-cell>
        </table:table-row>
        <table:table-row>
          <table:table-cell table:style-name="Table3.A1" office:value-type="string">
            <text:p text:style-name="P56">Interaction</text:p>
          </table:table-cell>
          <table:table-cell table:style-name="Table3.A1" office:value-type="string">
            <text:p text:style-name="P56">JavaScript</text:p>
          </table:table-cell>
        </table:table-row>
        <table:table-row>
          <table:table-cell table:style-name="Table3.A1" office:value-type="string">
            <text:p text:style-name="P56">Deployment</text:p>
          </table:table-cell>
          <table:table-cell table:style-name="Table3.A1" office:value-type="string">
            <text:p text:style-name="P56">GitHub Pages (for free hosting)</text:p>
          </table:table-cell>
        </table:table-row>
      </table:table>
      <text:p text:style-name="P3"/>
      <text:h text:style-name="P2" text:outline-level="3">✅ STEP 3: Start with First Web Page</text:h>
      <text:p text:style-name="Text_20_body"><text:span text:style-name="T1">Let's build a </text:span><text:span text:style-name="Strong_20_Emphasis"><text:span text:style-name="T1">simple interactive web page</text:span></text:span><text:span text:style-name="T1"> to:</text:span></text:p>
      <text:list text:style-name="L8">
        <text:list-item>
          <text:p text:style-name="P70">Count objects</text:p>
        </text:list-item>
        <text:list-item>
          <text:p text:style-name="P70">Choose the right number</text:p>
        </text:list-item>
      </text:list>
      <text:p text:style-name="P3"/>
      <text:h text:style-name="P2" text:outline-level="3">🌟 TK Math Activity 1: Count the Apples</text:h>
      <text:p text:style-name="Text_20_body"><text:span text:style-name="Strong_20_Emphasis"><text:span text:style-name="T1">Page Features:</text:span></text:span></text:p>
      <text:list text:style-name="L9">
        <text:list-item>
          <text:p text:style-name="P71">Show an image of apples (e.g. 🍎🍎🍎🍎)</text:p>
        </text:list-item>
        <text:list-item>
          <text:p text:style-name="P71">Ask: "How many apples do you see?"</text:p>
        </text:list-item>
        <text:list-item>
          <text:p text:style-name="P71">Provide multiple-choice buttons (3, 4, 5)</text:p>
        </text:list-item>
        <text:list-item>
          <text:p text:style-name="P71">Give feedback: ✅ or ❌</text:p>
        </text:list-item>
      </text:list>
      <text:p text:style-name="P3"><text:soft-page-break/></text:p>
      <text:p text:style-name="P62">Would you like to:</text:p>
      <text:list text:style-name="L10">
        <text:list-item>
          <text:p text:style-name="P58"><text:span text:style-name="Strong_20_Emphasis"><text:span text:style-name="T1">View the HTML + JavaScript code now?</text:span></text:span></text:p>
        </text:list-item>
        <text:list-item>
          <text:p text:style-name="P58"><text:span text:style-name="T1">Or have me generate a </text:span><text:span text:style-name="Strong_20_Emphasis"><text:span text:style-name="T1">preview page</text:span></text:span><text:span text:style-name="T1"> you can open directly?</text:span></text:p>
        </text:list-item>
      </text:list>
      <text:p text:style-name="P62">Once confirmed, I’ll show you the first activity code block right here. Then we can build more — like:</text:p>
      <text:list text:style-name="L11">
        <text:list-item>
          <text:p text:style-name="P72">Shapes recognition</text:p>
        </text:list-item>
        <text:list-item>
          <text:p text:style-name="P72">Letter tracing using canvas</text:p>
        </text:list-item>
        <text:list-item>
          <text:p text:style-name="P72">Pattern matching</text:p>
        </text:list-item>
      </text:list>
      <text:p text:style-name="Text_20_body"><text:span text:style-name="T1">🔹 What would you like to do next:<text:line-break/></text:span><text:span text:style-name="Strong_20_Emphasis"><text:span text:style-name="T1">(1) See the code</text:span></text:span><text:span text:style-name="T1">, or<text:line-break/></text:span><text:span text:style-name="Strong_20_Emphasis"><text:span text:style-name="T1">(2) Open a preview</text:span></text:span><text:span text:style-name="T1">, or<text:line-break/></text:span><text:span text:style-name="Strong_20_Emphasis"><text:span text:style-name="T1">(3) Move to writing activity first?</text:span></text:span></text:p>
      <text:p text:style-name="Text_20_body"><text:span text:style-name="Strong_20_Emphasis"><text:span text:style-name="T1"/></text:span></text:p>
      <text:p text:style-name="P60"><text:span text:style-name="Strong_20_Emphasis"><text:span text:style-name="T3">Login.html</text:span></text:span></text:p>
      <text:p text:style-name="P21"><text:span text:style-name="Strong_20_Emphasis"><text:span text:style-name="T13">&lt;!-- ============================= --&gt;</text:span></text:span></text:p>
      <text:p text:style-name="P16">&lt;!-- 1. login.html --&gt;</text:p>
      <text:p text:style-name="P16">&lt;!-- ============================= --&gt;</text:p>
      <text:p text:style-name="P8"><text:span text:style-name="T14">&lt;!</text:span><text:span text:style-name="T16">DOCTYPE</text:span> <text:span text:style-name="T18">html</text:span><text:span text:style-name="T14">&gt;</text:span></text:p>
      <text:p text:style-name="P8"><text:span text:style-name="T14">&lt;</text:span><text:span text:style-name="T16">html</text:span> <text:span text:style-name="T18">lang</text:span>=<text:span text:style-name="T19">"en"</text:span><text:span text:style-name="T14">&gt;</text:span></text:p>
      <text:p text:style-name="P8"><text:span text:style-name="T14">&lt;</text:span><text:span text:style-name="T16">head</text:span><text:span text:style-name="T14">&gt;</text:span></text:p>
      <text:p text:style-name="P8"><text:span text:style-name="T14">&lt;</text:span><text:span text:style-name="T16">meta</text:span> <text:span text:style-name="T18">charset</text:span>=<text:span text:style-name="T19">"UTF-8"</text:span><text:span text:style-name="T14">&gt;</text:span></text:p>
      <text:p text:style-name="P8"><text:span text:style-name="T14">&lt;</text:span><text:span text:style-name="T16">title</text:span><text:span text:style-name="T14">&gt;</text:span>Login<text:span text:style-name="T14">&lt;/</text:span><text:span text:style-name="T16">title</text:span><text:span text:style-name="T14">&gt;</text:span></text:p>
      <text:p text:style-name="P8"><text:span text:style-name="T14">&lt;</text:span><text:span text:style-name="T16">style</text:span><text:span text:style-name="T14">&gt;</text:span><text:span text:style-name="T20"> </text:span><text:span text:style-name="T21">body</text:span><text:span text:style-name="T20"> { </text:span><text:span text:style-name="T18">text-align</text:span><text:span text:style-name="T20">: </text:span><text:span text:style-name="T19">center</text:span><text:span text:style-name="T20">; </text:span><text:span text:style-name="T18">padding</text:span><text:span text:style-name="T20">: </text:span><text:span text:style-name="T22">2rem</text:span><text:span text:style-name="T20">; </text:span><text:span text:style-name="T18">font-family</text:span><text:span text:style-name="T20">: </text:span><text:span text:style-name="T19">'Comic Sans MS'</text:span><text:span text:style-name="T20">; } </text:span><text:span text:style-name="T21">input</text:span><text:span text:style-name="T20">, </text:span><text:span text:style-name="T21">button</text:span><text:span text:style-name="T20"> { </text:span><text:span text:style-name="T18">padding</text:span><text:span text:style-name="T20">: </text:span><text:span text:style-name="T22">0.7rem</text:span><text:span text:style-name="T20">; </text:span><text:span text:style-name="T18">margin</text:span><text:span text:style-name="T20">: </text:span><text:span text:style-name="T22">0.5rem</text:span><text:span text:style-name="T20">; } </text:span><text:span text:style-name="T14">&lt;/</text:span><text:span text:style-name="T16">style</text:span><text:span text:style-name="T14">&gt;</text:span></text:p>
      <text:p text:style-name="P8"><text:span text:style-name="T14">&lt;/</text:span><text:span text:style-name="T16">head</text:span><text:span text:style-name="T14">&gt;</text:span></text:p>
      <text:p text:style-name="P8"><text:span text:style-name="T14">&lt;</text:span><text:span text:style-name="T16">body</text:span><text:span text:style-name="T14">&gt;</text:span></text:p>
      <text:p text:style-name="P8"><text:span text:style-name="T14">&lt;</text:span><text:span text:style-name="T16">h1</text:span><text:span text:style-name="T14">&gt;</text:span>🔐 Login<text:span text:style-name="T14">&lt;/</text:span><text:span text:style-name="T16">h1</text:span><text:span text:style-name="T14">&gt;</text:span></text:p>
      <text:p text:style-name="P8"><text:span text:style-name="T14">&lt;</text:span><text:span text:style-name="T16">input</text:span> <text:span text:style-name="T18">id</text:span>=<text:span text:style-name="T19">"username"</text:span> <text:span text:style-name="T18">placeholder</text:span>=<text:span text:style-name="T19">"Username"</text:span><text:span text:style-name="T14">&gt;&lt;</text:span><text:span text:style-name="T16">br</text:span><text:span text:style-name="T14">&gt;</text:span></text:p>
      <text:p text:style-name="P8"><text:span text:style-name="T14">&lt;</text:span><text:span text:style-name="T16">input</text:span> <text:span text:style-name="T18">type</text:span>=<text:span text:style-name="T19">"password"</text:span> <text:span text:style-name="T18">id</text:span>=<text:span text:style-name="T19">"password"</text:span> <text:span text:style-name="T18">placeholder</text:span>=<text:span text:style-name="T19">"Password"</text:span><text:span text:style-name="T14">&gt;&lt;</text:span><text:span text:style-name="T16">br</text:span><text:span text:style-name="T14">&gt;</text:span></text:p>
      <text:p text:style-name="P8"><text:soft-page-break/><text:span text:style-name="T14">&lt;</text:span><text:span text:style-name="T16">button</text:span> <text:span text:style-name="T18">onclick</text:span>=<text:span text:style-name="T19">"</text:span><text:span text:style-name="T23">login</text:span><text:span text:style-name="T19">()"</text:span><text:span text:style-name="T14">&gt;</text:span>Login<text:span text:style-name="T14">&lt;/</text:span><text:span text:style-name="T16">button</text:span><text:span text:style-name="T14">&gt;</text:span></text:p>
      <text:p text:style-name="P8"><text:span text:style-name="T14">&lt;</text:span><text:span text:style-name="T16">p</text:span><text:span text:style-name="T14">&gt;</text:span>Don't have an account? <text:span text:style-name="T14">&lt;</text:span><text:span text:style-name="T16">a</text:span> <text:span text:style-name="T18">href</text:span>=<text:span text:style-name="T19">"signup.html"</text:span><text:span text:style-name="T14">&gt;</text:span>Sign Up<text:span text:style-name="T14">&lt;/</text:span><text:span text:style-name="T16">a</text:span><text:span text:style-name="T14">&gt;&lt;/</text:span><text:span text:style-name="T16">p</text:span><text:span text:style-name="T14">&gt;</text:span></text:p>
      <text:p text:style-name="P8"><text:span text:style-name="T14">&lt;</text:span><text:span text:style-name="T16">script</text:span><text:span text:style-name="T14">&gt;</text:span></text:p>
      <text:p text:style-name="P8"><text:span text:style-name="T16">function</text:span><text:span text:style-name="T20"> </text:span><text:span text:style-name="T23">login</text:span><text:span text:style-name="T20">() {</text:span></text:p>
      <text:p text:style-name="P8"><text:span text:style-name="T16">const</text:span><text:span text:style-name="T20"> </text:span><text:span text:style-name="T24">u</text:span><text:span text:style-name="T20"> = </text:span><text:span text:style-name="T18">document</text:span><text:span text:style-name="T20">.</text:span><text:span text:style-name="T23">getElementById</text:span><text:span text:style-name="T20">(</text:span><text:span text:style-name="T19">'username'</text:span><text:span text:style-name="T20">).</text:span><text:span text:style-name="T18">value</text:span><text:span text:style-name="T20">.</text:span><text:span text:style-name="T23">trim</text:span><text:span text:style-name="T20">().</text:span><text:span text:style-name="T23">toLowerCase</text:span><text:span text:style-name="T20">();</text:span></text:p>
      <text:p text:style-name="P8"><text:span text:style-name="T16">const</text:span><text:span text:style-name="T20"> </text:span><text:span text:style-name="T24">p</text:span><text:span text:style-name="T20"> = </text:span><text:span text:style-name="T18">document</text:span><text:span text:style-name="T20">.</text:span><text:span text:style-name="T23">getElementById</text:span><text:span text:style-name="T20">(</text:span><text:span text:style-name="T19">'password'</text:span><text:span text:style-name="T20">).</text:span><text:span text:style-name="T18">value</text:span><text:span text:style-name="T20">;</text:span></text:p>
      <text:p text:style-name="P8"><text:span text:style-name="T16">const</text:span><text:span text:style-name="T20"> </text:span><text:span text:style-name="T24">users</text:span><text:span text:style-name="T20"> = </text:span><text:span text:style-name="T18">JSON</text:span><text:span text:style-name="T20">.</text:span><text:span text:style-name="T23">parse</text:span><text:span text:style-name="T20">(</text:span><text:span text:style-name="T18">localStorage</text:span><text:span text:style-name="T20">.</text:span><text:span text:style-name="T23">getItem</text:span><text:span text:style-name="T20">(</text:span><text:span text:style-name="T19">"kids_users"</text:span><text:span text:style-name="T20">)) || {};</text:span></text:p>
      <text:p text:style-name="P8"><text:span text:style-name="T25">if</text:span><text:span text:style-name="T20"> (</text:span><text:span text:style-name="T24">users</text:span><text:span text:style-name="T20">[</text:span><text:span text:style-name="T24">u</text:span><text:span text:style-name="T20">] &amp;&amp; </text:span><text:span text:style-name="T24">users</text:span><text:span text:style-name="T20">[</text:span><text:span text:style-name="T24">u</text:span><text:span text:style-name="T20">] === </text:span><text:span text:style-name="T24">p</text:span><text:span text:style-name="T20">) {</text:span></text:p>
      <text:p text:style-name="P8"><text:span text:style-name="T18">localStorage</text:span><text:span text:style-name="T20">.</text:span><text:span text:style-name="T23">setItem</text:span><text:span text:style-name="T20">(</text:span><text:span text:style-name="T19">"current_user"</text:span><text:span text:style-name="T20">, </text:span><text:span text:style-name="T24">u</text:span><text:span text:style-name="T20">);</text:span></text:p>
      <text:p text:style-name="P8"><text:span text:style-name="T18">window</text:span><text:span text:style-name="T20">.</text:span><text:span text:style-name="T18">location</text:span><text:span text:style-name="T20">.</text:span><text:span text:style-name="T18">href</text:span><text:span text:style-name="T20"> = </text:span><text:span text:style-name="T19">"select-grade.html"</text:span><text:span text:style-name="T20">;</text:span></text:p>
      <text:p text:style-name="P8"><text:span text:style-name="T20">} </text:span><text:span text:style-name="T25">else</text:span><text:span text:style-name="T20"> {</text:span></text:p>
      <text:p text:style-name="P8"><text:span text:style-name="T23">alert</text:span><text:span text:style-name="T20">(</text:span><text:span text:style-name="T19">"❌ Invalid username or password"</text:span><text:span text:style-name="T20">);</text:span></text:p>
      <text:p text:style-name="P19">}</text:p>
      <text:p text:style-name="P19">}</text:p>
      <text:p text:style-name="P8"><text:span text:style-name="T14">&lt;/</text:span><text:span text:style-name="T16">script</text:span><text:span text:style-name="T14">&gt;</text:span></text:p>
      <text:p text:style-name="P8"><text:span text:style-name="T14">&lt;/</text:span><text:span text:style-name="T16">body</text:span><text:span text:style-name="T14">&gt;</text:span></text:p>
      <text:p text:style-name="P8"><text:span text:style-name="T14">&lt;/</text:span><text:span text:style-name="T16">html</text:span><text:span text:style-name="T14">&gt;</text:span></text:p>
      <text:p text:style-name="P59"><text:span text:style-name="Strong_20_Emphasis"><text:span text:style-name="T1"/></text:span></text:p>
      <text:p text:style-name="P59"><text:span text:style-name="Strong_20_Emphasis"><text:span text:style-name="T1"/></text:span></text:p>
      <text:p text:style-name="P60"><text:span text:style-name="Strong_20_Emphasis"><text:span text:style-name="T3">Signup.html</text:span></text:span></text:p>
      <text:p text:style-name="P21"><text:span text:style-name="Strong_20_Emphasis"><text:span text:style-name="T12">&lt;!-- ============================= --&gt;</text:span></text:span></text:p>
      <text:p text:style-name="P16">&lt;!-- 2. signup.html --&gt;</text:p>
      <text:p text:style-name="P16">&lt;!-- ============================= --&gt;</text:p>
      <text:p text:style-name="P8"><text:span text:style-name="T14">&lt;!</text:span><text:span text:style-name="T16">DOCTYPE</text:span> <text:span text:style-name="T18">html</text:span><text:span text:style-name="T14">&gt;</text:span></text:p>
      <text:p text:style-name="P8"><text:span text:style-name="T14">&lt;</text:span><text:span text:style-name="T16">html</text:span> <text:span text:style-name="T18">lang</text:span>=<text:span text:style-name="T19">"en"</text:span><text:span text:style-name="T14">&gt;</text:span></text:p>
      <text:p text:style-name="P8"><text:span text:style-name="T14">&lt;</text:span><text:span text:style-name="T16">head</text:span><text:span text:style-name="T14">&gt;</text:span></text:p>
      <text:p text:style-name="P8"><text:span text:style-name="T14">&lt;</text:span><text:span text:style-name="T16">meta</text:span> <text:span text:style-name="T18">charset</text:span>=<text:span text:style-name="T19">"UTF-8"</text:span><text:span text:style-name="T14">&gt;</text:span></text:p>
      <text:p text:style-name="P8"><text:span text:style-name="T14">&lt;</text:span><text:span text:style-name="T16">title</text:span><text:span text:style-name="T14">&gt;</text:span>Sign Up<text:span text:style-name="T14">&lt;/</text:span><text:span text:style-name="T16">title</text:span><text:span text:style-name="T14">&gt;</text:span></text:p>
      <text:p text:style-name="P8"><text:span text:style-name="T14">&lt;</text:span><text:span text:style-name="T16">style</text:span><text:span text:style-name="T14">&gt;</text:span><text:span text:style-name="T20"> </text:span><text:span text:style-name="T21">body</text:span><text:span text:style-name="T20"> { </text:span><text:span text:style-name="T18">text-align</text:span><text:span text:style-name="T20">: </text:span><text:span text:style-name="T19">center</text:span><text:span text:style-name="T20">; </text:span><text:span text:style-name="T18">padding</text:span><text:span text:style-name="T20">: </text:span><text:span text:style-name="T22">2rem</text:span><text:span text:style-name="T20">; </text:span><text:span text:style-name="T18">font-family</text:span><text:span text:style-name="T20">: </text:span><text:span text:style-name="T19">'Comic Sans MS'</text:span><text:span text:style-name="T20">; } </text:span><text:span text:style-name="T21">input</text:span><text:span text:style-name="T20">, </text:span><text:span text:style-name="T21">button</text:span><text:span text:style-name="T20"> { </text:span><text:span text:style-name="T18">padding</text:span><text:span text:style-name="T20">: </text:span><text:span text:style-name="T22">0.7rem</text:span><text:span text:style-name="T20">; </text:span><text:span text:style-name="T18">margin</text:span><text:span text:style-name="T20">: </text:span><text:span text:style-name="T22">0.5rem</text:span><text:span text:style-name="T20">; } </text:span><text:span text:style-name="T14">&lt;/</text:span><text:span text:style-name="T16">style</text:span><text:span text:style-name="T14">&gt;</text:span></text:p>
      <text:p text:style-name="P8"><text:span text:style-name="T14">&lt;/</text:span><text:span text:style-name="T16">head</text:span><text:span text:style-name="T14">&gt;</text:span></text:p>
      <text:p text:style-name="P8"><text:span text:style-name="T14">&lt;</text:span><text:span text:style-name="T16">body</text:span><text:span text:style-name="T14">&gt;</text:span></text:p>
      <text:p text:style-name="P8"><text:soft-page-break/><text:span text:style-name="T14">&lt;</text:span><text:span text:style-name="T16">h1</text:span><text:span text:style-name="T14">&gt;</text:span>📝 Sign Up<text:span text:style-name="T14">&lt;/</text:span><text:span text:style-name="T16">h1</text:span><text:span text:style-name="T14">&gt;</text:span></text:p>
      <text:p text:style-name="P8"><text:span text:style-name="T14">&lt;</text:span><text:span text:style-name="T16">input</text:span> <text:span text:style-name="T18">id</text:span>=<text:span text:style-name="T19">"username"</text:span> <text:span text:style-name="T18">placeholder</text:span>=<text:span text:style-name="T19">"New username"</text:span><text:span text:style-name="T14">&gt;&lt;</text:span><text:span text:style-name="T16">br</text:span><text:span text:style-name="T14">&gt;</text:span></text:p>
      <text:p text:style-name="P8"><text:span text:style-name="T14">&lt;</text:span><text:span text:style-name="T16">input</text:span> <text:span text:style-name="T18">type</text:span>=<text:span text:style-name="T19">"password"</text:span> <text:span text:style-name="T18">id</text:span>=<text:span text:style-name="T19">"password"</text:span> <text:span text:style-name="T18">placeholder</text:span>=<text:span text:style-name="T19">"Password"</text:span><text:span text:style-name="T14">&gt;&lt;</text:span><text:span text:style-name="T16">br</text:span><text:span text:style-name="T14">&gt;</text:span></text:p>
      <text:p text:style-name="P8"><text:span text:style-name="T14">&lt;</text:span><text:span text:style-name="T16">input</text:span> <text:span text:style-name="T18">type</text:span>=<text:span text:style-name="T19">"password"</text:span> <text:span text:style-name="T18">id</text:span>=<text:span text:style-name="T19">"confirm"</text:span> <text:span text:style-name="T18">placeholder</text:span>=<text:span text:style-name="T19">"Confirm Password"</text:span><text:span text:style-name="T14">&gt;&lt;</text:span><text:span text:style-name="T16">br</text:span><text:span text:style-name="T14">&gt;</text:span></text:p>
      <text:p text:style-name="P8"><text:span text:style-name="T14">&lt;</text:span><text:span text:style-name="T16">label</text:span><text:span text:style-name="T14">&gt;&lt;</text:span><text:span text:style-name="T16">input</text:span> <text:span text:style-name="T18">type</text:span>=<text:span text:style-name="T19">"checkbox"</text:span> <text:span text:style-name="T18">onclick</text:span>=<text:span text:style-name="T19">"</text:span><text:span text:style-name="T23">togglePassword</text:span><text:span text:style-name="T19">()"</text:span><text:span text:style-name="T14">&gt;</text:span> Show Password<text:span text:style-name="T14">&lt;/</text:span><text:span text:style-name="T16">label</text:span><text:span text:style-name="T14">&gt;&lt;</text:span><text:span text:style-name="T16">br</text:span><text:span text:style-name="T14">&gt;</text:span></text:p>
      <text:p text:style-name="P8"><text:span text:style-name="T14">&lt;</text:span><text:span text:style-name="T16">button</text:span> <text:span text:style-name="T18">onclick</text:span>=<text:span text:style-name="T19">"</text:span><text:span text:style-name="T23">signup</text:span><text:span text:style-name="T19">()"</text:span><text:span text:style-name="T14">&gt;</text:span>Create Account<text:span text:style-name="T14">&lt;/</text:span><text:span text:style-name="T16">button</text:span><text:span text:style-name="T14">&gt;</text:span></text:p>
      <text:p text:style-name="P8"><text:span text:style-name="T14">&lt;</text:span><text:span text:style-name="T16">p</text:span><text:span text:style-name="T14">&gt;</text:span>Have an account? <text:span text:style-name="T14">&lt;</text:span><text:span text:style-name="T16">a</text:span> <text:span text:style-name="T18">href</text:span>=<text:span text:style-name="T19">"login.html"</text:span><text:span text:style-name="T14">&gt;</text:span>Login<text:span text:style-name="T14">&lt;/</text:span><text:span text:style-name="T16">a</text:span><text:span text:style-name="T14">&gt;&lt;/</text:span><text:span text:style-name="T16">p</text:span><text:span text:style-name="T14">&gt;</text:span></text:p>
      <text:p text:style-name="P8"><text:span text:style-name="T14">&lt;</text:span><text:span text:style-name="T16">script</text:span><text:span text:style-name="T14">&gt;</text:span></text:p>
      <text:p text:style-name="P8"><text:span text:style-name="T16">function</text:span><text:span text:style-name="T20"> </text:span><text:span text:style-name="T23">togglePassword</text:span><text:span text:style-name="T20">() {</text:span></text:p>
      <text:p text:style-name="P8"><text:span text:style-name="T16">const</text:span><text:span text:style-name="T20"> </text:span><text:span text:style-name="T24">p</text:span><text:span text:style-name="T20"> = </text:span><text:span text:style-name="T18">document</text:span><text:span text:style-name="T20">.</text:span><text:span text:style-name="T23">getElementById</text:span><text:span text:style-name="T20">(</text:span><text:span text:style-name="T19">'password'</text:span><text:span text:style-name="T20">);</text:span></text:p>
      <text:p text:style-name="P8"><text:span text:style-name="T16">const</text:span><text:span text:style-name="T20"> </text:span><text:span text:style-name="T24">c</text:span><text:span text:style-name="T20"> = </text:span><text:span text:style-name="T18">document</text:span><text:span text:style-name="T20">.</text:span><text:span text:style-name="T23">getElementById</text:span><text:span text:style-name="T20">(</text:span><text:span text:style-name="T19">'confirm'</text:span><text:span text:style-name="T20">);</text:span></text:p>
      <text:p text:style-name="P8"><text:span text:style-name="T16">const</text:span><text:span text:style-name="T20"> </text:span><text:span text:style-name="T24">type</text:span><text:span text:style-name="T20"> = </text:span><text:span text:style-name="T24">p</text:span><text:span text:style-name="T20">.</text:span><text:span text:style-name="T18">type</text:span><text:span text:style-name="T20"> === </text:span><text:span text:style-name="T19">'password'</text:span><text:span text:style-name="T20"> ? </text:span><text:span text:style-name="T19">'text'</text:span><text:span text:style-name="T20"> : </text:span><text:span text:style-name="T19">'password'</text:span><text:span text:style-name="T20">;</text:span></text:p>
      <text:p text:style-name="P8"><text:span text:style-name="T24">p</text:span><text:span text:style-name="T20">.</text:span><text:span text:style-name="T18">type</text:span><text:span text:style-name="T20"> = </text:span><text:span text:style-name="T24">c</text:span><text:span text:style-name="T20">.</text:span><text:span text:style-name="T18">type</text:span><text:span text:style-name="T20"> = </text:span><text:span text:style-name="T24">type</text:span><text:span text:style-name="T20">;</text:span></text:p>
      <text:p text:style-name="P19">}</text:p>
      <text:p text:style-name="P8"><text:span text:style-name="T16">function</text:span><text:span text:style-name="T20"> </text:span><text:span text:style-name="T23">signup</text:span><text:span text:style-name="T20">() {</text:span></text:p>
      <text:p text:style-name="P8"><text:span text:style-name="T16">const</text:span><text:span text:style-name="T20"> </text:span><text:span text:style-name="T24">u</text:span><text:span text:style-name="T20"> = </text:span><text:span text:style-name="T18">document</text:span><text:span text:style-name="T20">.</text:span><text:span text:style-name="T23">getElementById</text:span><text:span text:style-name="T20">(</text:span><text:span text:style-name="T19">'username'</text:span><text:span text:style-name="T20">).</text:span><text:span text:style-name="T18">value</text:span><text:span text:style-name="T20">.</text:span><text:span text:style-name="T23">trim</text:span><text:span text:style-name="T20">().</text:span><text:span text:style-name="T23">toLowerCase</text:span><text:span text:style-name="T20">();</text:span></text:p>
      <text:p text:style-name="P8"><text:span text:style-name="T16">const</text:span><text:span text:style-name="T20"> </text:span><text:span text:style-name="T24">p</text:span><text:span text:style-name="T20"> = </text:span><text:span text:style-name="T18">document</text:span><text:span text:style-name="T20">.</text:span><text:span text:style-name="T23">getElementById</text:span><text:span text:style-name="T20">(</text:span><text:span text:style-name="T19">'password'</text:span><text:span text:style-name="T20">).</text:span><text:span text:style-name="T18">value</text:span><text:span text:style-name="T20">;</text:span></text:p>
      <text:p text:style-name="P8"><text:span text:style-name="T16">const</text:span><text:span text:style-name="T20"> </text:span><text:span text:style-name="T24">c</text:span><text:span text:style-name="T20"> = </text:span><text:span text:style-name="T18">document</text:span><text:span text:style-name="T20">.</text:span><text:span text:style-name="T23">getElementById</text:span><text:span text:style-name="T20">(</text:span><text:span text:style-name="T19">'confirm'</text:span><text:span text:style-name="T20">).</text:span><text:span text:style-name="T18">value</text:span><text:span text:style-name="T20">;</text:span></text:p>
      <text:p text:style-name="P8"><text:span text:style-name="T25">if</text:span><text:span text:style-name="T20"> (!</text:span><text:span text:style-name="T24">u</text:span><text:span text:style-name="T20"> || !</text:span><text:span text:style-name="T24">p</text:span><text:span text:style-name="T20"> || !</text:span><text:span text:style-name="T24">c</text:span><text:span text:style-name="T20">) </text:span><text:span text:style-name="T25">return</text:span><text:span text:style-name="T20"> </text:span><text:span text:style-name="T23">alert</text:span><text:span text:style-name="T20">(</text:span><text:span text:style-name="T19">"All fields required"</text:span><text:span text:style-name="T20">);</text:span></text:p>
      <text:p text:style-name="P8"><text:span text:style-name="T25">if</text:span><text:span text:style-name="T20"> (</text:span><text:span text:style-name="T24">p</text:span><text:span text:style-name="T20"> !== </text:span><text:span text:style-name="T24">c</text:span><text:span text:style-name="T20">) </text:span><text:span text:style-name="T25">return</text:span><text:span text:style-name="T20"> </text:span><text:span text:style-name="T23">alert</text:span><text:span text:style-name="T20">(</text:span><text:span text:style-name="T19">"Passwords do not match"</text:span><text:span text:style-name="T20">);</text:span></text:p>
      <text:p text:style-name="P8"><text:span text:style-name="T16">const</text:span><text:span text:style-name="T20"> </text:span><text:span text:style-name="T24">users</text:span><text:span text:style-name="T20"> = </text:span><text:span text:style-name="T18">JSON</text:span><text:span text:style-name="T20">.</text:span><text:span text:style-name="T23">parse</text:span><text:span text:style-name="T20">(</text:span><text:span text:style-name="T18">localStorage</text:span><text:span text:style-name="T20">.</text:span><text:span text:style-name="T23">getItem</text:span><text:span text:style-name="T20">(</text:span><text:span text:style-name="T19">"kids_users"</text:span><text:span text:style-name="T20">)) || {};</text:span></text:p>
      <text:p text:style-name="P8"><text:span text:style-name="T25">if</text:span><text:span text:style-name="T20"> (</text:span><text:span text:style-name="T24">users</text:span><text:span text:style-name="T20">[</text:span><text:span text:style-name="T24">u</text:span><text:span text:style-name="T20">]) </text:span><text:span text:style-name="T25">return</text:span><text:span text:style-name="T20"> </text:span><text:span text:style-name="T23">alert</text:span><text:span text:style-name="T20">(</text:span><text:span text:style-name="T19">"User exists"</text:span><text:span text:style-name="T20">);</text:span></text:p>
      <text:p text:style-name="P8"><text:span text:style-name="T24">users</text:span><text:span text:style-name="T20">[</text:span><text:span text:style-name="T24">u</text:span><text:span text:style-name="T20">] = </text:span><text:span text:style-name="T24">p</text:span><text:span text:style-name="T20">;</text:span></text:p>
      <text:p text:style-name="P8"><text:span text:style-name="T18">localStorage</text:span><text:span text:style-name="T20">.</text:span><text:span text:style-name="T23">setItem</text:span><text:span text:style-name="T20">(</text:span><text:span text:style-name="T19">"kids_users"</text:span><text:span text:style-name="T20">, </text:span><text:span text:style-name="T18">JSON</text:span><text:span text:style-name="T20">.</text:span><text:span text:style-name="T23">stringify</text:span><text:span text:style-name="T20">(</text:span><text:span text:style-name="T24">users</text:span><text:span text:style-name="T20">));</text:span></text:p>
      <text:p text:style-name="P8"><text:span text:style-name="T23">alert</text:span><text:span text:style-name="T20">(</text:span><text:span text:style-name="T19">"Account created!"</text:span><text:span text:style-name="T20">);</text:span></text:p>
      <text:p text:style-name="P8"><text:span text:style-name="T18">window</text:span><text:span text:style-name="T20">.</text:span><text:span text:style-name="T18">location</text:span><text:span text:style-name="T20">.</text:span><text:span text:style-name="T18">href</text:span><text:span text:style-name="T20"> = </text:span><text:span text:style-name="T19">"login.html"</text:span><text:span text:style-name="T20">;</text:span></text:p>
      <text:p text:style-name="P19">}</text:p>
      <text:p text:style-name="P8"><text:span text:style-name="T14">&lt;/</text:span><text:span text:style-name="T16">script</text:span><text:span text:style-name="T14">&gt;</text:span></text:p>
      <text:p text:style-name="P8"><text:span text:style-name="T14">&lt;/</text:span><text:span text:style-name="T16">body</text:span><text:span text:style-name="T14">&gt;</text:span></text:p>
      <text:p text:style-name="P8"><text:span text:style-name="T14">&lt;/</text:span><text:span text:style-name="T16">html</text:span><text:span text:style-name="T14">&gt;</text:span></text:p>
      <text:p text:style-name="P9"/>
      <text:p text:style-name="P59"><text:soft-page-break/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P60"><text:span text:style-name="Strong_20_Emphasis"><text:span text:style-name="T3">Main-menu.html</text:span></text:span></text:p>
      <text:p text:style-name="P30">&lt;!DOCTYPE html&gt;</text:p>
      <text:p text:style-name="P30">&lt;html lang="en"&gt;</text:p>
      <text:p text:style-name="P30">&lt;head&gt;</text:p>
      <text:p text:style-name="P30"><text:s text:c="2"/>&lt;meta charset="UTF-8"&gt;</text:p>
      <text:p text:style-name="P30"><text:s text:c="2"/>&lt;title&gt;Main Menu&lt;/title&gt;</text:p>
      <text:p text:style-name="P30"><text:s text:c="2"/>&lt;style&gt;</text:p>
      <text:p text:style-name="P30"><text:s text:c="4"/>body {</text:p>
      <text:p text:style-name="P30"><text:s text:c="6"/>font-family: 'Comic Sans MS', cursive;</text:p>
      <text:p text:style-name="P30"><text:s text:c="6"/>text-align: center;</text:p>
      <text:p text:style-name="P30"><text:s text:c="6"/>background-color: #f1f8e9;</text:p>
      <text:p text:style-name="P30"><text:s text:c="6"/>padding: 2rem;</text:p>
      <text:p text:style-name="P30"><text:s text:c="4"/>}</text:p>
      <text:p text:style-name="P30"><text:s text:c="4"/>h1 {</text:p>
      <text:p text:style-name="P30"><text:s text:c="6"/>color: #33691e;</text:p>
      <text:p text:style-name="P30"><text:s text:c="4"/>}</text:p>
      <text:p text:style-name="P30"><text:s text:c="4"/>.menu button {</text:p>
      <text:p text:style-name="P30"><text:s text:c="6"/>display: block;</text:p>
      <text:p text:style-name="P30"><text:s text:c="6"/>margin: 1rem auto;</text:p>
      <text:p text:style-name="P30"><text:s text:c="6"/>padding: 1rem 2rem;</text:p>
      <text:p text:style-name="P30"><text:s text:c="6"/>font-size: 1.2rem;</text:p>
      <text:p text:style-name="P30"><text:s text:c="6"/>border: none;</text:p>
      <text:p text:style-name="P30"><text:s text:c="6"/>border-radius: 12px;</text:p>
      <text:p text:style-name="P30"><text:s text:c="6"/>background-color: #aed581;</text:p>
      <text:p text:style-name="P30"><text:s text:c="6"/>cursor: pointer;</text:p>
      <text:p text:style-name="P30"><text:s text:c="4"/>}</text:p>
      <text:p text:style-name="P30"><text:s text:c="4"/>#logout {</text:p>
      <text:p text:style-name="P30"><text:s text:c="6"/>position: absolute;</text:p>
      <text:p text:style-name="P30"><text:s text:c="6"/>top: 1rem;</text:p>
      <text:p text:style-name="P30"><text:s text:c="6"/>right: 1rem;</text:p>
      <text:p text:style-name="P30"><text:s text:c="6"/>padding: 0.5rem 1rem;</text:p>
      <text:p text:style-name="P30"><text:s text:c="6"/>background-color: #f44336;</text:p>
      <text:p text:style-name="P30"><text:s text:c="6"/>color: white;</text:p>
      <text:p text:style-name="P30"><text:s text:c="6"/>border: none;</text:p>
      <text:p text:style-name="P30"><text:soft-page-break/><text:s text:c="6"/>border-radius: 8px;</text:p>
      <text:p text:style-name="P30"><text:s text:c="6"/>cursor: pointer;</text:p>
      <text:p text:style-name="P30"><text:s text:c="4"/>}</text:p>
      <text:p text:style-name="P30"><text:s text:c="2"/>&lt;/style&gt;</text:p>
      <text:p text:style-name="P30">&lt;/head&gt;</text:p>
      <text:p text:style-name="P30">&lt;body&gt;</text:p>
      <text:p text:style-name="P30"><text:s text:c="2"/>&lt;button id="logout" onclick="logout()"&gt;Logout&lt;/button&gt;</text:p>
      <text:p text:style-name="P30"><text:s text:c="2"/>&lt;h1&gt;🎓 Kids Learning Fun&lt;/h1&gt;</text:p>
      <text:p text:style-name="P30"><text:s text:c="2"/>&lt;div class="menu"&gt;</text:p>
      <text:p text:style-name="P30"><text:s text:c="4"/>&lt;button onclick="location.href='select-grade.html'"&gt;🎯 Start Learning (Choose Grade)&lt;/button&gt;</text:p>
      <text:p text:style-name="P30"><text:s text:c="4"/>&lt;button onclick="alert('Coming soon!')"&gt;📊 Progress&lt;/button&gt;</text:p>
      <text:p text:style-name="P30"><text:s text:c="4"/>&lt;button onclick="alert('Coming soon!')"&gt;🧩 Game Library&lt;/button&gt;</text:p>
      <text:p text:style-name="P30"><text:s text:c="4"/>&lt;button onclick="alert('Coming soon!')"&gt;🎮 Free Play Mode&lt;/button&gt;</text:p>
      <text:p text:style-name="P30"><text:s text:c="2"/>&lt;/div&gt;</text:p>
      <text:p text:style-name="P30"/>
      <text:p text:style-name="P30"><text:s text:c="2"/>&lt;script&gt;</text:p>
      <text:p text:style-name="P30"><text:s text:c="4"/>function logout() {</text:p>
      <text:p text:style-name="P30"><text:s text:c="6"/>localStorage.removeItem("current_user");</text:p>
      <text:p text:style-name="P30"><text:s text:c="6"/>localStorage.removeItem("selected_grade");</text:p>
      <text:p text:style-name="P30"><text:s text:c="6"/>window.location.href = "login.html";</text:p>
      <text:p text:style-name="P30"><text:s text:c="4"/>}</text:p>
      <text:p text:style-name="P30"><text:s text:c="2"/>&lt;/script&gt;</text:p>
      <text:p text:style-name="P30">&lt;/body&gt;</text:p>
      <text:p text:style-name="P30">&lt;/html&gt;</text:p>
      <text:p text:style-name="P30"/>
      <text:p text:style-name="P40">localStorage.html</text:p>
      <text:p text:style-name="P30"/>
      <text:p text:style-name="P8">{</text:p>
      <text:p text:style-name="P8"><text:span text:style-name="T18">"deepa"</text:span>: <text:span text:style-name="T19">"Deepa@369"</text:span>,</text:p>
      <text:p text:style-name="P8"><text:span text:style-name="T18">"shelly"</text:span>: <text:span text:style-name="T19">"123456"</text:span></text:p>
      <text:p text:style-name="P8">}</text:p>
      <text:p text:style-name="P30"/>
      <text:p text:style-name="P25"/>
      <text:p text:style-name="P24"/>
      <text:p text:style-name="P31"><text:span text:style-name="T10"/></text:p>
      <text:p text:style-name="P45">count-items.html</text:p>
      <text:p text:style-name="P32"/>
      <text:p text:style-name="P10"><text:span text:style-name="T14">&lt;!</text:span><text:span text:style-name="T16">DOCTYPE</text:span> <text:span text:style-name="T18">html</text:span><text:span text:style-name="T14">&gt;</text:span></text:p>
      <text:p text:style-name="P8"><text:span text:style-name="T14">&lt;</text:span><text:span text:style-name="T16">html</text:span> <text:span text:style-name="T18">lang</text:span>=<text:span text:style-name="T19">"en"</text:span><text:span text:style-name="T14">&gt;</text:span></text:p>
      <text:p text:style-name="P8"><text:soft-page-break/><text:span text:style-name="T14">&lt;</text:span><text:span text:style-name="T16">head</text:span><text:span text:style-name="T14">&gt;</text:span></text:p>
      <text:p text:style-name="P8"><text:span text:style-name="T14">&lt;</text:span><text:span text:style-name="T16">meta</text:span> <text:span text:style-name="T18">charset</text:span>=<text:span text:style-name="T19">"UTF-8"</text:span> <text:span text:style-name="T14">/&gt;</text:span></text:p>
      <text:p text:style-name="P8"><text:span text:style-name="T14">&lt;</text:span><text:span text:style-name="T16">title</text:span><text:span text:style-name="T14">&gt;</text:span>Count the Items!<text:span text:style-name="T14">&lt;/</text:span><text:span text:style-name="T16">title</text:span><text:span text:style-name="T14">&gt;</text:span></text:p>
      <text:p text:style-name="P8"><text:span text:style-name="T14">&lt;</text:span><text:span text:style-name="T16">style</text:span><text:span text:style-name="T14">&gt;</text:span></text:p>
      <text:p text:style-name="P8"><text:span text:style-name="T21">body</text:span><text:span text:style-name="T20"> {</text:span></text:p>
      <text:p text:style-name="P8"><text:span text:style-name="T18">font-family</text:span><text:span text:style-name="T20">: </text:span><text:span text:style-name="T19">'Comic Sans MS'</text:span><text:span text:style-name="T20">, cursive;</text:span></text:p>
      <text:p text:style-name="P8"><text:span text:style-name="T18">text-align</text:span><text:span text:style-name="T20">: </text:span><text:span text:style-name="T19">center</text:span><text:span text:style-name="T20">;</text:span></text:p>
      <text:p text:style-name="P8"><text:span text:style-name="T18">background-color</text:span><text:span text:style-name="T20">: </text:span><text:span text:style-name="T19">#fff8e1</text:span><text:span text:style-name="T20">;</text:span></text:p>
      <text:p text:style-name="P8"><text:span text:style-name="T18">padding</text:span><text:span text:style-name="T20">: </text:span><text:span text:style-name="T22">2rem</text:span><text:span text:style-name="T20">;</text:span></text:p>
      <text:p text:style-name="P19">}</text:p>
      <text:p text:style-name="P8"><text:span text:style-name="T21">h1</text:span><text:span text:style-name="T20"> {</text:span></text:p>
      <text:p text:style-name="P8"><text:span text:style-name="T18">color</text:span><text:span text:style-name="T20">: </text:span><text:span text:style-name="T19">#d84315</text:span><text:span text:style-name="T20">;</text:span></text:p>
      <text:p text:style-name="P19">}</text:p>
      <text:p text:style-name="P8"><text:span text:style-name="T21">.items</text:span><text:span text:style-name="T20"> {</text:span></text:p>
      <text:p text:style-name="P8"><text:span text:style-name="T18">font-size</text:span><text:span text:style-name="T20">: </text:span><text:span text:style-name="T22">3rem</text:span><text:span text:style-name="T20">;</text:span></text:p>
      <text:p text:style-name="P8"><text:span text:style-name="T18">margin</text:span><text:span text:style-name="T20">: </text:span><text:span text:style-name="T22">1rem</text:span><text:span text:style-name="T20"> </text:span><text:span text:style-name="T19">auto</text:span><text:span text:style-name="T20">;</text:span></text:p>
      <text:p text:style-name="P8"><text:span text:style-name="T18">word-wrap</text:span><text:span text:style-name="T20">: </text:span><text:span text:style-name="T19">break-word</text:span><text:span text:style-name="T20">;</text:span></text:p>
      <text:p text:style-name="P8"><text:span text:style-name="T18">max-width</text:span><text:span text:style-name="T20">: </text:span><text:span text:style-name="T22">600px</text:span><text:span text:style-name="T20">;</text:span></text:p>
      <text:p text:style-name="P19">}</text:p>
      <text:p text:style-name="P8"><text:span text:style-name="T21">.choices</text:span><text:span text:style-name="T20"> {</text:span></text:p>
      <text:p text:style-name="P8"><text:span text:style-name="T18">margin</text:span><text:span text:style-name="T20">: </text:span><text:span text:style-name="T22">1rem</text:span><text:span text:style-name="T20"> </text:span><text:span text:style-name="T19">auto</text:span><text:span text:style-name="T20">;</text:span></text:p>
      <text:p text:style-name="P19">}</text:p>
      <text:p text:style-name="P8"><text:span text:style-name="T21">.choices</text:span><text:span text:style-name="T20"> </text:span><text:span text:style-name="T21">button</text:span><text:span text:style-name="T20"> {</text:span></text:p>
      <text:p text:style-name="P8"><text:span text:style-name="T18">margin</text:span><text:span text:style-name="T20">: </text:span><text:span text:style-name="T22">0.3rem</text:span><text:span text:style-name="T20">;</text:span></text:p>
      <text:p text:style-name="P8"><text:span text:style-name="T18">padding</text:span><text:span text:style-name="T20">: </text:span><text:span text:style-name="T22">0.7rem</text:span><text:span text:style-name="T20"> </text:span><text:span text:style-name="T22">1.2rem</text:span><text:span text:style-name="T20">;</text:span></text:p>
      <text:p text:style-name="P8"><text:span text:style-name="T18">font-size</text:span><text:span text:style-name="T20">: </text:span><text:span text:style-name="T22">1rem</text:span><text:span text:style-name="T20">;</text:span></text:p>
      <text:p text:style-name="P8"><text:span text:style-name="T18">background-color</text:span><text:span text:style-name="T20">: </text:span><text:span text:style-name="T19">#ffcc80</text:span><text:span text:style-name="T20">;</text:span></text:p>
      <text:p text:style-name="P8"><text:span text:style-name="T18">border</text:span><text:span text:style-name="T20">: </text:span><text:span text:style-name="T19">none</text:span><text:span text:style-name="T20">;</text:span></text:p>
      <text:p text:style-name="P8"><text:span text:style-name="T18">border-radius</text:span><text:span text:style-name="T20">: </text:span><text:span text:style-name="T22">10px</text:span><text:span text:style-name="T20">;</text:span></text:p>
      <text:p text:style-name="P8"><text:span text:style-name="T18">cursor</text:span><text:span text:style-name="T20">: </text:span><text:span text:style-name="T19">pointer</text:span><text:span text:style-name="T20">;</text:span></text:p>
      <text:p text:style-name="P19">}</text:p>
      <text:p text:style-name="P8"><text:span text:style-name="T21">#result</text:span><text:span text:style-name="T20"> {</text:span></text:p>
      <text:p text:style-name="P8"><text:span text:style-name="T18">margin-top</text:span><text:span text:style-name="T20">: </text:span><text:span text:style-name="T22">1rem</text:span><text:span text:style-name="T20">;</text:span></text:p>
      <text:p text:style-name="P8"><text:span text:style-name="T18">font-size</text:span><text:span text:style-name="T20">: </text:span><text:span text:style-name="T22">1.2rem</text:span><text:span text:style-name="T20">;</text:span></text:p>
      <text:p text:style-name="P19">}</text:p>
      <text:p text:style-name="P8"><text:soft-page-break/><text:span text:style-name="T21">#score</text:span><text:span text:style-name="T20">, </text:span><text:span text:style-name="T21">#final</text:span><text:span text:style-name="T20"> {</text:span></text:p>
      <text:p text:style-name="P8"><text:span text:style-name="T18">font-size</text:span><text:span text:style-name="T20">: </text:span><text:span text:style-name="T22">1.2rem</text:span><text:span text:style-name="T20">;</text:span></text:p>
      <text:p text:style-name="P8"><text:span text:style-name="T18">margin-top</text:span><text:span text:style-name="T20">: </text:span><text:span text:style-name="T22">1rem</text:span><text:span text:style-name="T20">;</text:span></text:p>
      <text:p text:style-name="P19">}</text:p>
      <text:p text:style-name="P8"><text:span text:style-name="T21">#menu-btn</text:span><text:span text:style-name="T20"> {</text:span></text:p>
      <text:p text:style-name="P8"><text:span text:style-name="T18">display</text:span><text:span text:style-name="T20">: </text:span><text:span text:style-name="T19">none</text:span><text:span text:style-name="T20">;</text:span></text:p>
      <text:p text:style-name="P8"><text:span text:style-name="T18">margin-top</text:span><text:span text:style-name="T20">: </text:span><text:span text:style-name="T22">1rem</text:span><text:span text:style-name="T20">;</text:span></text:p>
      <text:p text:style-name="P8"><text:span text:style-name="T18">padding</text:span><text:span text:style-name="T20">: </text:span><text:span text:style-name="T22">0.7rem</text:span><text:span text:style-name="T20"> </text:span><text:span text:style-name="T22">1.2rem</text:span><text:span text:style-name="T20">;</text:span></text:p>
      <text:p text:style-name="P8"><text:span text:style-name="T18">font-size</text:span><text:span text:style-name="T20">: </text:span><text:span text:style-name="T22">1rem</text:span><text:span text:style-name="T20">;</text:span></text:p>
      <text:p text:style-name="P8"><text:span text:style-name="T18">border</text:span><text:span text:style-name="T20">: </text:span><text:span text:style-name="T19">none</text:span><text:span text:style-name="T20">;</text:span></text:p>
      <text:p text:style-name="P8"><text:span text:style-name="T18">border-radius</text:span><text:span text:style-name="T20">: </text:span><text:span text:style-name="T22">10px</text:span><text:span text:style-name="T20">;</text:span></text:p>
      <text:p text:style-name="P8"><text:span text:style-name="T18">background-color</text:span><text:span text:style-name="T20">: </text:span><text:span text:style-name="T19">#81d4fa</text:span><text:span text:style-name="T20">;</text:span></text:p>
      <text:p text:style-name="P8"><text:span text:style-name="T18">cursor</text:span><text:span text:style-name="T20">: </text:span><text:span text:style-name="T19">pointer</text:span><text:span text:style-name="T20">;</text:span></text:p>
      <text:p text:style-name="P19">}</text:p>
      <text:p text:style-name="P8"><text:span text:style-name="T14">&lt;/</text:span><text:span text:style-name="T16">style</text:span><text:span text:style-name="T14">&gt;</text:span></text:p>
      <text:p text:style-name="P8"><text:span text:style-name="T14">&lt;/</text:span><text:span text:style-name="T16">head</text:span><text:span text:style-name="T14">&gt;</text:span></text:p>
      <text:p text:style-name="P8"><text:span text:style-name="T14">&lt;</text:span><text:span text:style-name="T16">body</text:span><text:span text:style-name="T14">&gt;</text:span></text:p>
      <text:p text:style-name="P8"><text:span text:style-name="T14">&lt;</text:span><text:span text:style-name="T16">h1</text:span><text:span text:style-name="T14">&gt;&lt;</text:span><text:span text:style-name="T16">button</text:span> <text:span text:style-name="T18">onclick</text:span>=<text:span text:style-name="T19">"</text:span><text:span text:style-name="T23">goToMenu</text:span><text:span text:style-name="T19">()"</text:span> </text:p>
      <text:p text:style-name="P8"><text:span text:style-name="T18">style</text:span>=<text:span text:style-name="T19">"position: absolute; top: 1rem; left: 1rem; padding: 0.5rem 1rem; background-color: #4caf50; color: white; border: none; border-radius: 8px;"</text:span><text:span text:style-name="T14">&gt;</text:span></text:p>
      <text:p text:style-name="P14">🏠 <text:span text:style-name="T5">Menu</text:span></text:p>
      <text:p text:style-name="P8"><text:span text:style-name="T14">&lt;/</text:span><text:span text:style-name="T16">button</text:span><text:span text:style-name="T14">&gt;&lt;/</text:span><text:span text:style-name="T16">h1</text:span><text:span text:style-name="T14">&gt;</text:span></text:p>
      <text:p text:style-name="P33"/>
      <text:p text:style-name="P8"><text:span text:style-name="T14">&lt;</text:span><text:span text:style-name="T16">h2</text:span> <text:span text:style-name="T18">id</text:span>=<text:span text:style-name="T19">"welcome-user"</text:span><text:span text:style-name="T14">&gt;&lt;/</text:span><text:span text:style-name="T16">h2</text:span><text:span text:style-name="T14">&gt;</text:span></text:p>
      <text:p text:style-name="P8"><text:span text:style-name="T14">&lt;</text:span><text:span text:style-name="T16">button</text:span> <text:span text:style-name="T18">id</text:span>=<text:span text:style-name="T19">"logout"</text:span> <text:span text:style-name="T18">onclick</text:span>=<text:span text:style-name="T19">"</text:span><text:span text:style-name="T23">logout</text:span><text:span text:style-name="T19">()"</text:span><text:span text:style-name="T14">&gt;</text:span>🚪 Logout<text:span text:style-name="T14">&lt;/</text:span><text:span text:style-name="T16">button</text:span><text:span text:style-name="T14">&gt;</text:span></text:p>
      <text:p text:style-name="P33"/>
      <text:p text:style-name="P8"><text:span text:style-name="T14">&lt;</text:span><text:span text:style-name="T16">h1</text:span><text:span text:style-name="T14">&gt;</text:span>🌼 Count the Items!<text:span text:style-name="T14">&lt;/</text:span><text:span text:style-name="T16">h1</text:span><text:span text:style-name="T14">&gt;</text:span></text:p>
      <text:p text:style-name="P8"><text:span text:style-name="T14">&lt;</text:span><text:span text:style-name="T16">div</text:span> <text:span text:style-name="T18">class</text:span>=<text:span text:style-name="T19">"items"</text:span> <text:span text:style-name="T18">id</text:span>=<text:span text:style-name="T19">"item-box"</text:span><text:span text:style-name="T14">&gt;&lt;/</text:span><text:span text:style-name="T16">div</text:span><text:span text:style-name="T14">&gt;</text:span></text:p>
      <text:p text:style-name="P8"><text:span text:style-name="T14">&lt;</text:span><text:span text:style-name="T16">p</text:span><text:span text:style-name="T14">&gt;</text:span>How many <text:span text:style-name="T14">&lt;</text:span><text:span text:style-name="T16">span</text:span> <text:span text:style-name="T18">id</text:span>=<text:span text:style-name="T19">"item-name"</text:span><text:span text:style-name="T14">&gt;</text:span>items<text:span text:style-name="T14">&lt;/</text:span><text:span text:style-name="T16">span</text:span><text:span text:style-name="T14">&gt;</text:span> do you see?<text:span text:style-name="T14">&lt;/</text:span><text:span text:style-name="T16">p</text:span><text:span text:style-name="T14">&gt;</text:span></text:p>
      <text:p text:style-name="P8"><text:span text:style-name="T14">&lt;</text:span><text:span text:style-name="T16">div</text:span> <text:span text:style-name="T18">class</text:span>=<text:span text:style-name="T19">"choices"</text:span> <text:span text:style-name="T18">id</text:span>=<text:span text:style-name="T19">"choices-box"</text:span><text:span text:style-name="T14">&gt;&lt;/</text:span><text:span text:style-name="T16">div</text:span><text:span text:style-name="T14">&gt;</text:span></text:p>
      <text:p text:style-name="P8"><text:span text:style-name="T14">&lt;</text:span><text:span text:style-name="T16">div</text:span> <text:span text:style-name="T18">id</text:span>=<text:span text:style-name="T19">"result"</text:span><text:span text:style-name="T14">&gt;&lt;/</text:span><text:span text:style-name="T16">div</text:span><text:span text:style-name="T14">&gt;</text:span></text:p>
      <text:p text:style-name="P8"><text:span text:style-name="T14">&lt;</text:span><text:span text:style-name="T16">div</text:span> <text:span text:style-name="T18">id</text:span>=<text:span text:style-name="T19">"score"</text:span><text:span text:style-name="T14">&gt;&lt;/</text:span><text:span text:style-name="T16">div</text:span><text:span text:style-name="T14">&gt;</text:span></text:p>
      <text:p text:style-name="P8"><text:span text:style-name="T14">&lt;</text:span><text:span text:style-name="T16">div</text:span> <text:span text:style-name="T18">id</text:span>=<text:span text:style-name="T19">"final"</text:span><text:span text:style-name="T14">&gt;&lt;/</text:span><text:span text:style-name="T16">div</text:span><text:span text:style-name="T14">&gt;</text:span></text:p>
      <text:p text:style-name="P8"><text:soft-page-break/><text:span text:style-name="T14">&lt;</text:span><text:span text:style-name="T16">button</text:span> <text:span text:style-name="T18">id</text:span>=<text:span text:style-name="T19">"menu-btn"</text:span> <text:span text:style-name="T18">onclick</text:span>=<text:span text:style-name="T19">"</text:span><text:span text:style-name="T23">goToMenu</text:span><text:span text:style-name="T19">()"</text:span><text:span text:style-name="T14">&gt;</text:span>🏠 Back to Menu<text:span text:style-name="T14">&lt;/</text:span><text:span text:style-name="T16">button</text:span><text:span text:style-name="T14">&gt;</text:span></text:p>
      <text:p text:style-name="P33"/>
      <text:p text:style-name="P8"><text:span text:style-name="T14">&lt;</text:span><text:span text:style-name="T16">script</text:span><text:span text:style-name="T14">&gt;</text:span></text:p>
      <text:p text:style-name="P8"><text:span text:style-name="T16">const</text:span><text:span text:style-name="T20"> </text:span><text:span text:style-name="T24">user</text:span><text:span text:style-name="T20"> = </text:span><text:span text:style-name="T18">localStorage</text:span><text:span text:style-name="T20">.</text:span><text:span text:style-name="T23">getItem</text:span><text:span text:style-name="T20">(</text:span><text:span text:style-name="T19">"current_user"</text:span><text:span text:style-name="T20">);</text:span></text:p>
      <text:p text:style-name="P8"><text:span text:style-name="T25">if</text:span><text:span text:style-name="T20"> (!</text:span><text:span text:style-name="T24">user</text:span><text:span text:style-name="T20">) {</text:span></text:p>
      <text:p text:style-name="P8"><text:span text:style-name="T18">window</text:span><text:span text:style-name="T20">.</text:span><text:span text:style-name="T18">location</text:span><text:span text:style-name="T20">.</text:span><text:span text:style-name="T18">href</text:span><text:span text:style-name="T20"> = </text:span><text:span text:style-name="T19">"login.html"</text:span><text:span text:style-name="T20">;</text:span></text:p>
      <text:p text:style-name="P8"><text:span text:style-name="T20">} </text:span><text:span text:style-name="T25">else</text:span><text:span text:style-name="T20"> {</text:span></text:p>
      <text:p text:style-name="P8"><text:span text:style-name="T18">document</text:span><text:span text:style-name="T20">.</text:span><text:span text:style-name="T23">getElementById</text:span><text:span text:style-name="T20">(</text:span><text:span text:style-name="T19">"welcome-user"</text:span><text:span text:style-name="T20">).</text:span><text:span text:style-name="T18">textContent</text:span><text:span text:style-name="T20"> = </text:span><text:span text:style-name="T19">`👋 Welcome, </text:span><text:span text:style-name="T16">${</text:span><text:span text:style-name="T24">user</text:span><text:span text:style-name="T16">}</text:span><text:span text:style-name="T19">!`</text:span><text:span text:style-name="T20">;</text:span></text:p>
      <text:p text:style-name="P19">}</text:p>
      <text:p text:style-name="P33"/>
      <text:p text:style-name="P8"><text:span text:style-name="T16">function</text:span><text:span text:style-name="T20"> </text:span><text:span text:style-name="T23">logout</text:span><text:span text:style-name="T20">() {</text:span></text:p>
      <text:p text:style-name="P8"><text:span text:style-name="T18">localStorage</text:span><text:span text:style-name="T20">.</text:span><text:span text:style-name="T23">removeItem</text:span><text:span text:style-name="T20">(</text:span><text:span text:style-name="T19">"current_user"</text:span><text:span text:style-name="T20">);</text:span></text:p>
      <text:p text:style-name="P8"><text:span text:style-name="T18">window</text:span><text:span text:style-name="T20">.</text:span><text:span text:style-name="T18">location</text:span><text:span text:style-name="T20">.</text:span><text:span text:style-name="T18">href</text:span><text:span text:style-name="T20"> = </text:span><text:span text:style-name="T19">"login.html"</text:span><text:span text:style-name="T20">;</text:span></text:p>
      <text:p text:style-name="P19">}</text:p>
      <text:p text:style-name="P33"/>
      <text:p text:style-name="P8"><text:span text:style-name="T16">function</text:span><text:span text:style-name="T20"> </text:span><text:span text:style-name="T23">speak</text:span><text:span text:style-name="T20">(</text:span><text:span text:style-name="T18">text</text:span><text:span text:style-name="T20">) {</text:span></text:p>
      <text:p text:style-name="P8"><text:span text:style-name="T16">const</text:span><text:span text:style-name="T20"> </text:span><text:span text:style-name="T24">msg</text:span><text:span text:style-name="T20"> = </text:span><text:span text:style-name="T16">new</text:span><text:span text:style-name="T20"> </text:span><text:span text:style-name="T26">SpeechSynthesisUtterance</text:span><text:span text:style-name="T20">(</text:span><text:span text:style-name="T18">text</text:span><text:span text:style-name="T20">);</text:span></text:p>
      <text:p text:style-name="P8"><text:span text:style-name="T18">window</text:span><text:span text:style-name="T20">.</text:span><text:span text:style-name="T18">speechSynthesis</text:span><text:span text:style-name="T20">.</text:span><text:span text:style-name="T23">speak</text:span><text:span text:style-name="T20">(</text:span><text:span text:style-name="T24">msg</text:span><text:span text:style-name="T20">);</text:span></text:p>
      <text:p text:style-name="P19">}</text:p>
      <text:p text:style-name="P33"/>
      <text:p text:style-name="P8"><text:span text:style-name="T16">const</text:span><text:span text:style-name="T20"> </text:span><text:span text:style-name="T24">items</text:span><text:span text:style-name="T20"> = [</text:span></text:p>
      <text:p text:style-name="P8"><text:span text:style-name="T20">{ </text:span><text:span text:style-name="T18">name:</text:span><text:span text:style-name="T20"> </text:span><text:span text:style-name="T19">"apples"</text:span><text:span text:style-name="T20">, </text:span><text:span text:style-name="T18">emoji:</text:span><text:span text:style-name="T20"> </text:span><text:span text:style-name="T19">"🍎"</text:span><text:span text:style-name="T20"> },</text:span></text:p>
      <text:p text:style-name="P8"><text:span text:style-name="T20">{ </text:span><text:span text:style-name="T18">name:</text:span><text:span text:style-name="T20"> </text:span><text:span text:style-name="T19">"bananas"</text:span><text:span text:style-name="T20">, </text:span><text:span text:style-name="T18">emoji:</text:span><text:span text:style-name="T20"> </text:span><text:span text:style-name="T19">"🍌"</text:span><text:span text:style-name="T20"> },</text:span></text:p>
      <text:p text:style-name="P8"><text:span text:style-name="T20">{ </text:span><text:span text:style-name="T18">name:</text:span><text:span text:style-name="T20"> </text:span><text:span text:style-name="T19">"cherries"</text:span><text:span text:style-name="T20">, </text:span><text:span text:style-name="T18">emoji:</text:span><text:span text:style-name="T20"> </text:span><text:span text:style-name="T19">"🍒"</text:span><text:span text:style-name="T20"> },</text:span></text:p>
      <text:p text:style-name="P8"><text:span text:style-name="T20">{ </text:span><text:span text:style-name="T18">name:</text:span><text:span text:style-name="T20"> </text:span><text:span text:style-name="T19">"grapes"</text:span><text:span text:style-name="T20">, </text:span><text:span text:style-name="T18">emoji:</text:span><text:span text:style-name="T20"> </text:span><text:span text:style-name="T19">"🍇"</text:span><text:span text:style-name="T20"> },</text:span></text:p>
      <text:p text:style-name="P8"><text:span text:style-name="T20">{ </text:span><text:span text:style-name="T18">name:</text:span><text:span text:style-name="T20"> </text:span><text:span text:style-name="T19">"peaches"</text:span><text:span text:style-name="T20">, </text:span><text:span text:style-name="T18">emoji:</text:span><text:span text:style-name="T20"> </text:span><text:span text:style-name="T19">"🍑"</text:span><text:span text:style-name="T20"> },</text:span></text:p>
      <text:p text:style-name="P8"><text:span text:style-name="T20">{ </text:span><text:span text:style-name="T18">name:</text:span><text:span text:style-name="T20"> </text:span><text:span text:style-name="T19">"strawberries"</text:span><text:span text:style-name="T20">, </text:span><text:span text:style-name="T18">emoji:</text:span><text:span text:style-name="T20"> </text:span><text:span text:style-name="T19">"🍓"</text:span><text:span text:style-name="T20"> },</text:span></text:p>
      <text:p text:style-name="P8"><text:span text:style-name="T20">{ </text:span><text:span text:style-name="T18">name:</text:span><text:span text:style-name="T20"> </text:span><text:span text:style-name="T19">"roses"</text:span><text:span text:style-name="T20">, </text:span><text:span text:style-name="T18">emoji:</text:span><text:span text:style-name="T20"> </text:span><text:span text:style-name="T19">"🌹"</text:span><text:span text:style-name="T20"> },</text:span></text:p>
      <text:p text:style-name="P8"><text:span text:style-name="T20">{ </text:span><text:span text:style-name="T18">name:</text:span><text:span text:style-name="T20"> </text:span><text:span text:style-name="T19">"sunflowers"</text:span><text:span text:style-name="T20">, </text:span><text:span text:style-name="T18">emoji:</text:span><text:span text:style-name="T20"> </text:span><text:span text:style-name="T19">"🌻"</text:span><text:span text:style-name="T20"> },</text:span></text:p>
      <text:p text:style-name="P8"><text:span text:style-name="T20">{ </text:span><text:span text:style-name="T18">name:</text:span><text:span text:style-name="T20"> </text:span><text:span text:style-name="T19">"tulips"</text:span><text:span text:style-name="T20">, </text:span><text:span text:style-name="T18">emoji:</text:span><text:span text:style-name="T20"> </text:span><text:span text:style-name="T19">"🌷"</text:span><text:span text:style-name="T20"> },</text:span></text:p>
      <text:p text:style-name="P8"><text:span text:style-name="T20">{ </text:span><text:span text:style-name="T18">name:</text:span><text:span text:style-name="T20"> </text:span><text:span text:style-name="T19">"blossoms"</text:span><text:span text:style-name="T20">, </text:span><text:span text:style-name="T18">emoji:</text:span><text:span text:style-name="T20"> </text:span><text:span text:style-name="T19">"🌸"</text:span><text:span text:style-name="T20"> }</text:span></text:p>
      <text:p text:style-name="P19">];</text:p>
      <text:p text:style-name="P33"/>
      <text:p text:style-name="P8"><text:span text:style-name="T16">let</text:span><text:span text:style-name="T20"> </text:span><text:span text:style-name="T18">currentLevel</text:span><text:span text:style-name="T20"> = </text:span><text:span text:style-name="T22">1</text:span><text:span text:style-name="T20">; </text:span><text:span text:style-name="T7">// Levels 1 to 12</text:span></text:p>
      <text:p text:style-name="P8"><text:soft-page-break/><text:span text:style-name="T16">let</text:span><text:span text:style-name="T20"> </text:span><text:span text:style-name="T18">questionIndex</text:span><text:span text:style-name="T20"> = </text:span><text:span text:style-name="T22">0</text:span><text:span text:style-name="T20">; </text:span><text:span text:style-name="T7">// 0 to 5 per level</text:span></text:p>
      <text:p text:style-name="P8"><text:span text:style-name="T16">let</text:span><text:span text:style-name="T20"> </text:span><text:span text:style-name="T18">score</text:span><text:span text:style-name="T20"> = </text:span><text:span text:style-name="T22">0</text:span><text:span text:style-name="T20">;</text:span></text:p>
      <text:p text:style-name="P8"><text:span text:style-name="T16">const</text:span><text:span text:style-name="T20"> </text:span><text:span text:style-name="T24">questionsPerLevel</text:span><text:span text:style-name="T20"> = </text:span><text:span text:style-name="T22">6</text:span><text:span text:style-name="T20">;</text:span></text:p>
      <text:p text:style-name="P8"><text:span text:style-name="T16">const</text:span><text:span text:style-name="T20"> </text:span><text:span text:style-name="T24">maxLevels</text:span><text:span text:style-name="T20"> = </text:span><text:span text:style-name="T22">12</text:span><text:span text:style-name="T20">;</text:span></text:p>
      <text:p text:style-name="P33"/>
      <text:p text:style-name="P8"><text:span text:style-name="T16">function</text:span><text:span text:style-name="T20"> </text:span><text:span text:style-name="T23">getRangeForLevel</text:span><text:span text:style-name="T20">(</text:span><text:span text:style-name="T18">level</text:span><text:span text:style-name="T20">) {</text:span></text:p>
      <text:p text:style-name="P8"><text:span text:style-name="T16">const</text:span><text:span text:style-name="T20"> </text:span><text:span text:style-name="T24">start</text:span><text:span text:style-name="T20"> = (</text:span><text:span text:style-name="T18">level</text:span><text:span text:style-name="T20"> - </text:span><text:span text:style-name="T22">1</text:span><text:span text:style-name="T20">) * </text:span><text:span text:style-name="T22">6</text:span><text:span text:style-name="T20"> + </text:span><text:span text:style-name="T22">1</text:span><text:span text:style-name="T20">;</text:span></text:p>
      <text:p text:style-name="P8"><text:span text:style-name="T16">const</text:span><text:span text:style-name="T20"> </text:span><text:span text:style-name="T24">end</text:span><text:span text:style-name="T20"> = </text:span><text:span text:style-name="T18">level</text:span><text:span text:style-name="T20"> * </text:span><text:span text:style-name="T22">6</text:span><text:span text:style-name="T20">;</text:span></text:p>
      <text:p text:style-name="P8"><text:span text:style-name="T25">return</text:span><text:span text:style-name="T20"> {</text:span><text:span text:style-name="T18">start</text:span><text:span text:style-name="T20">, </text:span><text:span text:style-name="T18">end</text:span><text:span text:style-name="T20">};</text:span></text:p>
      <text:p text:style-name="P19">}</text:p>
      <text:p text:style-name="P33"/>
      <text:p text:style-name="P8"><text:span text:style-name="T16">let</text:span><text:span text:style-name="T20"> </text:span><text:span text:style-name="T18">correctAnswer</text:span><text:span text:style-name="T20"> = </text:span><text:span text:style-name="T22">0</text:span><text:span text:style-name="T20">;</text:span></text:p>
      <text:p text:style-name="P33"/>
      <text:p text:style-name="P8"><text:span text:style-name="T16">function</text:span><text:span text:style-name="T20"> </text:span><text:span text:style-name="T23">generateQuestion</text:span><text:span text:style-name="T20">() {</text:span></text:p>
      <text:p text:style-name="P8"><text:span text:style-name="T16">const</text:span><text:span text:style-name="T20"> </text:span><text:span text:style-name="T24">itemBox</text:span><text:span text:style-name="T20"> = </text:span><text:span text:style-name="T18">document</text:span><text:span text:style-name="T20">.</text:span><text:span text:style-name="T23">getElementById</text:span><text:span text:style-name="T20">(</text:span><text:span text:style-name="T19">"item-box"</text:span><text:span text:style-name="T20">);</text:span></text:p>
      <text:p text:style-name="P8"><text:span text:style-name="T16">const</text:span><text:span text:style-name="T20"> </text:span><text:span text:style-name="T24">choicesBox</text:span><text:span text:style-name="T20"> = </text:span><text:span text:style-name="T18">document</text:span><text:span text:style-name="T20">.</text:span><text:span text:style-name="T23">getElementById</text:span><text:span text:style-name="T20">(</text:span><text:span text:style-name="T19">"choices-box"</text:span><text:span text:style-name="T20">);</text:span></text:p>
      <text:p text:style-name="P8"><text:span text:style-name="T16">const</text:span><text:span text:style-name="T20"> </text:span><text:span text:style-name="T24">result</text:span><text:span text:style-name="T20"> = </text:span><text:span text:style-name="T18">document</text:span><text:span text:style-name="T20">.</text:span><text:span text:style-name="T23">getElementById</text:span><text:span text:style-name="T20">(</text:span><text:span text:style-name="T19">"result"</text:span><text:span text:style-name="T20">);</text:span></text:p>
      <text:p text:style-name="P8"><text:span text:style-name="T16">const</text:span><text:span text:style-name="T20"> </text:span><text:span text:style-name="T24">itemName</text:span><text:span text:style-name="T20"> = </text:span><text:span text:style-name="T18">document</text:span><text:span text:style-name="T20">.</text:span><text:span text:style-name="T23">getElementById</text:span><text:span text:style-name="T20">(</text:span><text:span text:style-name="T19">"item-name"</text:span><text:span text:style-name="T20">);</text:span></text:p>
      <text:p text:style-name="P8"><text:span text:style-name="T16">const</text:span><text:span text:style-name="T20"> </text:span><text:span text:style-name="T24">scoreDisplay</text:span><text:span text:style-name="T20"> = </text:span><text:span text:style-name="T18">document</text:span><text:span text:style-name="T20">.</text:span><text:span text:style-name="T23">getElementById</text:span><text:span text:style-name="T20">(</text:span><text:span text:style-name="T19">"score"</text:span><text:span text:style-name="T20">);</text:span></text:p>
      <text:p text:style-name="P8"><text:span text:style-name="T16">const</text:span><text:span text:style-name="T20"> </text:span><text:span text:style-name="T24">final</text:span><text:span text:style-name="T20"> = </text:span><text:span text:style-name="T18">document</text:span><text:span text:style-name="T20">.</text:span><text:span text:style-name="T23">getElementById</text:span><text:span text:style-name="T20">(</text:span><text:span text:style-name="T19">"final"</text:span><text:span text:style-name="T20">);</text:span></text:p>
      <text:p text:style-name="P8"><text:span text:style-name="T16">const</text:span><text:span text:style-name="T20"> </text:span><text:span text:style-name="T24">menuBtn</text:span><text:span text:style-name="T20"> = </text:span><text:span text:style-name="T18">document</text:span><text:span text:style-name="T20">.</text:span><text:span text:style-name="T23">getElementById</text:span><text:span text:style-name="T20">(</text:span><text:span text:style-name="T19">"menu-btn"</text:span><text:span text:style-name="T20">);</text:span></text:p>
      <text:p text:style-name="P33"/>
      <text:p text:style-name="P8"><text:span text:style-name="T24">result</text:span><text:span text:style-name="T20">.</text:span><text:span text:style-name="T18">textContent</text:span><text:span text:style-name="T20"> = </text:span><text:span text:style-name="T19">""</text:span><text:span text:style-name="T20">;</text:span></text:p>
      <text:p text:style-name="P8"><text:span text:style-name="T24">final</text:span><text:span text:style-name="T20">.</text:span><text:span text:style-name="T18">textContent</text:span><text:span text:style-name="T20"> = </text:span><text:span text:style-name="T19">""</text:span><text:span text:style-name="T20">;</text:span></text:p>
      <text:p text:style-name="P8"><text:span text:style-name="T24">menuBtn</text:span><text:span text:style-name="T20">.</text:span><text:span text:style-name="T18">style</text:span><text:span text:style-name="T20">.</text:span><text:span text:style-name="T18">display</text:span><text:span text:style-name="T20"> = </text:span><text:span text:style-name="T19">"none"</text:span><text:span text:style-name="T20">;</text:span></text:p>
      <text:p text:style-name="P33"/>
      <text:p text:style-name="P8"><text:span text:style-name="T16">const</text:span><text:span text:style-name="T20"> { </text:span><text:span text:style-name="T24">start</text:span><text:span text:style-name="T20">, </text:span><text:span text:style-name="T24">end</text:span><text:span text:style-name="T20"> } = </text:span><text:span text:style-name="T23">getRangeForLevel</text:span><text:span text:style-name="T20">(</text:span><text:span text:style-name="T18">currentLevel</text:span><text:span text:style-name="T20">);</text:span></text:p>
      <text:p text:style-name="P33"/>
      <text:p text:style-name="P8"><text:span text:style-name="T25">if</text:span><text:span text:style-name="T20"> (</text:span><text:span text:style-name="T18">questionIndex</text:span><text:span text:style-name="T20"> &gt;= </text:span><text:span text:style-name="T24">questionsPerLevel</text:span><text:span text:style-name="T20">) {</text:span></text:p>
      <text:p text:style-name="P8"><text:span text:style-name="T25">if</text:span><text:span text:style-name="T20"> (</text:span><text:span text:style-name="T18">score</text:span><text:span text:style-name="T20"> === </text:span><text:span text:style-name="T24">questionsPerLevel</text:span><text:span text:style-name="T20">) {</text:span></text:p>
      <text:p text:style-name="P8"><text:span text:style-name="T25">if</text:span><text:span text:style-name="T20"> (</text:span><text:span text:style-name="T18">currentLevel</text:span><text:span text:style-name="T20"> === </text:span><text:span text:style-name="T24">maxLevels</text:span><text:span text:style-name="T20">) {</text:span></text:p>
      <text:p text:style-name="P8"><text:span text:style-name="T24">itemBox</text:span><text:span text:style-name="T20">.</text:span><text:span text:style-name="T18">textContent</text:span><text:span text:style-name="T20"> = </text:span><text:span text:style-name="T19">""</text:span><text:span text:style-name="T20">;</text:span></text:p>
      <text:p text:style-name="P8"><text:span text:style-name="T24">choicesBox</text:span><text:span text:style-name="T20">.</text:span><text:span text:style-name="T18">innerHTML</text:span><text:span text:style-name="T20"> = </text:span><text:span text:style-name="T19">""</text:span><text:span text:style-name="T20">;</text:span></text:p>
      <text:p text:style-name="P8"><text:span text:style-name="T24">final</text:span><text:span text:style-name="T20">.</text:span><text:span text:style-name="T18">textContent</text:span><text:span text:style-name="T20"> = </text:span><text:span text:style-name="T19">`🎉 Congratulations! You completed all levels! Final Score: </text:span><text:span text:style-name="T16">${</text:span><text:span text:style-name="T18">score</text:span><text:span text:style-name="T16">}</text:span><text:span text:style-name="T19"> / </text:span><text:span text:style-name="T16">${</text:span><text:span text:style-name="T24">questionsPerLevel</text:span><text:span text:style-name="T20"> * </text:span><text:span text:style-name="T24">maxLevels</text:span><text:span text:style-name="T16">}</text:span><text:span text:style-name="T19">`</text:span><text:span text:style-name="T20">;</text:span></text:p>
      <text:p text:style-name="P8"><text:span text:style-name="T24">menuBtn</text:span><text:span text:style-name="T20">.</text:span><text:span text:style-name="T18">style</text:span><text:span text:style-name="T20">.</text:span><text:span text:style-name="T18">display</text:span><text:span text:style-name="T20"> = </text:span><text:span text:style-name="T19">"inline-block"</text:span><text:span text:style-name="T20">;</text:span></text:p>
      <text:p text:style-name="P8"><text:soft-page-break/><text:span text:style-name="T25">return</text:span><text:span text:style-name="T20">;</text:span></text:p>
      <text:p text:style-name="P8"><text:span text:style-name="T20">} </text:span><text:span text:style-name="T25">else</text:span><text:span text:style-name="T20"> {</text:span></text:p>
      <text:p text:style-name="P8"><text:span text:style-name="T18">currentLevel</text:span><text:span text:style-name="T20">++;</text:span></text:p>
      <text:p text:style-name="P8"><text:span text:style-name="T18">questionIndex</text:span><text:span text:style-name="T20"> = </text:span><text:span text:style-name="T22">0</text:span><text:span text:style-name="T20">;</text:span></text:p>
      <text:p text:style-name="P8"><text:span text:style-name="T18">score</text:span><text:span text:style-name="T20"> = </text:span><text:span text:style-name="T22">0</text:span><text:span text:style-name="T20">;</text:span></text:p>
      <text:p text:style-name="P8"><text:span text:style-name="T23">alert</text:span><text:span text:style-name="T20">(</text:span><text:span text:style-name="T19">`🎉 Great! Moving to Level </text:span><text:span text:style-name="T16">${</text:span><text:span text:style-name="T18">currentLevel</text:span><text:span text:style-name="T16">}</text:span><text:span text:style-name="T19">`</text:span><text:span text:style-name="T20">);</text:span></text:p>
      <text:p text:style-name="P19">}</text:p>
      <text:p text:style-name="P8"><text:span text:style-name="T20">} </text:span><text:span text:style-name="T25">else</text:span><text:span text:style-name="T20"> {</text:span></text:p>
      <text:p text:style-name="P8"><text:span text:style-name="T23">alert</text:span><text:span text:style-name="T20">(</text:span><text:span text:style-name="T19">`You scored </text:span><text:span text:style-name="T16">${</text:span><text:span text:style-name="T18">score</text:span><text:span text:style-name="T16">}</text:span><text:span text:style-name="T19"> / </text:span><text:span text:style-name="T16">${</text:span><text:span text:style-name="T24">questionsPerLevel</text:span><text:span text:style-name="T16">}</text:span><text:span text:style-name="T19"> in Level </text:span><text:span text:style-name="T16">${</text:span><text:span text:style-name="T18">currentLevel</text:span><text:span text:style-name="T16">}</text:span><text:span text:style-name="T19">. Try again to advance!`</text:span><text:span text:style-name="T20">);</text:span></text:p>
      <text:p text:style-name="P8"><text:span text:style-name="T18">questionIndex</text:span><text:span text:style-name="T20"> = </text:span><text:span text:style-name="T22">0</text:span><text:span text:style-name="T20">;</text:span></text:p>
      <text:p text:style-name="P8"><text:span text:style-name="T18">score</text:span><text:span text:style-name="T20"> = </text:span><text:span text:style-name="T22">0</text:span><text:span text:style-name="T20">;</text:span></text:p>
      <text:p text:style-name="P19">}</text:p>
      <text:p text:style-name="P19">}</text:p>
      <text:p text:style-name="P33"/>
      <text:p text:style-name="P8"><text:span text:style-name="T24">scoreDisplay</text:span><text:span text:style-name="T20">.</text:span><text:span text:style-name="T18">textContent</text:span><text:span text:style-name="T20"> = </text:span><text:span text:style-name="T19">`Level </text:span><text:span text:style-name="T16">${</text:span><text:span text:style-name="T18">currentLevel</text:span><text:span text:style-name="T16">}</text:span><text:span text:style-name="T19"> - Question </text:span><text:span text:style-name="T16">${</text:span><text:span text:style-name="T18">questionIndex</text:span><text:span text:style-name="T20"> + </text:span><text:span text:style-name="T22">1</text:span><text:span text:style-name="T16">}</text:span><text:span text:style-name="T19"> / </text:span><text:span text:style-name="T16">${</text:span><text:span text:style-name="T24">questionsPerLevel</text:span><text:span text:style-name="T16">}</text:span><text:span text:style-name="T19"> | Score: </text:span><text:span text:style-name="T16">${</text:span><text:span text:style-name="T18">score</text:span><text:span text:style-name="T16">}</text:span><text:span text:style-name="T19">`</text:span><text:span text:style-name="T20">;</text:span></text:p>
      <text:p text:style-name="P33"/>
      <text:p text:style-name="P8"><text:span text:style-name="T16">const</text:span><text:span text:style-name="T20"> </text:span><text:span text:style-name="T24">selected</text:span><text:span text:style-name="T20"> = </text:span><text:span text:style-name="T24">items</text:span><text:span text:style-name="T20">[</text:span><text:span text:style-name="T18">Math</text:span><text:span text:style-name="T20">.</text:span><text:span text:style-name="T23">floor</text:span><text:span text:style-name="T20">(</text:span><text:span text:style-name="T18">Math</text:span><text:span text:style-name="T20">.</text:span><text:span text:style-name="T23">random</text:span><text:span text:style-name="T20">() * </text:span><text:span text:style-name="T24">items</text:span><text:span text:style-name="T20">.</text:span><text:span text:style-name="T18">length</text:span><text:span text:style-name="T20">)];</text:span></text:p>
      <text:p text:style-name="P8"><text:span text:style-name="T18">correctAnswer</text:span><text:span text:style-name="T20"> = </text:span><text:span text:style-name="T18">Math</text:span><text:span text:style-name="T20">.</text:span><text:span text:style-name="T23">floor</text:span><text:span text:style-name="T20">(</text:span><text:span text:style-name="T18">Math</text:span><text:span text:style-name="T20">.</text:span><text:span text:style-name="T23">random</text:span><text:span text:style-name="T20">() * (</text:span><text:span text:style-name="T24">end</text:span><text:span text:style-name="T20"> - </text:span><text:span text:style-name="T24">start</text:span><text:span text:style-name="T20"> + </text:span><text:span text:style-name="T22">1</text:span><text:span text:style-name="T20">)) + </text:span><text:span text:style-name="T24">start</text:span><text:span text:style-name="T20">;</text:span></text:p>
      <text:p text:style-name="P33"/>
      <text:p text:style-name="P8"><text:span text:style-name="T24">itemBox</text:span><text:span text:style-name="T20">.</text:span><text:span text:style-name="T18">textContent</text:span><text:span text:style-name="T20"> = </text:span><text:span text:style-name="T24">selected</text:span><text:span text:style-name="T20">.</text:span><text:span text:style-name="T18">emoji</text:span><text:span text:style-name="T20">.</text:span><text:span text:style-name="T23">repeat</text:span><text:span text:style-name="T20">(</text:span><text:span text:style-name="T18">correctAnswer</text:span><text:span text:style-name="T20">);</text:span></text:p>
      <text:p text:style-name="P8"><text:span text:style-name="T24">itemName</text:span><text:span text:style-name="T20">.</text:span><text:span text:style-name="T18">textContent</text:span><text:span text:style-name="T20"> = </text:span><text:span text:style-name="T24">selected</text:span><text:span text:style-name="T20">.</text:span><text:span text:style-name="T18">name</text:span><text:span text:style-name="T20">;</text:span></text:p>
      <text:p text:style-name="P33"/>
      <text:p text:style-name="P8"><text:span text:style-name="T16">let</text:span><text:span text:style-name="T20"> </text:span><text:span text:style-name="T18">options</text:span><text:span text:style-name="T20"> = </text:span><text:span text:style-name="T16">new</text:span><text:span text:style-name="T20"> </text:span><text:span text:style-name="T26">Set</text:span><text:span text:style-name="T20">();</text:span></text:p>
      <text:p text:style-name="P8"><text:span text:style-name="T18">options</text:span><text:span text:style-name="T20">.</text:span><text:span text:style-name="T23">add</text:span><text:span text:style-name="T20">(</text:span><text:span text:style-name="T18">correctAnswer</text:span><text:span text:style-name="T20">);</text:span></text:p>
      <text:p text:style-name="P8"><text:span text:style-name="T25">while</text:span><text:span text:style-name="T20"> (</text:span><text:span text:style-name="T18">options</text:span><text:span text:style-name="T20">.</text:span><text:span text:style-name="T18">size</text:span><text:span text:style-name="T20"> &lt; </text:span><text:span text:style-name="T22">3</text:span><text:span text:style-name="T20">) {</text:span></text:p>
      <text:p text:style-name="P8"><text:span text:style-name="T16">const</text:span><text:span text:style-name="T20"> </text:span><text:span text:style-name="T24">fake</text:span><text:span text:style-name="T20"> = </text:span><text:span text:style-name="T18">Math</text:span><text:span text:style-name="T20">.</text:span><text:span text:style-name="T23">floor</text:span><text:span text:style-name="T20">(</text:span><text:span text:style-name="T18">Math</text:span><text:span text:style-name="T20">.</text:span><text:span text:style-name="T23">random</text:span><text:span text:style-name="T20">() * (</text:span><text:span text:style-name="T24">end</text:span><text:span text:style-name="T20"> - </text:span><text:span text:style-name="T24">start</text:span><text:span text:style-name="T20"> + </text:span><text:span text:style-name="T22">1</text:span><text:span text:style-name="T20">)) + </text:span><text:span text:style-name="T24">start</text:span><text:span text:style-name="T20">;</text:span></text:p>
      <text:p text:style-name="P8"><text:span text:style-name="T25">if</text:span><text:span text:style-name="T20"> (</text:span><text:span text:style-name="T24">fake</text:span><text:span text:style-name="T20"> !== </text:span><text:span text:style-name="T18">correctAnswer</text:span><text:span text:style-name="T20">) </text:span><text:span text:style-name="T18">options</text:span><text:span text:style-name="T20">.</text:span><text:span text:style-name="T23">add</text:span><text:span text:style-name="T20">(</text:span><text:span text:style-name="T24">fake</text:span><text:span text:style-name="T20">);</text:span></text:p>
      <text:p text:style-name="P19">}</text:p>
      <text:p text:style-name="P33"/>
      <text:p text:style-name="P8"><text:span text:style-name="T16">const</text:span><text:span text:style-name="T20"> </text:span><text:span text:style-name="T24">shuffled</text:span><text:span text:style-name="T20"> = </text:span><text:span text:style-name="T26">Array</text:span><text:span text:style-name="T20">.</text:span><text:span text:style-name="T23">from</text:span><text:span text:style-name="T20">(</text:span><text:span text:style-name="T18">options</text:span><text:span text:style-name="T20">).</text:span><text:span text:style-name="T23">sort</text:span><text:span text:style-name="T20">(() </text:span><text:span text:style-name="T16">=&gt;</text:span><text:span text:style-name="T20"> </text:span><text:span text:style-name="T18">Math</text:span><text:span text:style-name="T20">.</text:span><text:span text:style-name="T23">random</text:span><text:span text:style-name="T20">() - </text:span><text:span text:style-name="T22">0.5</text:span><text:span text:style-name="T20">);</text:span></text:p>
      <text:p text:style-name="P33"/>
      <text:p text:style-name="P8"><text:span text:style-name="T24">choicesBox</text:span><text:span text:style-name="T20">.</text:span><text:span text:style-name="T18">innerHTML</text:span><text:span text:style-name="T20"> = </text:span><text:span text:style-name="T19">""</text:span><text:span text:style-name="T20">;</text:span></text:p>
      <text:p text:style-name="P8"><text:span text:style-name="T24">shuffled</text:span><text:span text:style-name="T20">.</text:span><text:span text:style-name="T23">forEach</text:span><text:span text:style-name="T20">(</text:span><text:span text:style-name="T18">num</text:span><text:span text:style-name="T20"> </text:span><text:span text:style-name="T16">=&gt;</text:span><text:span text:style-name="T20"> {</text:span></text:p>
      <text:p text:style-name="P8"><text:soft-page-break/><text:span text:style-name="T16">const</text:span><text:span text:style-name="T20"> </text:span><text:span text:style-name="T24">btn</text:span><text:span text:style-name="T20"> = </text:span><text:span text:style-name="T18">document</text:span><text:span text:style-name="T20">.</text:span><text:span text:style-name="T23">createElement</text:span><text:span text:style-name="T20">(</text:span><text:span text:style-name="T19">"button"</text:span><text:span text:style-name="T20">);</text:span></text:p>
      <text:p text:style-name="P8"><text:span text:style-name="T24">btn</text:span><text:span text:style-name="T20">.</text:span><text:span text:style-name="T18">textContent</text:span><text:span text:style-name="T20"> = </text:span><text:span text:style-name="T18">num</text:span><text:span text:style-name="T20">;</text:span></text:p>
      <text:p text:style-name="P8"><text:span text:style-name="T24">btn</text:span><text:span text:style-name="T20">.</text:span><text:span text:style-name="T23">onclick</text:span><text:span text:style-name="T20"> = () </text:span><text:span text:style-name="T16">=&gt;</text:span><text:span text:style-name="T20"> </text:span><text:span text:style-name="T23">checkAnswer</text:span><text:span text:style-name="T20">(</text:span><text:span text:style-name="T18">num</text:span><text:span text:style-name="T20">);</text:span></text:p>
      <text:p text:style-name="P8"><text:span text:style-name="T24">choicesBox</text:span><text:span text:style-name="T20">.</text:span><text:span text:style-name="T23">appendChild</text:span><text:span text:style-name="T20">(</text:span><text:span text:style-name="T24">btn</text:span><text:span text:style-name="T20">);</text:span></text:p>
      <text:p text:style-name="P19">});</text:p>
      <text:p text:style-name="P19">}</text:p>
      <text:p text:style-name="P33"/>
      <text:p text:style-name="P8"><text:span text:style-name="T16">function</text:span><text:span text:style-name="T20"> </text:span><text:span text:style-name="T23">checkAnswer</text:span><text:span text:style-name="T20">(</text:span><text:span text:style-name="T18">answer</text:span><text:span text:style-name="T20">) {</text:span></text:p>
      <text:p text:style-name="P8"><text:span text:style-name="T16">const</text:span><text:span text:style-name="T20"> </text:span><text:span text:style-name="T24">result</text:span><text:span text:style-name="T20"> = </text:span><text:span text:style-name="T18">document</text:span><text:span text:style-name="T20">.</text:span><text:span text:style-name="T23">getElementById</text:span><text:span text:style-name="T20">(</text:span><text:span text:style-name="T19">"result"</text:span><text:span text:style-name="T20">);</text:span></text:p>
      <text:p text:style-name="P8"><text:span text:style-name="T23">speak</text:span><text:span text:style-name="T20">(</text:span><text:span text:style-name="T18">answer</text:span><text:span text:style-name="T20">); </text:span><text:span text:style-name="T7">// Say clicked number</text:span></text:p>
      <text:p text:style-name="P33"/>
      <text:p text:style-name="P8"><text:span text:style-name="T25">if</text:span><text:span text:style-name="T20"> (</text:span><text:span text:style-name="T18">answer</text:span><text:span text:style-name="T20"> === </text:span><text:span text:style-name="T18">correctAnswer</text:span><text:span text:style-name="T20">) {</text:span></text:p>
      <text:p text:style-name="P8"><text:span text:style-name="T24">result</text:span><text:span text:style-name="T20">.</text:span><text:span text:style-name="T18">style</text:span><text:span text:style-name="T20">.</text:span><text:span text:style-name="T18">color</text:span><text:span text:style-name="T20"> = </text:span><text:span text:style-name="T19">"green"</text:span><text:span text:style-name="T20">;</text:span></text:p>
      <text:p text:style-name="P8"><text:span text:style-name="T24">result</text:span><text:span text:style-name="T20">.</text:span><text:span text:style-name="T18">textContent</text:span><text:span text:style-name="T20"> = </text:span><text:span text:style-name="T19">"✅ Correct!"</text:span><text:span text:style-name="T20">;</text:span></text:p>
      <text:p text:style-name="P8"><text:span text:style-name="T23">speak</text:span><text:span text:style-name="T20">(</text:span><text:span text:style-name="T19">"Correct"</text:span><text:span text:style-name="T20">);</text:span></text:p>
      <text:p text:style-name="P8"><text:span text:style-name="T18">score</text:span><text:span text:style-name="T20">++;</text:span></text:p>
      <text:p text:style-name="P8"><text:span text:style-name="T20">} </text:span><text:span text:style-name="T25">else</text:span><text:span text:style-name="T20"> {</text:span></text:p>
      <text:p text:style-name="P8"><text:span text:style-name="T24">result</text:span><text:span text:style-name="T20">.</text:span><text:span text:style-name="T18">style</text:span><text:span text:style-name="T20">.</text:span><text:span text:style-name="T18">color</text:span><text:span text:style-name="T20"> = </text:span><text:span text:style-name="T19">"red"</text:span><text:span text:style-name="T20">;</text:span></text:p>
      <text:p text:style-name="P8"><text:span text:style-name="T24">result</text:span><text:span text:style-name="T20">.</text:span><text:span text:style-name="T18">textContent</text:span><text:span text:style-name="T20"> = </text:span><text:span text:style-name="T19">`❌ Wrong! Correct answer was </text:span><text:span text:style-name="T16">${</text:span><text:span text:style-name="T18">correctAnswer</text:span><text:span text:style-name="T16">}</text:span><text:span text:style-name="T19">.`</text:span><text:span text:style-name="T20">;</text:span></text:p>
      <text:p text:style-name="P8"><text:span text:style-name="T23">speak</text:span><text:span text:style-name="T20">(</text:span><text:span text:style-name="T19">`Wrong. The correct answer was </text:span><text:span text:style-name="T16">${</text:span><text:span text:style-name="T18">correctAnswer</text:span><text:span text:style-name="T16">}</text:span><text:span text:style-name="T19">`</text:span><text:span text:style-name="T20">);</text:span></text:p>
      <text:p text:style-name="P19">}</text:p>
      <text:p text:style-name="P33"/>
      <text:p text:style-name="P8"><text:span text:style-name="T18">questionIndex</text:span><text:span text:style-name="T20">++;</text:span></text:p>
      <text:p text:style-name="P8"><text:span text:style-name="T23">setTimeout</text:span><text:span text:style-name="T20">(</text:span><text:span text:style-name="T23">generateQuestion</text:span><text:span text:style-name="T20">, </text:span><text:span text:style-name="T22">2000</text:span><text:span text:style-name="T20">);</text:span></text:p>
      <text:p text:style-name="P19">}</text:p>
      <text:p text:style-name="P33"/>
      <text:p text:style-name="P8"><text:span text:style-name="T16">function</text:span><text:span text:style-name="T20"> </text:span><text:span text:style-name="T23">goToMenu</text:span><text:span text:style-name="T20">() {</text:span></text:p>
      <text:p text:style-name="P8"><text:span text:style-name="T16">const</text:span><text:span text:style-name="T20"> </text:span><text:span text:style-name="T24">grade</text:span><text:span text:style-name="T20"> = </text:span><text:span text:style-name="T18">localStorage</text:span><text:span text:style-name="T20">.</text:span><text:span text:style-name="T23">getItem</text:span><text:span text:style-name="T20">(</text:span><text:span text:style-name="T19">"selected_grade"</text:span><text:span text:style-name="T20">) || </text:span><text:span text:style-name="T19">"tk"</text:span><text:span text:style-name="T20">;</text:span></text:p>
      <text:p text:style-name="P8"><text:span text:style-name="T18">window</text:span><text:span text:style-name="T20">.</text:span><text:span text:style-name="T18">location</text:span><text:span text:style-name="T20">.</text:span><text:span text:style-name="T18">href</text:span><text:span text:style-name="T20"> = </text:span><text:span text:style-name="T19">`menu-</text:span><text:span text:style-name="T16">${</text:span><text:span text:style-name="T24">grade</text:span><text:span text:style-name="T16">}</text:span><text:span text:style-name="T19">.html`</text:span><text:span text:style-name="T20">;</text:span></text:p>
      <text:p text:style-name="P19">}</text:p>
      <text:p text:style-name="P33"/>
      <text:p text:style-name="P8"><text:span text:style-name="T23">generateQuestion</text:span><text:span text:style-name="T20">();</text:span></text:p>
      <text:p text:style-name="P8"><text:span text:style-name="T14">&lt;/</text:span><text:span text:style-name="T16">script</text:span><text:span text:style-name="T14">&gt;</text:span></text:p>
      <text:p text:style-name="P8"><text:span text:style-name="T14">&lt;/</text:span><text:span text:style-name="T16">body</text:span><text:span text:style-name="T14">&gt;</text:span></text:p>
      <text:p text:style-name="P8"><text:span text:style-name="T14">&lt;/</text:span><text:span text:style-name="T16">html</text:span><text:span text:style-name="T14">&gt;</text:span></text:p>
      <text:p text:style-name="P9"><text:soft-page-break/></text:p>
      <text:p text:style-name="P32"/>
      <text:p text:style-name="P34"/>
      <text:p text:style-name="P34"/>
      <text:p text:style-name="P34"/>
      <text:p text:style-name="P34"/>
      <text:p text:style-name="P34"/>
      <text:p text:style-name="P34"/>
      <text:p text:style-name="P41">menu-tk.html</text:p>
      <text:p text:style-name="P26"/>
      <text:p text:style-name="P17">&lt;!-- ============================= --&gt;</text:p>
      <text:p text:style-name="P16">&lt;!-- 4. menu-tk.html (others similar) --&gt;</text:p>
      <text:p text:style-name="P16">&lt;!-- ============================= --&gt;</text:p>
      <text:p text:style-name="P8"><text:span text:style-name="T14">&lt;!</text:span><text:span text:style-name="T16">DOCTYPE</text:span> <text:span text:style-name="T18">html</text:span><text:span text:style-name="T14">&gt;</text:span></text:p>
      <text:p text:style-name="P8"><text:span text:style-name="T14">&lt;</text:span><text:span text:style-name="T16">html</text:span><text:span text:style-name="T14">&gt;</text:span></text:p>
      <text:p text:style-name="P8"><text:span text:style-name="T14">&lt;</text:span><text:span text:style-name="T16">head</text:span><text:span text:style-name="T14">&gt;</text:span></text:p>
      <text:p text:style-name="P8"><text:span text:style-name="T14">&lt;</text:span><text:span text:style-name="T16">meta</text:span> <text:span text:style-name="T18">charset</text:span>=<text:span text:style-name="T19">"UTF-8"</text:span><text:span text:style-name="T14">&gt;</text:span></text:p>
      <text:p text:style-name="P8"><text:span text:style-name="T14">&lt;</text:span><text:span text:style-name="T16">title</text:span><text:span text:style-name="T14">&gt;</text:span>TK &amp; Kinder Menu<text:span text:style-name="T14">&lt;/</text:span><text:span text:style-name="T16">title</text:span><text:span text:style-name="T14">&gt;</text:span></text:p>
      <text:p text:style-name="P8"><text:span text:style-name="T14">&lt;</text:span><text:span text:style-name="T16">style</text:span><text:span text:style-name="T14">&gt;</text:span><text:span text:style-name="T20"> </text:span><text:span text:style-name="T21">body</text:span><text:span text:style-name="T20"> { </text:span><text:span text:style-name="T18">text-align</text:span><text:span text:style-name="T20">: </text:span><text:span text:style-name="T19">center</text:span><text:span text:style-name="T20">; </text:span><text:span text:style-name="T18">padding</text:span><text:span text:style-name="T20">: </text:span><text:span text:style-name="T22">2rem</text:span><text:span text:style-name="T20">; </text:span><text:span text:style-name="T18">font-family</text:span><text:span text:style-name="T20">: </text:span><text:span text:style-name="T19">'Comic Sans MS'</text:span><text:span text:style-name="T20">; } </text:span><text:span text:style-name="T21">button</text:span><text:span text:style-name="T20"> { </text:span><text:span text:style-name="T18">margin</text:span><text:span text:style-name="T20">: </text:span><text:span text:style-name="T22">1rem</text:span><text:span text:style-name="T20">; </text:span><text:span text:style-name="T18">padding</text:span><text:span text:style-name="T20">: </text:span><text:span text:style-name="T22">1rem</text:span><text:span text:style-name="T20"> </text:span><text:span text:style-name="T22">2rem</text:span><text:span text:style-name="T20">; </text:span><text:span text:style-name="T18">font-size</text:span><text:span text:style-name="T20">: </text:span><text:span text:style-name="T22">1.2rem</text:span><text:span text:style-name="T20">; } </text:span><text:span text:style-name="T14">&lt;/</text:span><text:span text:style-name="T16">style</text:span><text:span text:style-name="T14">&gt;</text:span></text:p>
      <text:p text:style-name="P8"><text:span text:style-name="T14">&lt;/</text:span><text:span text:style-name="T16">head</text:span><text:span text:style-name="T14">&gt;</text:span></text:p>
      <text:p text:style-name="P8"><text:span text:style-name="T14">&lt;</text:span><text:span text:style-name="T16">body</text:span><text:span text:style-name="T14">&gt;</text:span></text:p>
      <text:p text:style-name="P8"><text:span text:style-name="T14">&lt;</text:span><text:span text:style-name="T16">h1</text:span><text:span text:style-name="T14">&gt;</text:span>🧒 TK &amp; Kinder Menu<text:span text:style-name="T14">&lt;/</text:span><text:span text:style-name="T16">h1</text:span><text:span text:style-name="T14">&gt;</text:span></text:p>
      <text:p text:style-name="P8"><text:span text:style-name="T14">&lt;</text:span><text:span text:style-name="T16">button</text:span> <text:span text:style-name="T18">onclick</text:span>=<text:span text:style-name="T19">"</text:span><text:span text:style-name="T18">location</text:span><text:span text:style-name="T19">.</text:span><text:span text:style-name="T18">href</text:span><text:span text:style-name="T20">=</text:span><text:span text:style-name="T19">'count-items.html'"</text:span><text:span text:style-name="T14">&gt;</text:span>🍓 Count Items<text:span text:style-name="T14">&lt;/</text:span><text:span text:style-name="T16">button</text:span><text:span text:style-name="T14">&gt;</text:span></text:p>
      <text:p text:style-name="P8"><text:span text:style-name="T14">&lt;</text:span><text:span text:style-name="T16">button</text:span> <text:span text:style-name="T18">onclick</text:span>=<text:span text:style-name="T19">"</text:span><text:span text:style-name="T23">alert</text:span><text:span text:style-name="T19">('Coming soon!')"</text:span><text:span text:style-name="T14">&gt;</text:span>🔺 Learn Shapes<text:span text:style-name="T14">&lt;/</text:span><text:span text:style-name="T16">button</text:span><text:span text:style-name="T14">&gt;</text:span></text:p>
      <text:p text:style-name="P8"><text:span text:style-name="T14">&lt;</text:span><text:span text:style-name="T16">button</text:span> <text:span text:style-name="T18">onclick</text:span>=<text:span text:style-name="T19">"</text:span><text:span text:style-name="T23">alert</text:span><text:span text:style-name="T19">('Coming soon!')"</text:span><text:span text:style-name="T14">&gt;</text:span>➕ Addition<text:span text:style-name="T14">&lt;/</text:span><text:span text:style-name="T16">button</text:span><text:span text:style-name="T14">&gt;</text:span></text:p>
      <text:p text:style-name="P8"><text:span text:style-name="T14">&lt;</text:span><text:span text:style-name="T16">button</text:span> <text:span text:style-name="T18">onclick</text:span>=<text:span text:style-name="T19">"</text:span><text:span text:style-name="T23">alert</text:span><text:span text:style-name="T19">('Coming soon!')"</text:span><text:span text:style-name="T14">&gt;</text:span>➖ Subtraction<text:span text:style-name="T14">&lt;/</text:span><text:span text:style-name="T16">button</text:span><text:span text:style-name="T14">&gt;</text:span></text:p>
      <text:p text:style-name="P8"><text:span text:style-name="T14">&lt;</text:span><text:span text:style-name="T16">button</text:span> <text:span text:style-name="T18">onclick</text:span>=<text:span text:style-name="T19">"</text:span><text:span text:style-name="T18">location</text:span><text:span text:style-name="T19">.</text:span><text:span text:style-name="T18">href</text:span><text:span text:style-name="T20">=</text:span><text:span text:style-name="T19">'select-grade.html'"</text:span><text:span text:style-name="T14">&gt;</text:span>🔙 Back to Grade Select<text:span text:style-name="T14">&lt;/</text:span><text:span text:style-name="T16">button</text:span><text:span text:style-name="T14">&gt;</text:span></text:p>
      <text:p text:style-name="P8"><text:span text:style-name="T14">&lt;/</text:span><text:span text:style-name="T16">body</text:span><text:span text:style-name="T14">&gt;</text:span></text:p>
      <text:p text:style-name="P8"><text:span text:style-name="T14">&lt;/</text:span><text:span text:style-name="T16">html</text:span><text:span text:style-name="T14">&gt;</text:span></text:p>
      <text:p text:style-name="P9"/>
      <text:p text:style-name="P9"/>
      <text:p text:style-name="P41">select-grade.html</text:p>
      <text:p text:style-name="P26"/>
      <text:p text:style-name="P17"><text:soft-page-break/>&lt;!-- ============================= --&gt;</text:p>
      <text:p text:style-name="P16">&lt;!-- 3. select-grade.html --&gt;</text:p>
      <text:p text:style-name="P16">&lt;!-- ============================= --&gt;</text:p>
      <text:p text:style-name="P8"><text:span text:style-name="T14">&lt;!</text:span><text:span text:style-name="T16">DOCTYPE</text:span> <text:span text:style-name="T18">html</text:span><text:span text:style-name="T14">&gt;</text:span></text:p>
      <text:p text:style-name="P8"><text:span text:style-name="T14">&lt;</text:span><text:span text:style-name="T16">html</text:span><text:span text:style-name="T14">&gt;</text:span></text:p>
      <text:p text:style-name="P8"><text:span text:style-name="T14">&lt;</text:span><text:span text:style-name="T16">head</text:span><text:span text:style-name="T14">&gt;</text:span></text:p>
      <text:p text:style-name="P8"><text:span text:style-name="T14">&lt;</text:span><text:span text:style-name="T16">meta</text:span> <text:span text:style-name="T18">charset</text:span>=<text:span text:style-name="T19">"UTF-8"</text:span><text:span text:style-name="T14">&gt;</text:span></text:p>
      <text:p text:style-name="P8"><text:span text:style-name="T14">&lt;</text:span><text:span text:style-name="T16">title</text:span><text:span text:style-name="T14">&gt;</text:span>Select Grade<text:span text:style-name="T14">&lt;/</text:span><text:span text:style-name="T16">title</text:span><text:span text:style-name="T14">&gt;</text:span></text:p>
      <text:p text:style-name="P8"><text:span text:style-name="T14">&lt;</text:span><text:span text:style-name="T16">style</text:span><text:span text:style-name="T14">&gt;</text:span><text:span text:style-name="T20"> </text:span><text:span text:style-name="T21">body</text:span><text:span text:style-name="T20"> { </text:span><text:span text:style-name="T18">text-align</text:span><text:span text:style-name="T20">: </text:span><text:span text:style-name="T19">center</text:span><text:span text:style-name="T20">; </text:span><text:span text:style-name="T18">font-family</text:span><text:span text:style-name="T20">: </text:span><text:span text:style-name="T19">'Comic Sans MS'</text:span><text:span text:style-name="T20">; </text:span><text:span text:style-name="T18">padding</text:span><text:span text:style-name="T20">: </text:span><text:span text:style-name="T22">2rem</text:span><text:span text:style-name="T20">; } </text:span><text:span text:style-name="T21">.grade-btn</text:span><text:span text:style-name="T20"> { </text:span><text:span text:style-name="T18">margin</text:span><text:span text:style-name="T20">: </text:span><text:span text:style-name="T22">1rem</text:span><text:span text:style-name="T20">; </text:span><text:span text:style-name="T18">padding</text:span><text:span text:style-name="T20">: </text:span><text:span text:style-name="T22">1rem</text:span><text:span text:style-name="T20"> </text:span><text:span text:style-name="T22">2rem</text:span><text:span text:style-name="T20">; </text:span><text:span text:style-name="T18">font-size</text:span><text:span text:style-name="T20">: </text:span><text:span text:style-name="T22">1.2rem</text:span><text:span text:style-name="T20">; } </text:span><text:span text:style-name="T14">&lt;/</text:span><text:span text:style-name="T16">style</text:span><text:span text:style-name="T14">&gt;</text:span></text:p>
      <text:p text:style-name="P8"><text:span text:style-name="T14">&lt;/</text:span><text:span text:style-name="T16">head</text:span><text:span text:style-name="T14">&gt;</text:span></text:p>
      <text:p text:style-name="P8"><text:span text:style-name="T14">&lt;</text:span><text:span text:style-name="T16">body</text:span><text:span text:style-name="T14">&gt;</text:span></text:p>
      <text:p text:style-name="P8"><text:span text:style-name="T14">&lt;</text:span><text:span text:style-name="T16">h1</text:span><text:span text:style-name="T14">&gt;</text:span>🎓 Select Your Grade<text:span text:style-name="T14">&lt;/</text:span><text:span text:style-name="T16">h1</text:span><text:span text:style-name="T14">&gt;</text:span></text:p>
      <text:p text:style-name="P8"><text:span text:style-name="T14">&lt;</text:span><text:span text:style-name="T16">button</text:span> <text:span text:style-name="T18">class</text:span>=<text:span text:style-name="T19">"grade-btn"</text:span> <text:span text:style-name="T18">onclick</text:span>=<text:span text:style-name="T19">"</text:span><text:span text:style-name="T23">select</text:span><text:span text:style-name="T19">('tk')"</text:span><text:span text:style-name="T14">&gt;</text:span>🧒 TK &amp; Kinder<text:span text:style-name="T14">&lt;/</text:span><text:span text:style-name="T16">button</text:span><text:span text:style-name="T14">&gt;</text:span></text:p>
      <text:p text:style-name="P8"><text:span text:style-name="T14">&lt;</text:span><text:span text:style-name="T16">button</text:span> <text:span text:style-name="T18">class</text:span>=<text:span text:style-name="T19">"grade-btn"</text:span> <text:span text:style-name="T18">onclick</text:span>=<text:span text:style-name="T19">"</text:span><text:span text:style-name="T23">select</text:span><text:span text:style-name="T19">('1st')"</text:span><text:span text:style-name="T14">&gt;</text:span>1️⃣ 1st Grade<text:span text:style-name="T14">&lt;/</text:span><text:span text:style-name="T16">button</text:span><text:span text:style-name="T14">&gt;</text:span></text:p>
      <text:p text:style-name="P8"><text:span text:style-name="T14">&lt;</text:span><text:span text:style-name="T16">button</text:span> <text:span text:style-name="T18">class</text:span>=<text:span text:style-name="T19">"grade-btn"</text:span> <text:span text:style-name="T18">onclick</text:span>=<text:span text:style-name="T19">"</text:span><text:span text:style-name="T23">select</text:span><text:span text:style-name="T19">('2nd')"</text:span><text:span text:style-name="T14">&gt;</text:span>2️⃣ 2nd Grade<text:span text:style-name="T14">&lt;/</text:span><text:span text:style-name="T16">button</text:span><text:span text:style-name="T14">&gt;</text:span></text:p>
      <text:p text:style-name="P8"><text:span text:style-name="T14">&lt;</text:span><text:span text:style-name="T16">button</text:span> <text:span text:style-name="T18">class</text:span>=<text:span text:style-name="T19">"grade-btn"</text:span> <text:span text:style-name="T18">onclick</text:span>=<text:span text:style-name="T19">"</text:span><text:span text:style-name="T23">select</text:span><text:span text:style-name="T19">('3rd')"</text:span><text:span text:style-name="T14">&gt;</text:span>3️⃣ 3rd Grade<text:span text:style-name="T14">&lt;/</text:span><text:span text:style-name="T16">button</text:span><text:span text:style-name="T14">&gt;</text:span></text:p>
      <text:p text:style-name="P8"><text:span text:style-name="T14">&lt;</text:span><text:span text:style-name="T16">script</text:span><text:span text:style-name="T14">&gt;</text:span></text:p>
      <text:p text:style-name="P8"><text:span text:style-name="T16">function</text:span><text:span text:style-name="T20"> </text:span><text:span text:style-name="T23">select</text:span><text:span text:style-name="T20">(</text:span><text:span text:style-name="T18">grade</text:span><text:span text:style-name="T20">) {</text:span></text:p>
      <text:p text:style-name="P8"><text:span text:style-name="T18">localStorage</text:span><text:span text:style-name="T20">.</text:span><text:span text:style-name="T23">setItem</text:span><text:span text:style-name="T20">(</text:span><text:span text:style-name="T19">"selected_grade"</text:span><text:span text:style-name="T20">, </text:span><text:span text:style-name="T18">grade</text:span><text:span text:style-name="T20">);</text:span></text:p>
      <text:p text:style-name="P8"><text:span text:style-name="T18">window</text:span><text:span text:style-name="T20">.</text:span><text:span text:style-name="T18">location</text:span><text:span text:style-name="T20">.</text:span><text:span text:style-name="T18">href</text:span><text:span text:style-name="T20"> = </text:span><text:span text:style-name="T19">`menu-</text:span><text:span text:style-name="T16">${</text:span><text:span text:style-name="T18">grade</text:span><text:span text:style-name="T16">}</text:span><text:span text:style-name="T19">.html`</text:span><text:span text:style-name="T20">;</text:span></text:p>
      <text:p text:style-name="P19">}</text:p>
      <text:p text:style-name="P8"><text:span text:style-name="T14">&lt;/</text:span><text:span text:style-name="T16">script</text:span><text:span text:style-name="T14">&gt;</text:span></text:p>
      <text:p text:style-name="P8"><text:span text:style-name="T14">&lt;/</text:span><text:span text:style-name="T16">body</text:span><text:span text:style-name="T14">&gt;</text:span></text:p>
      <text:p text:style-name="P8"><text:span text:style-name="T14">&lt;/</text:span><text:span text:style-name="T16">html</text:span><text:span text:style-name="T14">&gt;</text:span></text:p>
      <text:p text:style-name="P26"/>
      <text:p text:style-name="P28"/>
      <text:p text:style-name="P27"/>
      <text:p text:style-name="P35"/>
      <text:p text:style-name="P36"/>
      <text:p text:style-name="P44">learn-shapes.html</text:p>
      <text:p text:style-name="P29"><text:soft-page-break/></text:p>
      <text:p text:style-name="P11"><text:span text:style-name="T14">&lt;!</text:span><text:span text:style-name="T16">DOCTYPE</text:span> <text:span text:style-name="T18">html</text:span><text:span text:style-name="T14">&gt;</text:span></text:p>
      <text:p text:style-name="P8"><text:span text:style-name="T14">&lt;</text:span><text:span text:style-name="T16">html</text:span> <text:span text:style-name="T18">lang</text:span>=<text:span text:style-name="T19">"en"</text:span><text:span text:style-name="T14">&gt;</text:span></text:p>
      <text:p text:style-name="P8"><text:span text:style-name="T14">&lt;</text:span><text:span text:style-name="T16">head</text:span><text:span text:style-name="T14">&gt;</text:span></text:p>
      <text:p text:style-name="P8"><text:span text:style-name="T14">&lt;</text:span><text:span text:style-name="T16">meta</text:span> <text:span text:style-name="T18">charset</text:span>=<text:span text:style-name="T19">"UTF-8"</text:span><text:span text:style-name="T14">&gt;</text:span></text:p>
      <text:p text:style-name="P8"><text:span text:style-name="T14">&lt;</text:span><text:span text:style-name="T16">title</text:span><text:span text:style-name="T14">&gt;</text:span>Learn Shapes<text:span text:style-name="T14">&lt;/</text:span><text:span text:style-name="T16">title</text:span><text:span text:style-name="T14">&gt;</text:span></text:p>
      <text:p text:style-name="P8"><text:span text:style-name="T14">&lt;</text:span><text:span text:style-name="T16">style</text:span><text:span text:style-name="T14">&gt;</text:span></text:p>
      <text:p text:style-name="P8"><text:span text:style-name="T21">body</text:span><text:span text:style-name="T20"> {</text:span></text:p>
      <text:p text:style-name="P8"><text:span text:style-name="T18">font-family</text:span><text:span text:style-name="T20">: </text:span><text:span text:style-name="T19">'Comic Sans MS'</text:span><text:span text:style-name="T20">, cursive;</text:span></text:p>
      <text:p text:style-name="P8"><text:span text:style-name="T18">text-align</text:span><text:span text:style-name="T20">: </text:span><text:span text:style-name="T19">center</text:span><text:span text:style-name="T20">;</text:span></text:p>
      <text:p text:style-name="P8"><text:span text:style-name="T18">background-color</text:span><text:span text:style-name="T20">: </text:span><text:span text:style-name="T19">#e1f5fe</text:span><text:span text:style-name="T20">;</text:span></text:p>
      <text:p text:style-name="P8"><text:span text:style-name="T18">padding</text:span><text:span text:style-name="T20">: </text:span><text:span text:style-name="T22">2rem</text:span><text:span text:style-name="T20">;</text:span></text:p>
      <text:p text:style-name="P8"><text:span text:style-name="T18">overflow</text:span><text:span text:style-name="T20">: </text:span><text:span text:style-name="T19">hidden</text:span><text:span text:style-name="T20">;</text:span></text:p>
      <text:p text:style-name="P19">}</text:p>
      <text:p text:style-name="P8"><text:span text:style-name="T21">h1</text:span><text:span text:style-name="T20"> {</text:span></text:p>
      <text:p text:style-name="P8"><text:span text:style-name="T18">color</text:span><text:span text:style-name="T20">: </text:span><text:span text:style-name="T19">#0288d1</text:span><text:span text:style-name="T20">;</text:span></text:p>
      <text:p text:style-name="P19">}</text:p>
      <text:p text:style-name="P8"><text:span text:style-name="T21">.shapes</text:span><text:span text:style-name="T20">, </text:span><text:span text:style-name="T21">#falling-area</text:span><text:span text:style-name="T20"> {</text:span></text:p>
      <text:p text:style-name="P8"><text:span text:style-name="T18">display</text:span><text:span text:style-name="T20">: </text:span><text:span text:style-name="T19">flex</text:span><text:span text:style-name="T20">;</text:span></text:p>
      <text:p text:style-name="P8"><text:span text:style-name="T18">flex-wrap</text:span><text:span text:style-name="T20">: </text:span><text:span text:style-name="T19">wrap</text:span><text:span text:style-name="T20">;</text:span></text:p>
      <text:p text:style-name="P8"><text:span text:style-name="T18">justify-content</text:span><text:span text:style-name="T20">: </text:span><text:span text:style-name="T19">center</text:span><text:span text:style-name="T20">;</text:span></text:p>
      <text:p text:style-name="P8"><text:span text:style-name="T18">margin-top</text:span><text:span text:style-name="T20">: </text:span><text:span text:style-name="T22">1rem</text:span><text:span text:style-name="T20">;</text:span></text:p>
      <text:p text:style-name="P19">}</text:p>
      <text:p text:style-name="P8"><text:span text:style-name="T21">.shape</text:span><text:span text:style-name="T20"> {</text:span></text:p>
      <text:p text:style-name="P8"><text:span text:style-name="T18">font-size</text:span><text:span text:style-name="T20">: </text:span><text:span text:style-name="T22">5rem</text:span><text:span text:style-name="T20">;</text:span></text:p>
      <text:p text:style-name="P8"><text:span text:style-name="T18">margin</text:span><text:span text:style-name="T20">: </text:span><text:span text:style-name="T22">1rem</text:span><text:span text:style-name="T20">;</text:span></text:p>
      <text:p text:style-name="P8"><text:span text:style-name="T18">cursor</text:span><text:span text:style-name="T20">: </text:span><text:span text:style-name="T19">pointer</text:span><text:span text:style-name="T20">;</text:span></text:p>
      <text:p text:style-name="P8"><text:span text:style-name="T18">transition</text:span><text:span text:style-name="T20">: transform </text:span><text:span text:style-name="T22">0.2s</text:span><text:span text:style-name="T20">;</text:span></text:p>
      <text:p text:style-name="P19">}</text:p>
      <text:p text:style-name="P8"><text:span text:style-name="T21">.shape:hover</text:span><text:span text:style-name="T20"> {</text:span></text:p>
      <text:p text:style-name="P8"><text:span text:style-name="T18">transform</text:span><text:span text:style-name="T20">: </text:span><text:span text:style-name="T23">scale</text:span><text:span text:style-name="T20">(</text:span><text:span text:style-name="T22">1.2</text:span><text:span text:style-name="T20">);</text:span></text:p>
      <text:p text:style-name="P19">}</text:p>
      <text:p text:style-name="P8"><text:span text:style-name="T21">#instruction</text:span><text:span text:style-name="T20"> {</text:span></text:p>
      <text:p text:style-name="P8"><text:span text:style-name="T18">font-size</text:span><text:span text:style-name="T20">: </text:span><text:span text:style-name="T22">1.5rem</text:span><text:span text:style-name="T20">;</text:span></text:p>
      <text:p text:style-name="P8"><text:span text:style-name="T18">margin</text:span><text:span text:style-name="T20">: </text:span><text:span text:style-name="T22">1rem</text:span><text:span text:style-name="T20"> </text:span><text:span text:style-name="T22">0</text:span><text:span text:style-name="T20">;</text:span></text:p>
      <text:p text:style-name="P8"><text:soft-page-break/><text:span text:style-name="T18">color</text:span><text:span text:style-name="T20">: </text:span><text:span text:style-name="T19">#00796b</text:span><text:span text:style-name="T20">;</text:span></text:p>
      <text:p text:style-name="P19">}</text:p>
      <text:p text:style-name="P8"><text:span text:style-name="T21">#score</text:span><text:span text:style-name="T20"> {</text:span></text:p>
      <text:p text:style-name="P8"><text:span text:style-name="T18">margin-top</text:span><text:span text:style-name="T20">: </text:span><text:span text:style-name="T22">1rem</text:span><text:span text:style-name="T20">;</text:span></text:p>
      <text:p text:style-name="P8"><text:span text:style-name="T18">font-size</text:span><text:span text:style-name="T20">: </text:span><text:span text:style-name="T22">1.2rem</text:span><text:span text:style-name="T20">;</text:span></text:p>
      <text:p text:style-name="P19">}</text:p>
      <text:p text:style-name="P8"><text:span text:style-name="T21">button</text:span><text:span text:style-name="T20"> {</text:span></text:p>
      <text:p text:style-name="P8"><text:span text:style-name="T18">margin-top</text:span><text:span text:style-name="T20">: </text:span><text:span text:style-name="T22">2rem</text:span><text:span text:style-name="T20">;</text:span></text:p>
      <text:p text:style-name="P8"><text:span text:style-name="T18">padding</text:span><text:span text:style-name="T20">: </text:span><text:span text:style-name="T22">0.7rem</text:span><text:span text:style-name="T20"> </text:span><text:span text:style-name="T22">1.5rem</text:span><text:span text:style-name="T20">;</text:span></text:p>
      <text:p text:style-name="P8"><text:span text:style-name="T18">font-size</text:span><text:span text:style-name="T20">: </text:span><text:span text:style-name="T22">1rem</text:span><text:span text:style-name="T20">;</text:span></text:p>
      <text:p text:style-name="P8"><text:span text:style-name="T18">background-color</text:span><text:span text:style-name="T20">: </text:span><text:span text:style-name="T19">#ffb74d</text:span><text:span text:style-name="T20">;</text:span></text:p>
      <text:p text:style-name="P8"><text:span text:style-name="T18">border</text:span><text:span text:style-name="T20">: </text:span><text:span text:style-name="T19">none</text:span><text:span text:style-name="T20">;</text:span></text:p>
      <text:p text:style-name="P8"><text:span text:style-name="T18">border-radius</text:span><text:span text:style-name="T20">: </text:span><text:span text:style-name="T22">8px</text:span><text:span text:style-name="T20">;</text:span></text:p>
      <text:p text:style-name="P8"><text:span text:style-name="T18">cursor</text:span><text:span text:style-name="T20">: </text:span><text:span text:style-name="T19">pointer</text:span><text:span text:style-name="T20">;</text:span></text:p>
      <text:p text:style-name="P19">}</text:p>
      <text:p text:style-name="P8"><text:span text:style-name="T21">.falling-shape</text:span><text:span text:style-name="T20"> {</text:span></text:p>
      <text:p text:style-name="P8"><text:span text:style-name="T18">position</text:span><text:span text:style-name="T20">: </text:span><text:span text:style-name="T19">absolute</text:span><text:span text:style-name="T20">;</text:span></text:p>
      <text:p text:style-name="P8"><text:span text:style-name="T18">font-size</text:span><text:span text:style-name="T20">: </text:span><text:span text:style-name="T22">3rem</text:span><text:span text:style-name="T20">;</text:span></text:p>
      <text:p text:style-name="P8"><text:span text:style-name="T18">animation</text:span><text:span text:style-name="T20">: fall </text:span><text:span text:style-name="T22">8s</text:span><text:span text:style-name="T20"> </text:span><text:span text:style-name="T19">linear</text:span><text:span text:style-name="T20">;</text:span></text:p>
      <text:p text:style-name="P19">}</text:p>
      <text:p text:style-name="P8"><text:span text:style-name="T25">@keyframes</text:span><text:span text:style-name="T20"> </text:span><text:span text:style-name="T18">fall</text:span><text:span text:style-name="T20"> {</text:span></text:p>
      <text:p text:style-name="P8"><text:span text:style-name="T20">0% { </text:span><text:span text:style-name="T18">top</text:span><text:span text:style-name="T20">: </text:span><text:span text:style-name="T22">-50px</text:span><text:span text:style-name="T20">; }</text:span></text:p>
      <text:p text:style-name="P8"><text:span text:style-name="T20">100% { </text:span><text:span text:style-name="T18">top</text:span><text:span text:style-name="T20">: </text:span><text:span text:style-name="T22">100vh</text:span><text:span text:style-name="T20">; }</text:span></text:p>
      <text:p text:style-name="P19">}</text:p>
      <text:p text:style-name="P8"><text:span text:style-name="T14">&lt;/</text:span><text:span text:style-name="T16">style</text:span><text:span text:style-name="T14">&gt;</text:span></text:p>
      <text:p text:style-name="P8"><text:span text:style-name="T14">&lt;/</text:span><text:span text:style-name="T16">head</text:span><text:span text:style-name="T14">&gt;</text:span></text:p>
      <text:p text:style-name="P8"><text:span text:style-name="T14">&lt;</text:span><text:span text:style-name="T16">body</text:span><text:span text:style-name="T14">&gt;</text:span></text:p>
      <text:p text:style-name="P33"/>
      <text:p text:style-name="P8"><text:span text:style-name="T14">&lt;</text:span><text:span text:style-name="T16">button</text:span> <text:span text:style-name="T18">onclick</text:span>=<text:span text:style-name="T19">"</text:span><text:span text:style-name="T23">goToMenu</text:span><text:span text:style-name="T19">()"</text:span><text:span text:style-name="T14">&gt;</text:span>🏠 Menu<text:span text:style-name="T14">&lt;/</text:span><text:span text:style-name="T16">button</text:span><text:span text:style-name="T14">&gt;</text:span></text:p>
      <text:p text:style-name="P33"/>
      <text:p text:style-name="P8"><text:span text:style-name="T14">&lt;</text:span><text:span text:style-name="T16">h1</text:span><text:span text:style-name="T14">&gt;</text:span>🔺 Learn Shapes<text:span text:style-name="T14">&lt;/</text:span><text:span text:style-name="T16">h1</text:span><text:span text:style-name="T14">&gt;</text:span></text:p>
      <text:p text:style-name="P8"><text:span text:style-name="T14">&lt;</text:span><text:span text:style-name="T16">p</text:span> <text:span text:style-name="T18">id</text:span>=<text:span text:style-name="T19">"instruction"</text:span><text:span text:style-name="T14">&gt;</text:span>Touch a shape to hear its name<text:span text:style-name="T14">&lt;/</text:span><text:span text:style-name="T16">p</text:span><text:span text:style-name="T14">&gt;</text:span></text:p>
      <text:p text:style-name="P8"><text:span text:style-name="T14">&lt;</text:span><text:span text:style-name="T16">div</text:span> <text:span text:style-name="T18">class</text:span>=<text:span text:style-name="T19">"shapes"</text:span> <text:span text:style-name="T18">id</text:span>=<text:span text:style-name="T19">"shape-container"</text:span><text:span text:style-name="T14">&gt;&lt;/</text:span><text:span text:style-name="T16">div</text:span><text:span text:style-name="T14">&gt;</text:span></text:p>
      <text:p text:style-name="P8"><text:span text:style-name="T14">&lt;</text:span><text:span text:style-name="T16">div</text:span> <text:span text:style-name="T18">id</text:span>=<text:span text:style-name="T19">"falling-area"</text:span><text:span text:style-name="T14">&gt;&lt;/</text:span><text:span text:style-name="T16">div</text:span><text:span text:style-name="T14">&gt;</text:span></text:p>
      <text:p text:style-name="P8"><text:span text:style-name="T14">&lt;</text:span><text:span text:style-name="T16">p</text:span> <text:span text:style-name="T18">id</text:span>=<text:span text:style-name="T19">"score"</text:span><text:span text:style-name="T14">&gt;&lt;/</text:span><text:span text:style-name="T16">p</text:span><text:span text:style-name="T14">&gt;</text:span></text:p>
      <text:p text:style-name="P8"><text:soft-page-break/><text:span text:style-name="T14">&lt;</text:span><text:span text:style-name="T16">audio</text:span> <text:span text:style-name="T18">id</text:span>=<text:span text:style-name="T19">"bg-music"</text:span> <text:span text:style-name="T18">loop</text:span> <text:span text:style-name="T18">autoplay</text:span><text:span text:style-name="T14">&gt;</text:span></text:p>
      <text:p text:style-name="P8"><text:span text:style-name="T14">&lt;</text:span><text:span text:style-name="T16">source</text:span> <text:span text:style-name="T18">src</text:span>=<text:span text:style-name="T19">"https://www.bensound.com/bensound-music/bensound-littleidea.mp3"</text:span> <text:span text:style-name="T18">type</text:span>=<text:span text:style-name="T19">"audio/mpeg"</text:span><text:span text:style-name="T14">&gt;</text:span></text:p>
      <text:p text:style-name="P8">Your browser does not support background music.</text:p>
      <text:p text:style-name="P8"><text:span text:style-name="T14">&lt;/</text:span><text:span text:style-name="T16">audio</text:span><text:span text:style-name="T14">&gt;</text:span></text:p>
      <text:p text:style-name="P33"/>
      <text:p text:style-name="P8"><text:span text:style-name="T14">&lt;</text:span><text:span text:style-name="T16">script</text:span><text:span text:style-name="T14">&gt;</text:span></text:p>
      <text:p text:style-name="P8"><text:span text:style-name="T16">const</text:span><text:span text:style-name="T20"> </text:span><text:span text:style-name="T24">shapes</text:span><text:span text:style-name="T20"> = [</text:span></text:p>
      <text:p text:style-name="P8"><text:span text:style-name="T20">{ </text:span><text:span text:style-name="T18">name:</text:span><text:span text:style-name="T20"> </text:span><text:span text:style-name="T19">"circle"</text:span><text:span text:style-name="T20">, </text:span><text:span text:style-name="T18">emoji:</text:span><text:span text:style-name="T20"> </text:span><text:span text:style-name="T19">"⚪"</text:span><text:span text:style-name="T20"> },</text:span></text:p>
      <text:p text:style-name="P8"><text:span text:style-name="T20">{ </text:span><text:span text:style-name="T18">name:</text:span><text:span text:style-name="T20"> </text:span><text:span text:style-name="T19">"square"</text:span><text:span text:style-name="T20">, </text:span><text:span text:style-name="T18">emoji:</text:span><text:span text:style-name="T20"> </text:span><text:span text:style-name="T19">"⬜"</text:span><text:span text:style-name="T20"> },</text:span></text:p>
      <text:p text:style-name="P8"><text:span text:style-name="T20">{ </text:span><text:span text:style-name="T18">name:</text:span><text:span text:style-name="T20"> </text:span><text:span text:style-name="T19">"triangle"</text:span><text:span text:style-name="T20">, </text:span><text:span text:style-name="T18">emoji:</text:span><text:span text:style-name="T20"> </text:span><text:span text:style-name="T19">"🔺"</text:span><text:span text:style-name="T20"> },</text:span></text:p>
      <text:p text:style-name="P8"><text:span text:style-name="T20">{ </text:span><text:span text:style-name="T18">name:</text:span><text:span text:style-name="T20"> </text:span><text:span text:style-name="T19">"star"</text:span><text:span text:style-name="T20">, </text:span><text:span text:style-name="T18">emoji:</text:span><text:span text:style-name="T20"> </text:span><text:span text:style-name="T19">"⭐"</text:span><text:span text:style-name="T20"> },</text:span></text:p>
      <text:p text:style-name="P8"><text:span text:style-name="T20">{ </text:span><text:span text:style-name="T18">name:</text:span><text:span text:style-name="T20"> </text:span><text:span text:style-name="T19">"heart"</text:span><text:span text:style-name="T20">, </text:span><text:span text:style-name="T18">emoji:</text:span><text:span text:style-name="T20"> </text:span><text:span text:style-name="T19">"❤️"</text:span><text:span text:style-name="T20"> },</text:span></text:p>
      <text:p text:style-name="P8"><text:span text:style-name="T20">{ </text:span><text:span text:style-name="T18">name:</text:span><text:span text:style-name="T20"> </text:span><text:span text:style-name="T19">"diamond"</text:span><text:span text:style-name="T20">, </text:span><text:span text:style-name="T18">emoji:</text:span><text:span text:style-name="T20"> </text:span><text:span text:style-name="T19">"🔷"</text:span><text:span text:style-name="T20"> }</text:span></text:p>
      <text:p text:style-name="P19">];</text:p>
      <text:p text:style-name="P33"/>
      <text:p text:style-name="P8"><text:span text:style-name="T16">let</text:span><text:span text:style-name="T20"> </text:span><text:span text:style-name="T18">currentRound</text:span><text:span text:style-name="T20"> = </text:span><text:span text:style-name="T22">0</text:span><text:span text:style-name="T20">;</text:span></text:p>
      <text:p text:style-name="P8"><text:span text:style-name="T16">let</text:span><text:span text:style-name="T20"> </text:span><text:span text:style-name="T18">score</text:span><text:span text:style-name="T20"> = </text:span><text:span text:style-name="T22">0</text:span><text:span text:style-name="T20">;</text:span></text:p>
      <text:p text:style-name="P8"><text:span text:style-name="T16">let</text:span><text:span text:style-name="T20"> </text:span><text:span text:style-name="T18">gameMode</text:span><text:span text:style-name="T20"> = </text:span><text:span text:style-name="T16">true</text:span><text:span text:style-name="T20">;</text:span></text:p>
      <text:p text:style-name="P8"><text:span text:style-name="T16">const</text:span><text:span text:style-name="T20"> </text:span><text:span text:style-name="T24">totalRounds</text:span><text:span text:style-name="T20"> = </text:span><text:span text:style-name="T22">6</text:span><text:span text:style-name="T20">;</text:span></text:p>
      <text:p text:style-name="P33"/>
      <text:p text:style-name="P8"><text:span text:style-name="T16">const</text:span><text:span text:style-name="T20"> </text:span><text:span text:style-name="T24">instruction</text:span><text:span text:style-name="T20"> = </text:span><text:span text:style-name="T18">document</text:span><text:span text:style-name="T20">.</text:span><text:span text:style-name="T23">getElementById</text:span><text:span text:style-name="T20">(</text:span><text:span text:style-name="T19">"instruction"</text:span><text:span text:style-name="T20">);</text:span></text:p>
      <text:p text:style-name="P8"><text:span text:style-name="T16">const</text:span><text:span text:style-name="T20"> </text:span><text:span text:style-name="T24">shapeContainer</text:span><text:span text:style-name="T20"> = </text:span><text:span text:style-name="T18">document</text:span><text:span text:style-name="T20">.</text:span><text:span text:style-name="T23">getElementById</text:span><text:span text:style-name="T20">(</text:span><text:span text:style-name="T19">"shape-container"</text:span><text:span text:style-name="T20">);</text:span></text:p>
      <text:p text:style-name="P8"><text:span text:style-name="T16">const</text:span><text:span text:style-name="T20"> </text:span><text:span text:style-name="T24">fallingArea</text:span><text:span text:style-name="T20"> = </text:span><text:span text:style-name="T18">document</text:span><text:span text:style-name="T20">.</text:span><text:span text:style-name="T23">getElementById</text:span><text:span text:style-name="T20">(</text:span><text:span text:style-name="T19">"falling-area"</text:span><text:span text:style-name="T20">);</text:span></text:p>
      <text:p text:style-name="P8"><text:span text:style-name="T16">const</text:span><text:span text:style-name="T20"> </text:span><text:span text:style-name="T24">scoreBox</text:span><text:span text:style-name="T20"> = </text:span><text:span text:style-name="T18">document</text:span><text:span text:style-name="T20">.</text:span><text:span text:style-name="T23">getElementById</text:span><text:span text:style-name="T20">(</text:span><text:span text:style-name="T19">"score"</text:span><text:span text:style-name="T20">);</text:span></text:p>
      <text:p text:style-name="P33"/>
      <text:p text:style-name="P8"><text:span text:style-name="T16">function</text:span><text:span text:style-name="T20"> </text:span><text:span text:style-name="T23">speak</text:span><text:span text:style-name="T20">(</text:span><text:span text:style-name="T18">text</text:span><text:span text:style-name="T20">) {</text:span></text:p>
      <text:p text:style-name="P8"><text:span text:style-name="T16">const</text:span><text:span text:style-name="T20"> </text:span><text:span text:style-name="T24">msg</text:span><text:span text:style-name="T20"> = </text:span><text:span text:style-name="T16">new</text:span><text:span text:style-name="T20"> </text:span><text:span text:style-name="T26">SpeechSynthesisUtterance</text:span><text:span text:style-name="T20">(</text:span><text:span text:style-name="T18">text</text:span><text:span text:style-name="T20">);</text:span></text:p>
      <text:p text:style-name="P8"><text:span text:style-name="T18">window</text:span><text:span text:style-name="T20">.</text:span><text:span text:style-name="T18">speechSynthesis</text:span><text:span text:style-name="T20">.</text:span><text:span text:style-name="T23">speak</text:span><text:span text:style-name="T20">(</text:span><text:span text:style-name="T24">msg</text:span><text:span text:style-name="T20">);</text:span></text:p>
      <text:p text:style-name="P19">}</text:p>
      <text:p text:style-name="P33"/>
      <text:p text:style-name="P8"><text:span text:style-name="T16">function</text:span><text:span text:style-name="T20"> </text:span><text:span text:style-name="T23">setupGame</text:span><text:span text:style-name="T20">() {</text:span></text:p>
      <text:p text:style-name="P8"><text:span text:style-name="T24">shapeContainer</text:span><text:span text:style-name="T20">.</text:span><text:span text:style-name="T18">innerHTML</text:span><text:span text:style-name="T20"> = </text:span><text:span text:style-name="T19">""</text:span><text:span text:style-name="T20">;</text:span></text:p>
      <text:p text:style-name="P8"><text:span text:style-name="T24">shapes</text:span><text:span text:style-name="T20">.</text:span><text:span text:style-name="T23">forEach</text:span><text:span text:style-name="T20">(</text:span><text:span text:style-name="T18">shape</text:span><text:span text:style-name="T20"> </text:span><text:span text:style-name="T16">=&gt;</text:span><text:span text:style-name="T20"> {</text:span></text:p>
      <text:p text:style-name="P8"><text:soft-page-break/><text:span text:style-name="T16">const</text:span><text:span text:style-name="T20"> </text:span><text:span text:style-name="T24">div</text:span><text:span text:style-name="T20"> = </text:span><text:span text:style-name="T18">document</text:span><text:span text:style-name="T20">.</text:span><text:span text:style-name="T23">createElement</text:span><text:span text:style-name="T20">(</text:span><text:span text:style-name="T19">"div"</text:span><text:span text:style-name="T20">);</text:span></text:p>
      <text:p text:style-name="P8"><text:span text:style-name="T24">div</text:span><text:span text:style-name="T20">.</text:span><text:span text:style-name="T18">className</text:span><text:span text:style-name="T20"> = </text:span><text:span text:style-name="T19">"shape"</text:span><text:span text:style-name="T20">;</text:span></text:p>
      <text:p text:style-name="P8"><text:span text:style-name="T24">div</text:span><text:span text:style-name="T20">.</text:span><text:span text:style-name="T18">textContent</text:span><text:span text:style-name="T20"> = </text:span><text:span text:style-name="T18">shape</text:span><text:span text:style-name="T20">.</text:span><text:span text:style-name="T18">emoji</text:span><text:span text:style-name="T20">;</text:span></text:p>
      <text:p text:style-name="P8"><text:span text:style-name="T24">div</text:span><text:span text:style-name="T20">.</text:span><text:span text:style-name="T23">onclick</text:span><text:span text:style-name="T20"> = () </text:span><text:span text:style-name="T16">=&gt;</text:span><text:span text:style-name="T20"> </text:span><text:span text:style-name="T23">handleShapeClick</text:span><text:span text:style-name="T20">(</text:span><text:span text:style-name="T18">shape</text:span><text:span text:style-name="T20">.</text:span><text:span text:style-name="T18">name</text:span><text:span text:style-name="T20">);</text:span></text:p>
      <text:p text:style-name="P8"><text:span text:style-name="T24">shapeContainer</text:span><text:span text:style-name="T20">.</text:span><text:span text:style-name="T23">appendChild</text:span><text:span text:style-name="T20">(</text:span><text:span text:style-name="T24">div</text:span><text:span text:style-name="T20">);</text:span></text:p>
      <text:p text:style-name="P19">});</text:p>
      <text:p text:style-name="P8"><text:span text:style-name="T25">if</text:span><text:span text:style-name="T20"> (</text:span><text:span text:style-name="T18">gameMode</text:span><text:span text:style-name="T20">) </text:span><text:span text:style-name="T23">askNextShape</text:span><text:span text:style-name="T20">();</text:span></text:p>
      <text:p text:style-name="P19">}</text:p>
      <text:p text:style-name="P33"/>
      <text:p text:style-name="P8"><text:span text:style-name="T16">let</text:span><text:span text:style-name="T20"> </text:span><text:span text:style-name="T18">targetShape</text:span><text:span text:style-name="T20"> = </text:span><text:span text:style-name="T19">""</text:span><text:span text:style-name="T20">;</text:span></text:p>
      <text:p text:style-name="P33"/>
      <text:p text:style-name="P8"><text:span text:style-name="T16">function</text:span><text:span text:style-name="T20"> </text:span><text:span text:style-name="T23">askNextShape</text:span><text:span text:style-name="T20">() {</text:span></text:p>
      <text:p text:style-name="P8"><text:span text:style-name="T18">targetShape</text:span><text:span text:style-name="T20"> = </text:span><text:span text:style-name="T24">shapes</text:span><text:span text:style-name="T20">[</text:span><text:span text:style-name="T18">Math</text:span><text:span text:style-name="T20">.</text:span><text:span text:style-name="T23">floor</text:span><text:span text:style-name="T20">(</text:span><text:span text:style-name="T18">Math</text:span><text:span text:style-name="T20">.</text:span><text:span text:style-name="T23">random</text:span><text:span text:style-name="T20">() * </text:span><text:span text:style-name="T24">shapes</text:span><text:span text:style-name="T20">.</text:span><text:span text:style-name="T18">length</text:span><text:span text:style-name="T20">)].</text:span><text:span text:style-name="T18">name</text:span><text:span text:style-name="T20">;</text:span></text:p>
      <text:p text:style-name="P8"><text:span text:style-name="T24">instruction</text:span><text:span text:style-name="T20">.</text:span><text:span text:style-name="T18">textContent</text:span><text:span text:style-name="T20"> = </text:span><text:span text:style-name="T19">`Click the </text:span><text:span text:style-name="T16">${</text:span><text:span text:style-name="T18">targetShape</text:span><text:span text:style-name="T16">}</text:span><text:span text:style-name="T19">`</text:span><text:span text:style-name="T20">;</text:span></text:p>
      <text:p text:style-name="P8"><text:span text:style-name="T23">speak</text:span><text:span text:style-name="T20">(</text:span><text:span text:style-name="T19">`Click the </text:span><text:span text:style-name="T16">${</text:span><text:span text:style-name="T18">targetShape</text:span><text:span text:style-name="T16">}</text:span><text:span text:style-name="T19">`</text:span><text:span text:style-name="T20">);</text:span></text:p>
      <text:p text:style-name="P19">}</text:p>
      <text:p text:style-name="P33"/>
      <text:p text:style-name="P8"><text:span text:style-name="T16">function</text:span><text:span text:style-name="T20"> </text:span><text:span text:style-name="T23">handleShapeClick</text:span><text:span text:style-name="T20">(</text:span><text:span text:style-name="T18">name</text:span><text:span text:style-name="T20">) {</text:span></text:p>
      <text:p text:style-name="P8"><text:span text:style-name="T23">speak</text:span><text:span text:style-name="T20">(</text:span><text:span text:style-name="T18">name</text:span><text:span text:style-name="T20">);</text:span></text:p>
      <text:p text:style-name="P8"><text:span text:style-name="T25">if</text:span><text:span text:style-name="T20"> (</text:span><text:span text:style-name="T18">gameMode</text:span><text:span text:style-name="T20">) {</text:span></text:p>
      <text:p text:style-name="P8"><text:span text:style-name="T25">if</text:span><text:span text:style-name="T20"> (</text:span><text:span text:style-name="T18">name</text:span><text:span text:style-name="T20"> === </text:span><text:span text:style-name="T18">targetShape</text:span><text:span text:style-name="T20">) {</text:span></text:p>
      <text:p text:style-name="P8"><text:span text:style-name="T18">score</text:span><text:span text:style-name="T20">++;</text:span></text:p>
      <text:p text:style-name="P8"><text:span text:style-name="T24">instruction</text:span><text:span text:style-name="T20">.</text:span><text:span text:style-name="T18">textContent</text:span><text:span text:style-name="T20"> = </text:span><text:span text:style-name="T19">`✅ Correct!`</text:span><text:span text:style-name="T20">;</text:span></text:p>
      <text:p text:style-name="P8"><text:span text:style-name="T23">setTimeout</text:span><text:span text:style-name="T20">(() </text:span><text:span text:style-name="T16">=&gt;</text:span><text:span text:style-name="T20"> {</text:span></text:p>
      <text:p text:style-name="P8"><text:span text:style-name="T18">currentRound</text:span><text:span text:style-name="T20">++;</text:span></text:p>
      <text:p text:style-name="P8"><text:span text:style-name="T25">if</text:span><text:span text:style-name="T20"> (</text:span><text:span text:style-name="T18">currentRound</text:span><text:span text:style-name="T20"> &lt; </text:span><text:span text:style-name="T24">totalRounds</text:span><text:span text:style-name="T20">) {</text:span></text:p>
      <text:p text:style-name="P8"><text:span text:style-name="T23">askNextShape</text:span><text:span text:style-name="T20">();</text:span></text:p>
      <text:p text:style-name="P8"><text:span text:style-name="T20">} </text:span><text:span text:style-name="T25">else</text:span><text:span text:style-name="T20"> {</text:span></text:p>
      <text:p text:style-name="P8"><text:span text:style-name="T24">instruction</text:span><text:span text:style-name="T20">.</text:span><text:span text:style-name="T18">textContent</text:span><text:span text:style-name="T20"> = </text:span><text:span text:style-name="T19">`🎉 Great job! Final score: </text:span><text:span text:style-name="T16">${</text:span><text:span text:style-name="T18">score</text:span><text:span text:style-name="T16">}</text:span><text:span text:style-name="T19"> / </text:span><text:span text:style-name="T16">${</text:span><text:span text:style-name="T24">totalRounds</text:span><text:span text:style-name="T16">}</text:span><text:span text:style-name="T19">`</text:span><text:span text:style-name="T20">;</text:span></text:p>
      <text:p text:style-name="P8"><text:span text:style-name="T18">gameMode</text:span><text:span text:style-name="T20"> = </text:span><text:span text:style-name="T16">false</text:span><text:span text:style-name="T20">;</text:span></text:p>
      <text:p text:style-name="P8"><text:span text:style-name="T23">launchCatchGame</text:span><text:span text:style-name="T20">();</text:span></text:p>
      <text:p text:style-name="P19">}</text:p>
      <text:p text:style-name="P8"><text:span text:style-name="T20">}, </text:span><text:span text:style-name="T22">1000</text:span><text:span text:style-name="T20">);</text:span></text:p>
      <text:p text:style-name="P8"><text:span text:style-name="T20">} </text:span><text:span text:style-name="T25">else</text:span><text:span text:style-name="T20"> {</text:span></text:p>
      <text:p text:style-name="P8"><text:soft-page-break/><text:span text:style-name="T24">instruction</text:span><text:span text:style-name="T20">.</text:span><text:span text:style-name="T18">textContent</text:span><text:span text:style-name="T20"> = </text:span><text:span text:style-name="T19">`❌ Try again. Click the </text:span><text:span text:style-name="T16">${</text:span><text:span text:style-name="T18">targetShape</text:span><text:span text:style-name="T16">}</text:span><text:span text:style-name="T19">`</text:span><text:span text:style-name="T20">;</text:span></text:p>
      <text:p text:style-name="P19">}</text:p>
      <text:p text:style-name="P8"><text:span text:style-name="T24">scoreBox</text:span><text:span text:style-name="T20">.</text:span><text:span text:style-name="T18">textContent</text:span><text:span text:style-name="T20"> = </text:span><text:span text:style-name="T19">`Score: </text:span><text:span text:style-name="T16">${</text:span><text:span text:style-name="T18">score</text:span><text:span text:style-name="T16">}</text:span><text:span text:style-name="T19"> / </text:span><text:span text:style-name="T16">${</text:span><text:span text:style-name="T24">totalRounds</text:span><text:span text:style-name="T16">}</text:span><text:span text:style-name="T19">`</text:span><text:span text:style-name="T20">;</text:span></text:p>
      <text:p text:style-name="P19">}</text:p>
      <text:p text:style-name="P19">}</text:p>
      <text:p text:style-name="P33"/>
      <text:p text:style-name="P8"><text:span text:style-name="T16">function</text:span><text:span text:style-name="T20"> </text:span><text:span text:style-name="T23">goToMenu</text:span><text:span text:style-name="T20">() {</text:span></text:p>
      <text:p text:style-name="P8"><text:span text:style-name="T16">const</text:span><text:span text:style-name="T20"> </text:span><text:span text:style-name="T24">grade</text:span><text:span text:style-name="T20"> = </text:span><text:span text:style-name="T18">localStorage</text:span><text:span text:style-name="T20">.</text:span><text:span text:style-name="T23">getItem</text:span><text:span text:style-name="T20">(</text:span><text:span text:style-name="T19">"selected_grade"</text:span><text:span text:style-name="T20">) || </text:span><text:span text:style-name="T19">"tk"</text:span><text:span text:style-name="T20">;</text:span></text:p>
      <text:p text:style-name="P8"><text:span text:style-name="T18">window</text:span><text:span text:style-name="T20">.</text:span><text:span text:style-name="T18">location</text:span><text:span text:style-name="T20">.</text:span><text:span text:style-name="T18">href</text:span><text:span text:style-name="T20"> = </text:span><text:span text:style-name="T19">`menu-</text:span><text:span text:style-name="T16">${</text:span><text:span text:style-name="T24">grade</text:span><text:span text:style-name="T16">}</text:span><text:span text:style-name="T19">.html`</text:span><text:span text:style-name="T20">;</text:span></text:p>
      <text:p text:style-name="P19">}</text:p>
      <text:p text:style-name="P33"/>
      <text:p text:style-name="P16">// Bonus game: Catch the falling shapes</text:p>
      <text:p text:style-name="P8"><text:span text:style-name="T16">let</text:span><text:span text:style-name="T20"> </text:span><text:span text:style-name="T18">catchScore</text:span><text:span text:style-name="T20"> = </text:span><text:span text:style-name="T22">0</text:span><text:span text:style-name="T20">;</text:span></text:p>
      <text:p text:style-name="P8"><text:span text:style-name="T16">let</text:span><text:span text:style-name="T20"> </text:span><text:span text:style-name="T18">caughtShapes</text:span><text:span text:style-name="T20"> = </text:span><text:span text:style-name="T22">0</text:span><text:span text:style-name="T20">;</text:span></text:p>
      <text:p text:style-name="P8"><text:span text:style-name="T16">const</text:span><text:span text:style-name="T20"> </text:span><text:span text:style-name="T24">maxCatchShapes</text:span><text:span text:style-name="T20"> = </text:span><text:span text:style-name="T22">15</text:span><text:span text:style-name="T20">;</text:span></text:p>
      <text:p text:style-name="P33"/>
      <text:p text:style-name="P8"><text:span text:style-name="T16">function</text:span><text:span text:style-name="T20"> </text:span><text:span text:style-name="T23">launchCatchGame</text:span><text:span text:style-name="T20">() {</text:span></text:p>
      <text:p text:style-name="P8"><text:span text:style-name="T24">instruction</text:span><text:span text:style-name="T20">.</text:span><text:span text:style-name="T18">textContent</text:span><text:span text:style-name="T20"> = </text:span><text:span text:style-name="T19">"🎮 Bonus: Catch the shapes! Click any shape before it hits the bottom!"</text:span><text:span text:style-name="T20">;</text:span></text:p>
      <text:p text:style-name="P8"><text:span text:style-name="T24">scoreBox</text:span><text:span text:style-name="T20">.</text:span><text:span text:style-name="T18">textContent</text:span><text:span text:style-name="T20"> = </text:span><text:span text:style-name="T19">`Catch Score: 0 / </text:span><text:span text:style-name="T16">${</text:span><text:span text:style-name="T24">maxCatchShapes</text:span><text:span text:style-name="T16">}</text:span><text:span text:style-name="T19">`</text:span><text:span text:style-name="T20">;</text:span></text:p>
      <text:p text:style-name="P8"><text:span text:style-name="T24">shapeContainer</text:span><text:span text:style-name="T20">.</text:span><text:span text:style-name="T18">innerHTML</text:span><text:span text:style-name="T20"> = </text:span><text:span text:style-name="T19">""</text:span><text:span text:style-name="T20">;</text:span></text:p>
      <text:p text:style-name="P8"><text:span text:style-name="T18">catchScore</text:span><text:span text:style-name="T20"> = </text:span><text:span text:style-name="T22">0</text:span><text:span text:style-name="T20">;</text:span></text:p>
      <text:p text:style-name="P8"><text:span text:style-name="T18">caughtShapes</text:span><text:span text:style-name="T20"> = </text:span><text:span text:style-name="T22">0</text:span><text:span text:style-name="T20">;</text:span></text:p>
      <text:p text:style-name="P33"/>
      <text:p text:style-name="P8"><text:span text:style-name="T25">for</text:span><text:span text:style-name="T20"> (</text:span><text:span text:style-name="T16">let</text:span><text:span text:style-name="T20"> </text:span><text:span text:style-name="T18">i</text:span><text:span text:style-name="T20"> = </text:span><text:span text:style-name="T22">0</text:span><text:span text:style-name="T20">; </text:span><text:span text:style-name="T18">i</text:span><text:span text:style-name="T20"> &lt; </text:span><text:span text:style-name="T24">maxCatchShapes</text:span><text:span text:style-name="T20">; </text:span><text:span text:style-name="T18">i</text:span><text:span text:style-name="T20">++) {</text:span></text:p>
      <text:p text:style-name="P8"><text:span text:style-name="T23">setTimeout</text:span><text:span text:style-name="T20">(() </text:span><text:span text:style-name="T16">=&gt;</text:span><text:span text:style-name="T20"> </text:span><text:span text:style-name="T23">dropRandomShape</text:span><text:span text:style-name="T20">(), </text:span><text:span text:style-name="T18">i</text:span><text:span text:style-name="T20"> * </text:span><text:span text:style-name="T22">1000</text:span><text:span text:style-name="T20">);</text:span></text:p>
      <text:p text:style-name="P19">}</text:p>
      <text:p text:style-name="P19">}</text:p>
      <text:p text:style-name="P33"/>
      <text:p text:style-name="P8"><text:span text:style-name="T16">function</text:span><text:span text:style-name="T20"> </text:span><text:span text:style-name="T23">dropRandomShape</text:span><text:span text:style-name="T20">() {</text:span></text:p>
      <text:p text:style-name="P8"><text:span text:style-name="T16">const</text:span><text:span text:style-name="T20"> </text:span><text:span text:style-name="T24">randomShape</text:span><text:span text:style-name="T20"> = </text:span><text:span text:style-name="T24">shapes</text:span><text:span text:style-name="T20">[</text:span><text:span text:style-name="T18">Math</text:span><text:span text:style-name="T20">.</text:span><text:span text:style-name="T23">floor</text:span><text:span text:style-name="T20">(</text:span><text:span text:style-name="T18">Math</text:span><text:span text:style-name="T20">.</text:span><text:span text:style-name="T23">random</text:span><text:span text:style-name="T20">() * </text:span><text:span text:style-name="T24">shapes</text:span><text:span text:style-name="T20">.</text:span><text:span text:style-name="T18">length</text:span><text:span text:style-name="T20">)];</text:span></text:p>
      <text:p text:style-name="P8"><text:span text:style-name="T16">const</text:span><text:span text:style-name="T20"> </text:span><text:span text:style-name="T24">div</text:span><text:span text:style-name="T20"> = </text:span><text:span text:style-name="T18">document</text:span><text:span text:style-name="T20">.</text:span><text:span text:style-name="T23">createElement</text:span><text:span text:style-name="T20">(</text:span><text:span text:style-name="T19">"div"</text:span><text:span text:style-name="T20">);</text:span></text:p>
      <text:p text:style-name="P8"><text:span text:style-name="T24">div</text:span><text:span text:style-name="T20">.</text:span><text:span text:style-name="T18">className</text:span><text:span text:style-name="T20"> = </text:span><text:span text:style-name="T19">"falling-shape"</text:span><text:span text:style-name="T20">;</text:span></text:p>
      <text:p text:style-name="P8"><text:span text:style-name="T24">div</text:span><text:span text:style-name="T20">.</text:span><text:span text:style-name="T18">style</text:span><text:span text:style-name="T20">.</text:span><text:span text:style-name="T18">left</text:span><text:span text:style-name="T20"> = </text:span><text:span text:style-name="T18">Math</text:span><text:span text:style-name="T20">.</text:span><text:span text:style-name="T23">random</text:span><text:span text:style-name="T20">() * </text:span><text:span text:style-name="T22">90</text:span><text:span text:style-name="T20"> + </text:span><text:span text:style-name="T19">"vw"</text:span><text:span text:style-name="T20">;</text:span></text:p>
      <text:p text:style-name="P8"><text:span text:style-name="T24">div</text:span><text:span text:style-name="T20">.</text:span><text:span text:style-name="T18">textContent</text:span><text:span text:style-name="T20"> = </text:span><text:span text:style-name="T24">randomShape</text:span><text:span text:style-name="T20">.</text:span><text:span text:style-name="T18">emoji</text:span><text:span text:style-name="T20">;</text:span></text:p>
      <text:p text:style-name="P8"><text:soft-page-break/><text:span text:style-name="T24">div</text:span><text:span text:style-name="T20">.</text:span><text:span text:style-name="T23">onclick</text:span><text:span text:style-name="T20"> = () </text:span><text:span text:style-name="T16">=&gt;</text:span><text:span text:style-name="T20"> {</text:span></text:p>
      <text:p text:style-name="P8"><text:span text:style-name="T23">speak</text:span><text:span text:style-name="T20">(</text:span><text:span text:style-name="T24">randomShape</text:span><text:span text:style-name="T20">.</text:span><text:span text:style-name="T18">name</text:span><text:span text:style-name="T20">);</text:span></text:p>
      <text:p text:style-name="P8"><text:span text:style-name="T24">div</text:span><text:span text:style-name="T20">.</text:span><text:span text:style-name="T23">remove</text:span><text:span text:style-name="T20">();</text:span></text:p>
      <text:p text:style-name="P8"><text:span text:style-name="T18">catchScore</text:span><text:span text:style-name="T20">++;</text:span></text:p>
      <text:p text:style-name="P8"><text:span text:style-name="T23">updateCatchScore</text:span><text:span text:style-name="T20">();</text:span></text:p>
      <text:p text:style-name="P19">};</text:p>
      <text:p text:style-name="P8"><text:span text:style-name="T24">fallingArea</text:span><text:span text:style-name="T20">.</text:span><text:span text:style-name="T23">appendChild</text:span><text:span text:style-name="T20">(</text:span><text:span text:style-name="T24">div</text:span><text:span text:style-name="T20">);</text:span></text:p>
      <text:p text:style-name="P33"/>
      <text:p text:style-name="P8"><text:span text:style-name="T23">setTimeout</text:span><text:span text:style-name="T20">(() </text:span><text:span text:style-name="T16">=&gt;</text:span><text:span text:style-name="T20"> {</text:span></text:p>
      <text:p text:style-name="P8"><text:span text:style-name="T25">if</text:span><text:span text:style-name="T20"> (</text:span><text:span text:style-name="T24">fallingArea</text:span><text:span text:style-name="T20">.</text:span><text:span text:style-name="T23">contains</text:span><text:span text:style-name="T20">(</text:span><text:span text:style-name="T24">div</text:span><text:span text:style-name="T20">)) </text:span><text:span text:style-name="T24">div</text:span><text:span text:style-name="T20">.</text:span><text:span text:style-name="T23">remove</text:span><text:span text:style-name="T20">();</text:span></text:p>
      <text:p text:style-name="P8"><text:span text:style-name="T18">caughtShapes</text:span><text:span text:style-name="T20">++;</text:span></text:p>
      <text:p text:style-name="P8"><text:span text:style-name="T25">if</text:span><text:span text:style-name="T20"> (</text:span><text:span text:style-name="T18">caughtShapes</text:span><text:span text:style-name="T20"> &gt;= </text:span><text:span text:style-name="T24">maxCatchShapes</text:span><text:span text:style-name="T20">) {</text:span></text:p>
      <text:p text:style-name="P8"><text:span text:style-name="T23">endCatchGame</text:span><text:span text:style-name="T20">();</text:span></text:p>
      <text:p text:style-name="P19">}</text:p>
      <text:p text:style-name="P8"><text:span text:style-name="T20">}, </text:span><text:span text:style-name="T22">9000</text:span><text:span text:style-name="T20">);</text:span></text:p>
      <text:p text:style-name="P19">}</text:p>
      <text:p text:style-name="P33"/>
      <text:p text:style-name="P8"><text:span text:style-name="T16">function</text:span><text:span text:style-name="T20"> </text:span><text:span text:style-name="T23">updateCatchScore</text:span><text:span text:style-name="T20">() {</text:span></text:p>
      <text:p text:style-name="P8"><text:span text:style-name="T24">scoreBox</text:span><text:span text:style-name="T20">.</text:span><text:span text:style-name="T18">textContent</text:span><text:span text:style-name="T20"> = </text:span><text:span text:style-name="T19">`Catch Score: </text:span><text:span text:style-name="T16">${</text:span><text:span text:style-name="T18">catchScore</text:span><text:span text:style-name="T16">}</text:span><text:span text:style-name="T19"> / </text:span><text:span text:style-name="T16">${</text:span><text:span text:style-name="T24">maxCatchShapes</text:span><text:span text:style-name="T16">}</text:span><text:span text:style-name="T19">`</text:span><text:span text:style-name="T20">;</text:span></text:p>
      <text:p text:style-name="P19">}</text:p>
      <text:p text:style-name="P33"/>
      <text:p text:style-name="P8"><text:span text:style-name="T16">function</text:span><text:span text:style-name="T20"> </text:span><text:span text:style-name="T23">endCatchGame</text:span><text:span text:style-name="T20">() {</text:span></text:p>
      <text:p text:style-name="P8"><text:span text:style-name="T24">instruction</text:span><text:span text:style-name="T20">.</text:span><text:span text:style-name="T18">textContent</text:span><text:span text:style-name="T20"> = </text:span><text:span text:style-name="T19">`🏁 Bonus Game Over! You caught </text:span><text:span text:style-name="T16">${</text:span><text:span text:style-name="T18">catchScore</text:span><text:span text:style-name="T16">}</text:span><text:span text:style-name="T19"> of </text:span><text:span text:style-name="T16">${</text:span><text:span text:style-name="T24">maxCatchShapes</text:span><text:span text:style-name="T16">}</text:span><text:span text:style-name="T19"> shapes.`</text:span><text:span text:style-name="T20">;</text:span></text:p>
      <text:p text:style-name="P19">}</text:p>
      <text:p text:style-name="P33"/>
      <text:p text:style-name="P8"><text:span text:style-name="T23">setupGame</text:span><text:span text:style-name="T20">();</text:span></text:p>
      <text:p text:style-name="P8"><text:span text:style-name="T14">&lt;/</text:span><text:span text:style-name="T16">script</text:span><text:span text:style-name="T14">&gt;</text:span></text:p>
      <text:p text:style-name="P8"><text:span text:style-name="T14">&lt;/</text:span><text:span text:style-name="T16">body</text:span><text:span text:style-name="T14">&gt;</text:span></text:p>
      <text:p text:style-name="P8"><text:span text:style-name="T14">&lt;/</text:span><text:span text:style-name="T16">html</text:span><text:span text:style-name="T14">&gt;</text:span></text:p>
      <text:p text:style-name="P9"/>
      <text:p text:style-name="P37"/>
      <text:p text:style-name="P46">learn-letters.html</text:p>
      <text:p text:style-name="P37"/>
      <text:p text:style-name="P12"><text:span text:style-name="T14">&lt;!</text:span><text:span text:style-name="T16">DOCTYPE</text:span> <text:span text:style-name="T18">html</text:span><text:span text:style-name="T14">&gt;</text:span></text:p>
      <text:p text:style-name="P8"><text:soft-page-break/><text:span text:style-name="T14">&lt;</text:span><text:span text:style-name="T16">html</text:span> <text:span text:style-name="T18">lang</text:span>=<text:span text:style-name="T19">"en"</text:span><text:span text:style-name="T14">&gt;</text:span></text:p>
      <text:p text:style-name="P8"><text:span text:style-name="T14">&lt;</text:span><text:span text:style-name="T16">head</text:span><text:span text:style-name="T14">&gt;</text:span></text:p>
      <text:p text:style-name="P8"><text:span text:style-name="T14">&lt;</text:span><text:span text:style-name="T16">meta</text:span> <text:span text:style-name="T18">charset</text:span>=<text:span text:style-name="T19">"UTF-8"</text:span><text:span text:style-name="T14">&gt;</text:span></text:p>
      <text:p text:style-name="P8"><text:span text:style-name="T14">&lt;</text:span><text:span text:style-name="T16">title</text:span><text:span text:style-name="T14">&gt;</text:span>Learn Letters<text:span text:style-name="T14">&lt;/</text:span><text:span text:style-name="T16">title</text:span><text:span text:style-name="T14">&gt;</text:span></text:p>
      <text:p text:style-name="P8"><text:span text:style-name="T14">&lt;</text:span><text:span text:style-name="T16">style</text:span><text:span text:style-name="T14">&gt;</text:span></text:p>
      <text:p text:style-name="P8"><text:span text:style-name="T21">body</text:span><text:span text:style-name="T20"> {</text:span></text:p>
      <text:p text:style-name="P8"><text:span text:style-name="T18">font-family</text:span><text:span text:style-name="T20">: </text:span><text:span text:style-name="T19">'Comic Sans MS'</text:span><text:span text:style-name="T20">, cursive;</text:span></text:p>
      <text:p text:style-name="P8"><text:span text:style-name="T18">background-color</text:span><text:span text:style-name="T20">: </text:span><text:span text:style-name="T19">#fff3e0</text:span><text:span text:style-name="T20">;</text:span></text:p>
      <text:p text:style-name="P8"><text:span text:style-name="T18">text-align</text:span><text:span text:style-name="T20">: </text:span><text:span text:style-name="T19">center</text:span><text:span text:style-name="T20">;</text:span></text:p>
      <text:p text:style-name="P8"><text:span text:style-name="T18">padding</text:span><text:span text:style-name="T20">: </text:span><text:span text:style-name="T22">2rem</text:span><text:span text:style-name="T20">;</text:span></text:p>
      <text:p text:style-name="P19">}</text:p>
      <text:p text:style-name="P8"><text:span text:style-name="T21">h1</text:span><text:span text:style-name="T20"> {</text:span></text:p>
      <text:p text:style-name="P8"><text:span text:style-name="T18">color</text:span><text:span text:style-name="T20">: </text:span><text:span text:style-name="T19">#ff7043</text:span><text:span text:style-name="T20">;</text:span></text:p>
      <text:p text:style-name="P19">}</text:p>
      <text:p text:style-name="P8"><text:span text:style-name="T21">.letters</text:span><text:span text:style-name="T20"> {</text:span></text:p>
      <text:p text:style-name="P8"><text:span text:style-name="T18">display</text:span><text:span text:style-name="T20">: </text:span><text:span text:style-name="T19">flex</text:span><text:span text:style-name="T20">;</text:span></text:p>
      <text:p text:style-name="P8"><text:span text:style-name="T18">flex-wrap</text:span><text:span text:style-name="T20">: </text:span><text:span text:style-name="T19">wrap</text:span><text:span text:style-name="T20">;</text:span></text:p>
      <text:p text:style-name="P8"><text:span text:style-name="T18">justify-content</text:span><text:span text:style-name="T20">: </text:span><text:span text:style-name="T19">center</text:span><text:span text:style-name="T20">;</text:span></text:p>
      <text:p text:style-name="P8"><text:span text:style-name="T18">gap</text:span><text:span text:style-name="T20">: </text:span><text:span text:style-name="T22">1rem</text:span><text:span text:style-name="T20">;</text:span></text:p>
      <text:p text:style-name="P8"><text:span text:style-name="T18">margin</text:span><text:span text:style-name="T20">: </text:span><text:span text:style-name="T22">2rem</text:span><text:span text:style-name="T20"> </text:span><text:span text:style-name="T22">0</text:span><text:span text:style-name="T20">;</text:span></text:p>
      <text:p text:style-name="P19">}</text:p>
      <text:p text:style-name="P8"><text:span text:style-name="T21">.letter</text:span><text:span text:style-name="T20"> {</text:span></text:p>
      <text:p text:style-name="P8"><text:span text:style-name="T18">font-size</text:span><text:span text:style-name="T20">: </text:span><text:span text:style-name="T22">2rem</text:span><text:span text:style-name="T20">;</text:span></text:p>
      <text:p text:style-name="P8"><text:span text:style-name="T18">background-color</text:span><text:span text:style-name="T20">: </text:span><text:span text:style-name="T19">#ffccbc</text:span><text:span text:style-name="T20">;</text:span></text:p>
      <text:p text:style-name="P8"><text:span text:style-name="T18">border-radius</text:span><text:span text:style-name="T20">: </text:span><text:span text:style-name="T22">12px</text:span><text:span text:style-name="T20">;</text:span></text:p>
      <text:p text:style-name="P8"><text:span text:style-name="T18">padding</text:span><text:span text:style-name="T20">: </text:span><text:span text:style-name="T22">1rem</text:span><text:span text:style-name="T20"> </text:span><text:span text:style-name="T22">1.5rem</text:span><text:span text:style-name="T20">;</text:span></text:p>
      <text:p text:style-name="P8"><text:span text:style-name="T18">cursor</text:span><text:span text:style-name="T20">: </text:span><text:span text:style-name="T19">pointer</text:span><text:span text:style-name="T20">;</text:span></text:p>
      <text:p text:style-name="P8"><text:span text:style-name="T18">box-shadow</text:span><text:span text:style-name="T20">: </text:span><text:span text:style-name="T22">2px</text:span><text:span text:style-name="T20"> </text:span><text:span text:style-name="T22">2px</text:span><text:span text:style-name="T20"> </text:span><text:span text:style-name="T22">6px</text:span><text:span text:style-name="T20"> </text:span><text:span text:style-name="T19">#aaa</text:span><text:span text:style-name="T20">;</text:span></text:p>
      <text:p text:style-name="P8"><text:span text:style-name="T18">transition</text:span><text:span text:style-name="T20">: background-color </text:span><text:span text:style-name="T22">0.3s</text:span><text:span text:style-name="T20">;</text:span></text:p>
      <text:p text:style-name="P19">}</text:p>
      <text:p text:style-name="P8"><text:span text:style-name="T21">.letter:hover</text:span><text:span text:style-name="T20"> {</text:span></text:p>
      <text:p text:style-name="P8"><text:span text:style-name="T18">background-color</text:span><text:span text:style-name="T20">: </text:span><text:span text:style-name="T19">#ffab91</text:span><text:span text:style-name="T20">;</text:span></text:p>
      <text:p text:style-name="P19">}</text:p>
      <text:p text:style-name="P8"><text:span text:style-name="T21">#canvas-container</text:span><text:span text:style-name="T20"> {</text:span></text:p>
      <text:p text:style-name="P8"><text:span text:style-name="T18">margin-top</text:span><text:span text:style-name="T20">: </text:span><text:span text:style-name="T22">2rem</text:span><text:span text:style-name="T20">;</text:span></text:p>
      <text:p text:style-name="P19"><text:soft-page-break/>}</text:p>
      <text:p text:style-name="P8"><text:span text:style-name="T21">canvas</text:span><text:span text:style-name="T20"> {</text:span></text:p>
      <text:p text:style-name="P8"><text:span text:style-name="T18">border</text:span><text:span text:style-name="T20">: </text:span><text:span text:style-name="T22">2px</text:span><text:span text:style-name="T20"> </text:span><text:span text:style-name="T19">dashed</text:span><text:span text:style-name="T20"> </text:span><text:span text:style-name="T19">#ff7043</text:span><text:span text:style-name="T20">;</text:span></text:p>
      <text:p text:style-name="P8"><text:span text:style-name="T18">background-color</text:span><text:span text:style-name="T20">: </text:span><text:span text:style-name="T19">#ffffff</text:span><text:span text:style-name="T20">;</text:span></text:p>
      <text:p text:style-name="P19">}</text:p>
      <text:p text:style-name="P8"><text:span text:style-name="T21">button</text:span><text:span text:style-name="T20"> {</text:span></text:p>
      <text:p text:style-name="P8"><text:span text:style-name="T18">margin-top</text:span><text:span text:style-name="T20">: </text:span><text:span text:style-name="T22">1rem</text:span><text:span text:style-name="T20">;</text:span></text:p>
      <text:p text:style-name="P8"><text:span text:style-name="T18">padding</text:span><text:span text:style-name="T20">: </text:span><text:span text:style-name="T22">0.5rem</text:span><text:span text:style-name="T20"> </text:span><text:span text:style-name="T22">1rem</text:span><text:span text:style-name="T20">;</text:span></text:p>
      <text:p text:style-name="P8"><text:span text:style-name="T18">border</text:span><text:span text:style-name="T20">: </text:span><text:span text:style-name="T19">none</text:span><text:span text:style-name="T20">;</text:span></text:p>
      <text:p text:style-name="P8"><text:span text:style-name="T18">border-radius</text:span><text:span text:style-name="T20">: </text:span><text:span text:style-name="T22">8px</text:span><text:span text:style-name="T20">;</text:span></text:p>
      <text:p text:style-name="P8"><text:span text:style-name="T18">background-color</text:span><text:span text:style-name="T20">: </text:span><text:span text:style-name="T19">#81d4fa</text:span><text:span text:style-name="T20">;</text:span></text:p>
      <text:p text:style-name="P8"><text:span text:style-name="T18">cursor</text:span><text:span text:style-name="T20">: </text:span><text:span text:style-name="T19">pointer</text:span><text:span text:style-name="T20">;</text:span></text:p>
      <text:p text:style-name="P8"><text:span text:style-name="T18">font-size</text:span><text:span text:style-name="T20">: </text:span><text:span text:style-name="T22">1rem</text:span><text:span text:style-name="T20">;</text:span></text:p>
      <text:p text:style-name="P19">}</text:p>
      <text:p text:style-name="P8"><text:span text:style-name="T14">&lt;/</text:span><text:span text:style-name="T16">style</text:span><text:span text:style-name="T14">&gt;</text:span></text:p>
      <text:p text:style-name="P8"><text:span text:style-name="T14">&lt;/</text:span><text:span text:style-name="T16">head</text:span><text:span text:style-name="T14">&gt;</text:span></text:p>
      <text:p text:style-name="P8"><text:span text:style-name="T14">&lt;</text:span><text:span text:style-name="T16">body</text:span><text:span text:style-name="T14">&gt;</text:span></text:p>
      <text:p text:style-name="P8"><text:span text:style-name="T14">&lt;</text:span><text:span text:style-name="T16">h1</text:span><text:span text:style-name="T14">&gt;&lt;</text:span><text:span text:style-name="T16">button</text:span> <text:span text:style-name="T18">onclick</text:span>=<text:span text:style-name="T19">"</text:span><text:span text:style-name="T23">goToMenu</text:span><text:span text:style-name="T19">()"</text:span> </text:p>
      <text:p text:style-name="P8"><text:span text:style-name="T18">style</text:span>=<text:span text:style-name="T19">"position: absolute; top: 1rem; left: 1rem; padding: 0.5rem 1rem; background-color: #4caf50; color: white; border: none; border-radius: 8px;"</text:span><text:span text:style-name="T14">&gt;</text:span></text:p>
      <text:p text:style-name="P14">🏠 <text:span text:style-name="T5">Menu</text:span></text:p>
      <text:p text:style-name="P8"><text:span text:style-name="T14">&lt;/</text:span><text:span text:style-name="T16">button</text:span><text:span text:style-name="T14">&gt;&lt;/</text:span><text:span text:style-name="T16">h1</text:span><text:span text:style-name="T14">&gt;</text:span></text:p>
      <text:p text:style-name="P8"><text:span text:style-name="T14">&lt;</text:span><text:span text:style-name="T16">h1</text:span><text:span text:style-name="T14">&gt;</text:span>🔠 Learn Letters<text:span text:style-name="T14">&lt;/</text:span><text:span text:style-name="T16">h1</text:span><text:span text:style-name="T14">&gt;</text:span></text:p>
      <text:p text:style-name="P33"/>
      <text:p text:style-name="P16">&lt;!-- Uppercase --&gt;</text:p>
      <text:p text:style-name="P8"><text:span text:style-name="T14">&lt;</text:span><text:span text:style-name="T16">h2</text:span> <text:span text:style-name="T18">style</text:span>=<text:span text:style-name="T19">"color: #ff7043;"</text:span><text:span text:style-name="T14">&gt;</text:span>Capital Letters<text:span text:style-name="T14">&lt;/</text:span><text:span text:style-name="T16">h2</text:span><text:span text:style-name="T14">&gt;</text:span></text:p>
      <text:p text:style-name="P8"><text:span text:style-name="T14">&lt;</text:span><text:span text:style-name="T16">div</text:span> <text:span text:style-name="T18">class</text:span>=<text:span text:style-name="T19">"letters"</text:span> <text:span text:style-name="T18">id</text:span>=<text:span text:style-name="T19">"uppercase"</text:span><text:span text:style-name="T14">&gt;&lt;/</text:span><text:span text:style-name="T16">div</text:span><text:span text:style-name="T14">&gt;</text:span></text:p>
      <text:p text:style-name="P33"/>
      <text:p text:style-name="P16">&lt;!-- Lowercase --&gt;</text:p>
      <text:p text:style-name="P8"><text:span text:style-name="T14">&lt;</text:span><text:span text:style-name="T16">h2</text:span> <text:span text:style-name="T18">style</text:span>=<text:span text:style-name="T19">"color: #ff7043;"</text:span><text:span text:style-name="T14">&gt;</text:span>Small Letters<text:span text:style-name="T14">&lt;/</text:span><text:span text:style-name="T16">h2</text:span><text:span text:style-name="T14">&gt;</text:span></text:p>
      <text:p text:style-name="P8"><text:span text:style-name="T14">&lt;</text:span><text:span text:style-name="T16">div</text:span> <text:span text:style-name="T18">class</text:span>=<text:span text:style-name="T19">"letters"</text:span> <text:span text:style-name="T18">id</text:span>=<text:span text:style-name="T19">"lowercase"</text:span><text:span text:style-name="T14">&gt;&lt;/</text:span><text:span text:style-name="T16">div</text:span><text:span text:style-name="T14">&gt;</text:span></text:p>
      <text:p text:style-name="P33"/>
      <text:p text:style-name="P8"><text:span text:style-name="T14">&lt;</text:span><text:span text:style-name="T16">div</text:span> <text:span text:style-name="T18">id</text:span>=<text:span text:style-name="T19">"canvas-container"</text:span><text:span text:style-name="T14">&gt;</text:span></text:p>
      <text:p text:style-name="P8"><text:span text:style-name="T14">&lt;</text:span><text:span text:style-name="T16">h2</text:span><text:span text:style-name="T14">&gt;</text:span>📝 Practice Writing<text:span text:style-name="T14">&lt;/</text:span><text:span text:style-name="T16">h2</text:span><text:span text:style-name="T14">&gt;</text:span></text:p>
      <text:p text:style-name="P8"><text:span text:style-name="T14">&lt;</text:span><text:span text:style-name="T16">canvas</text:span> <text:span text:style-name="T18">id</text:span>=<text:span text:style-name="T19">"drawCanvas"</text:span> <text:span text:style-name="T18">width</text:span>=<text:span text:style-name="T19">"400"</text:span> <text:span text:style-name="T18">height</text:span>=<text:span text:style-name="T19">"300"</text:span><text:span text:style-name="T14">&gt;&lt;/</text:span><text:span text:style-name="T16">canvas</text:span><text:span text:style-name="T14">&gt;&lt;</text:span><text:span text:style-name="T16">br</text:span><text:span text:style-name="T14">&gt;</text:span></text:p>
      <text:p text:style-name="P8"><text:soft-page-break/><text:span text:style-name="T14">&lt;</text:span><text:span text:style-name="T16">button</text:span> <text:span text:style-name="T18">onclick</text:span>=<text:span text:style-name="T19">"</text:span><text:span text:style-name="T23">clearCanvas</text:span><text:span text:style-name="T19">()"</text:span><text:span text:style-name="T14">&gt;</text:span>🧹 Clear<text:span text:style-name="T14">&lt;/</text:span><text:span text:style-name="T16">button</text:span><text:span text:style-name="T14">&gt;</text:span></text:p>
      <text:p text:style-name="P8"><text:span text:style-name="T14">&lt;/</text:span><text:span text:style-name="T16">div</text:span><text:span text:style-name="T14">&gt;</text:span></text:p>
      <text:p text:style-name="P33"/>
      <text:p text:style-name="P8"><text:span text:style-name="T14">&lt;</text:span><text:span text:style-name="T16">script</text:span><text:span text:style-name="T14">&gt;</text:span></text:p>
      <text:p text:style-name="P8"><text:span text:style-name="T16">function</text:span><text:span text:style-name="T20"> </text:span><text:span text:style-name="T23">goToMenu</text:span><text:span text:style-name="T20">() {</text:span></text:p>
      <text:p text:style-name="P8"><text:span text:style-name="T16">const</text:span><text:span text:style-name="T20"> </text:span><text:span text:style-name="T24">grade</text:span><text:span text:style-name="T20"> = </text:span><text:span text:style-name="T18">localStorage</text:span><text:span text:style-name="T20">.</text:span><text:span text:style-name="T23">getItem</text:span><text:span text:style-name="T20">(</text:span><text:span text:style-name="T19">"selected_grade"</text:span><text:span text:style-name="T20">) || </text:span><text:span text:style-name="T19">"tk"</text:span><text:span text:style-name="T20">;</text:span></text:p>
      <text:p text:style-name="P8"><text:span text:style-name="T18">window</text:span><text:span text:style-name="T20">.</text:span><text:span text:style-name="T18">location</text:span><text:span text:style-name="T20">.</text:span><text:span text:style-name="T18">href</text:span><text:span text:style-name="T20"> = </text:span><text:span text:style-name="T19">`menu-</text:span><text:span text:style-name="T16">${</text:span><text:span text:style-name="T24">grade</text:span><text:span text:style-name="T16">}</text:span><text:span text:style-name="T19">.html`</text:span><text:span text:style-name="T20">;</text:span></text:p>
      <text:p text:style-name="P19">}</text:p>
      <text:p text:style-name="P33"/>
      <text:p text:style-name="P8"><text:span text:style-name="T16">const</text:span><text:span text:style-name="T20"> </text:span><text:span text:style-name="T24">uppercaseLetters</text:span><text:span text:style-name="T20"> = </text:span><text:span text:style-name="T19">'ABCDEFGHIJKLMNOPQRSTUVWXYZ'</text:span><text:span text:style-name="T20">.</text:span><text:span text:style-name="T23">split</text:span><text:span text:style-name="T20">(</text:span><text:span text:style-name="T19">''</text:span><text:span text:style-name="T20">);</text:span></text:p>
      <text:p text:style-name="P8"><text:span text:style-name="T16">const</text:span><text:span text:style-name="T20"> </text:span><text:span text:style-name="T24">lowercaseLetters</text:span><text:span text:style-name="T20"> = </text:span><text:span text:style-name="T19">'abcdefghijklmnopqrstuvwxyz'</text:span><text:span text:style-name="T20">.</text:span><text:span text:style-name="T23">split</text:span><text:span text:style-name="T20">(</text:span><text:span text:style-name="T19">''</text:span><text:span text:style-name="T20">);</text:span></text:p>
      <text:p text:style-name="P33"/>
      <text:p text:style-name="P8"><text:span text:style-name="T16">const</text:span><text:span text:style-name="T20"> </text:span><text:span text:style-name="T24">uppercaseContainer</text:span><text:span text:style-name="T20"> = </text:span><text:span text:style-name="T18">document</text:span><text:span text:style-name="T20">.</text:span><text:span text:style-name="T23">getElementById</text:span><text:span text:style-name="T20">(</text:span><text:span text:style-name="T19">'uppercase'</text:span><text:span text:style-name="T20">);</text:span></text:p>
      <text:p text:style-name="P8"><text:span text:style-name="T16">const</text:span><text:span text:style-name="T20"> </text:span><text:span text:style-name="T24">lowercaseContainer</text:span><text:span text:style-name="T20"> = </text:span><text:span text:style-name="T18">document</text:span><text:span text:style-name="T20">.</text:span><text:span text:style-name="T23">getElementById</text:span><text:span text:style-name="T20">(</text:span><text:span text:style-name="T19">'lowercase'</text:span><text:span text:style-name="T20">);</text:span></text:p>
      <text:p text:style-name="P33"/>
      <text:p text:style-name="P8"><text:span text:style-name="T16">function</text:span><text:span text:style-name="T20"> </text:span><text:span text:style-name="T23">createLetterButtons</text:span><text:span text:style-name="T20">(</text:span><text:span text:style-name="T18">container</text:span><text:span text:style-name="T20">, </text:span><text:span text:style-name="T18">lettersArray</text:span><text:span text:style-name="T20">) {</text:span></text:p>
      <text:p text:style-name="P8"><text:span text:style-name="T18">lettersArray</text:span><text:span text:style-name="T20">.</text:span><text:span text:style-name="T23">forEach</text:span><text:span text:style-name="T20">(</text:span><text:span text:style-name="T18">letter</text:span><text:span text:style-name="T20"> </text:span><text:span text:style-name="T16">=&gt;</text:span><text:span text:style-name="T20"> {</text:span></text:p>
      <text:p text:style-name="P8"><text:span text:style-name="T16">const</text:span><text:span text:style-name="T20"> </text:span><text:span text:style-name="T24">span</text:span><text:span text:style-name="T20"> = </text:span><text:span text:style-name="T18">document</text:span><text:span text:style-name="T20">.</text:span><text:span text:style-name="T23">createElement</text:span><text:span text:style-name="T20">(</text:span><text:span text:style-name="T19">'div'</text:span><text:span text:style-name="T20">);</text:span></text:p>
      <text:p text:style-name="P8"><text:span text:style-name="T24">span</text:span><text:span text:style-name="T20">.</text:span><text:span text:style-name="T18">className</text:span><text:span text:style-name="T20"> = </text:span><text:span text:style-name="T19">'letter'</text:span><text:span text:style-name="T20">;</text:span></text:p>
      <text:p text:style-name="P8"><text:span text:style-name="T24">span</text:span><text:span text:style-name="T20">.</text:span><text:span text:style-name="T18">textContent</text:span><text:span text:style-name="T20"> = </text:span><text:span text:style-name="T18">letter</text:span><text:span text:style-name="T20">;</text:span></text:p>
      <text:p text:style-name="P8"><text:span text:style-name="T24">span</text:span><text:span text:style-name="T20">.</text:span><text:span text:style-name="T23">onclick</text:span><text:span text:style-name="T20"> = () </text:span><text:span text:style-name="T16">=&gt;</text:span><text:span text:style-name="T20"> </text:span><text:span text:style-name="T23">speak</text:span><text:span text:style-name="T20">(</text:span><text:span text:style-name="T18">letter</text:span><text:span text:style-name="T20">);</text:span></text:p>
      <text:p text:style-name="P8"><text:span text:style-name="T18">container</text:span><text:span text:style-name="T20">.</text:span><text:span text:style-name="T23">appendChild</text:span><text:span text:style-name="T20">(</text:span><text:span text:style-name="T24">span</text:span><text:span text:style-name="T20">);</text:span></text:p>
      <text:p text:style-name="P19">});</text:p>
      <text:p text:style-name="P19">}</text:p>
      <text:p text:style-name="P33"/>
      <text:p text:style-name="P8"><text:span text:style-name="T23">createLetterButtons</text:span><text:span text:style-name="T20">(</text:span><text:span text:style-name="T24">uppercaseContainer</text:span><text:span text:style-name="T20">, </text:span><text:span text:style-name="T24">uppercaseLetters</text:span><text:span text:style-name="T20">);</text:span></text:p>
      <text:p text:style-name="P8"><text:span text:style-name="T23">createLetterButtons</text:span><text:span text:style-name="T20">(</text:span><text:span text:style-name="T24">lowercaseContainer</text:span><text:span text:style-name="T20">, </text:span><text:span text:style-name="T24">lowercaseLetters</text:span><text:span text:style-name="T20">);</text:span></text:p>
      <text:p text:style-name="P33"/>
      <text:p text:style-name="P8"><text:span text:style-name="T16">function</text:span><text:span text:style-name="T20"> </text:span><text:span text:style-name="T23">speak</text:span><text:span text:style-name="T20">(</text:span><text:span text:style-name="T18">text</text:span><text:span text:style-name="T20">) {</text:span></text:p>
      <text:p text:style-name="P8"><text:span text:style-name="T16">const</text:span><text:span text:style-name="T20"> </text:span><text:span text:style-name="T24">msg</text:span><text:span text:style-name="T20"> = </text:span><text:span text:style-name="T16">new</text:span><text:span text:style-name="T20"> </text:span><text:span text:style-name="T26">SpeechSynthesisUtterance</text:span><text:span text:style-name="T20">(</text:span><text:span text:style-name="T18">text</text:span><text:span text:style-name="T20">);</text:span></text:p>
      <text:p text:style-name="P8"><text:span text:style-name="T18">window</text:span><text:span text:style-name="T20">.</text:span><text:span text:style-name="T18">speechSynthesis</text:span><text:span text:style-name="T20">.</text:span><text:span text:style-name="T23">speak</text:span><text:span text:style-name="T20">(</text:span><text:span text:style-name="T24">msg</text:span><text:span text:style-name="T20">);</text:span></text:p>
      <text:p text:style-name="P19">}</text:p>
      <text:p text:style-name="P33"/>
      <text:p text:style-name="P16">// Drawing functionality</text:p>
      <text:p text:style-name="P8"><text:soft-page-break/><text:span text:style-name="T16">const</text:span><text:span text:style-name="T20"> </text:span><text:span text:style-name="T24">canvas</text:span><text:span text:style-name="T20"> = </text:span><text:span text:style-name="T18">document</text:span><text:span text:style-name="T20">.</text:span><text:span text:style-name="T23">getElementById</text:span><text:span text:style-name="T20">(</text:span><text:span text:style-name="T19">'drawCanvas'</text:span><text:span text:style-name="T20">);</text:span></text:p>
      <text:p text:style-name="P8"><text:span text:style-name="T16">const</text:span><text:span text:style-name="T20"> </text:span><text:span text:style-name="T24">ctx</text:span><text:span text:style-name="T20"> = </text:span><text:span text:style-name="T24">canvas</text:span><text:span text:style-name="T20">.</text:span><text:span text:style-name="T23">getContext</text:span><text:span text:style-name="T20">(</text:span><text:span text:style-name="T19">'2d'</text:span><text:span text:style-name="T20">);</text:span></text:p>
      <text:p text:style-name="P8"><text:span text:style-name="T16">let</text:span><text:span text:style-name="T20"> </text:span><text:span text:style-name="T18">drawing</text:span><text:span text:style-name="T20"> = </text:span><text:span text:style-name="T16">false</text:span><text:span text:style-name="T20">;</text:span></text:p>
      <text:p text:style-name="P33"/>
      <text:p text:style-name="P8"><text:span text:style-name="T24">canvas</text:span><text:span text:style-name="T20">.</text:span><text:span text:style-name="T23">addEventListener</text:span><text:span text:style-name="T20">(</text:span><text:span text:style-name="T19">'mousedown'</text:span><text:span text:style-name="T20">, () </text:span><text:span text:style-name="T16">=&gt;</text:span><text:span text:style-name="T20"> </text:span><text:span text:style-name="T18">drawing</text:span><text:span text:style-name="T20"> = </text:span><text:span text:style-name="T16">true</text:span><text:span text:style-name="T20">);</text:span></text:p>
      <text:p text:style-name="P8"><text:span text:style-name="T24">canvas</text:span><text:span text:style-name="T20">.</text:span><text:span text:style-name="T23">addEventListener</text:span><text:span text:style-name="T20">(</text:span><text:span text:style-name="T19">'mouseup'</text:span><text:span text:style-name="T20">, () </text:span><text:span text:style-name="T16">=&gt;</text:span><text:span text:style-name="T20"> </text:span><text:span text:style-name="T18">drawing</text:span><text:span text:style-name="T20"> = </text:span><text:span text:style-name="T16">false</text:span><text:span text:style-name="T20">);</text:span></text:p>
      <text:p text:style-name="P8"><text:span text:style-name="T24">canvas</text:span><text:span text:style-name="T20">.</text:span><text:span text:style-name="T23">addEventListener</text:span><text:span text:style-name="T20">(</text:span><text:span text:style-name="T19">'mouseout'</text:span><text:span text:style-name="T20">, () </text:span><text:span text:style-name="T16">=&gt;</text:span><text:span text:style-name="T20"> </text:span><text:span text:style-name="T18">drawing</text:span><text:span text:style-name="T20"> = </text:span><text:span text:style-name="T16">false</text:span><text:span text:style-name="T20">);</text:span></text:p>
      <text:p text:style-name="P8"><text:span text:style-name="T24">canvas</text:span><text:span text:style-name="T20">.</text:span><text:span text:style-name="T23">addEventListener</text:span><text:span text:style-name="T20">(</text:span><text:span text:style-name="T19">'mousemove'</text:span><text:span text:style-name="T20">, </text:span><text:span text:style-name="T23">draw</text:span><text:span text:style-name="T20">);</text:span></text:p>
      <text:p text:style-name="P33"/>
      <text:p text:style-name="P8"><text:span text:style-name="T16">function</text:span><text:span text:style-name="T20"> </text:span><text:span text:style-name="T23">draw</text:span><text:span text:style-name="T20">(</text:span><text:span text:style-name="T18">event</text:span><text:span text:style-name="T20">) {</text:span></text:p>
      <text:p text:style-name="P8"><text:span text:style-name="T25">if</text:span><text:span text:style-name="T20"> (!</text:span><text:span text:style-name="T18">drawing</text:span><text:span text:style-name="T20">) </text:span><text:span text:style-name="T25">return</text:span><text:span text:style-name="T20">;</text:span></text:p>
      <text:p text:style-name="P8"><text:span text:style-name="T16">const</text:span><text:span text:style-name="T20"> </text:span><text:span text:style-name="T24">rect</text:span><text:span text:style-name="T20"> = </text:span><text:span text:style-name="T24">canvas</text:span><text:span text:style-name="T20">.</text:span><text:span text:style-name="T23">getBoundingClientRect</text:span><text:span text:style-name="T20">();</text:span></text:p>
      <text:p text:style-name="P8"><text:span text:style-name="T16">const</text:span><text:span text:style-name="T20"> </text:span><text:span text:style-name="T24">x</text:span><text:span text:style-name="T20"> = </text:span><text:span text:style-name="T18">event</text:span><text:span text:style-name="T20">.</text:span><text:span text:style-name="T18">clientX</text:span><text:span text:style-name="T20"> - </text:span><text:span text:style-name="T24">rect</text:span><text:span text:style-name="T20">.</text:span><text:span text:style-name="T18">left</text:span><text:span text:style-name="T20">;</text:span></text:p>
      <text:p text:style-name="P8"><text:span text:style-name="T16">const</text:span><text:span text:style-name="T20"> </text:span><text:span text:style-name="T24">y</text:span><text:span text:style-name="T20"> = </text:span><text:span text:style-name="T18">event</text:span><text:span text:style-name="T20">.</text:span><text:span text:style-name="T18">clientY</text:span><text:span text:style-name="T20"> - </text:span><text:span text:style-name="T24">rect</text:span><text:span text:style-name="T20">.</text:span><text:span text:style-name="T18">top</text:span><text:span text:style-name="T20">;</text:span></text:p>
      <text:p text:style-name="P8"><text:span text:style-name="T24">ctx</text:span><text:span text:style-name="T20">.</text:span><text:span text:style-name="T18">fillStyle</text:span><text:span text:style-name="T20"> = </text:span><text:span text:style-name="T19">'#4a148c'</text:span><text:span text:style-name="T20">;</text:span></text:p>
      <text:p text:style-name="P8"><text:span text:style-name="T24">ctx</text:span><text:span text:style-name="T20">.</text:span><text:span text:style-name="T23">beginPath</text:span><text:span text:style-name="T20">();</text:span></text:p>
      <text:p text:style-name="P8"><text:span text:style-name="T24">ctx</text:span><text:span text:style-name="T20">.</text:span><text:span text:style-name="T23">arc</text:span><text:span text:style-name="T20">(</text:span><text:span text:style-name="T24">x</text:span><text:span text:style-name="T20">, </text:span><text:span text:style-name="T24">y</text:span><text:span text:style-name="T20">, </text:span><text:span text:style-name="T22">4</text:span><text:span text:style-name="T20">, </text:span><text:span text:style-name="T22">0</text:span><text:span text:style-name="T20">, </text:span><text:span text:style-name="T18">Math</text:span><text:span text:style-name="T20">.</text:span><text:span text:style-name="T18">PI</text:span><text:span text:style-name="T20"> * </text:span><text:span text:style-name="T22">2</text:span><text:span text:style-name="T20">);</text:span></text:p>
      <text:p text:style-name="P8"><text:span text:style-name="T24">ctx</text:span><text:span text:style-name="T20">.</text:span><text:span text:style-name="T23">fill</text:span><text:span text:style-name="T20">();</text:span></text:p>
      <text:p text:style-name="P19">}</text:p>
      <text:p text:style-name="P33"/>
      <text:p text:style-name="P8"><text:span text:style-name="T16">function</text:span><text:span text:style-name="T20"> </text:span><text:span text:style-name="T23">clearCanvas</text:span><text:span text:style-name="T20">() {</text:span></text:p>
      <text:p text:style-name="P8"><text:span text:style-name="T24">ctx</text:span><text:span text:style-name="T20">.</text:span><text:span text:style-name="T23">clearRect</text:span><text:span text:style-name="T20">(</text:span><text:span text:style-name="T22">0</text:span><text:span text:style-name="T20">, </text:span><text:span text:style-name="T22">0</text:span><text:span text:style-name="T20">, </text:span><text:span text:style-name="T24">canvas</text:span><text:span text:style-name="T20">.</text:span><text:span text:style-name="T18">width</text:span><text:span text:style-name="T20">, </text:span><text:span text:style-name="T24">canvas</text:span><text:span text:style-name="T20">.</text:span><text:span text:style-name="T18">height</text:span><text:span text:style-name="T20">);</text:span></text:p>
      <text:p text:style-name="P19">}</text:p>
      <text:p text:style-name="P8"><text:span text:style-name="T14">&lt;/</text:span><text:span text:style-name="T16">script</text:span><text:span text:style-name="T14">&gt;</text:span></text:p>
      <text:p text:style-name="P8"><text:span text:style-name="T14">&lt;/</text:span><text:span text:style-name="T16">body</text:span><text:span text:style-name="T14">&gt;</text:span></text:p>
      <text:p text:style-name="P8"><text:span text:style-name="T14">&lt;/</text:span><text:span text:style-name="T16">html</text:span><text:span text:style-name="T14">&gt;</text:span></text:p>
      <text:p text:style-name="P9"/>
      <text:p text:style-name="P37"/>
      <text:p text:style-name="P47">learn-numbers.html</text:p>
      <text:p text:style-name="P38"/>
      <text:p text:style-name="P13"><text:span text:style-name="T14">&lt;!</text:span><text:span text:style-name="T16">DOCTYPE</text:span> <text:span text:style-name="T18">html</text:span><text:span text:style-name="T14">&gt;</text:span></text:p>
      <text:p text:style-name="P8"><text:span text:style-name="T14">&lt;</text:span><text:span text:style-name="T16">html</text:span> <text:span text:style-name="T18">lang</text:span>=<text:span text:style-name="T19">"en"</text:span><text:span text:style-name="T14">&gt;</text:span></text:p>
      <text:p text:style-name="P8"><text:span text:style-name="T14">&lt;</text:span><text:span text:style-name="T16">head</text:span><text:span text:style-name="T14">&gt;</text:span></text:p>
      <text:p text:style-name="P8"><text:span text:style-name="T14">&lt;</text:span><text:span text:style-name="T16">meta</text:span> <text:span text:style-name="T18">charset</text:span>=<text:span text:style-name="T19">"UTF-8"</text:span><text:span text:style-name="T14">&gt;</text:span></text:p>
      <text:p text:style-name="P8"><text:span text:style-name="T14">&lt;</text:span><text:span text:style-name="T16">title</text:span><text:span text:style-name="T14">&gt;</text:span>Learn Numbers<text:span text:style-name="T14">&lt;/</text:span><text:span text:style-name="T16">title</text:span><text:span text:style-name="T14">&gt;</text:span></text:p>
      <text:p text:style-name="P8"><text:span text:style-name="T14">&lt;</text:span><text:span text:style-name="T16">style</text:span><text:span text:style-name="T14">&gt;</text:span></text:p>
      <text:p text:style-name="P8"><text:soft-page-break/><text:span text:style-name="T21">body</text:span><text:span text:style-name="T20"> {</text:span></text:p>
      <text:p text:style-name="P8"><text:span text:style-name="T18">font-family</text:span><text:span text:style-name="T20">: </text:span><text:span text:style-name="T19">'Comic Sans MS'</text:span><text:span text:style-name="T20">, cursive;</text:span></text:p>
      <text:p text:style-name="P8"><text:span text:style-name="T18">background-color</text:span><text:span text:style-name="T20">: </text:span><text:span text:style-name="T19">#e1f5fe</text:span><text:span text:style-name="T20">;</text:span></text:p>
      <text:p text:style-name="P8"><text:span text:style-name="T18">text-align</text:span><text:span text:style-name="T20">: </text:span><text:span text:style-name="T19">center</text:span><text:span text:style-name="T20">;</text:span></text:p>
      <text:p text:style-name="P8"><text:span text:style-name="T18">padding</text:span><text:span text:style-name="T20">: </text:span><text:span text:style-name="T22">2rem</text:span><text:span text:style-name="T20">;</text:span></text:p>
      <text:p text:style-name="P19">}</text:p>
      <text:p text:style-name="P8"><text:span text:style-name="T21">h1</text:span><text:span text:style-name="T20"> {</text:span></text:p>
      <text:p text:style-name="P8"><text:span text:style-name="T18">color</text:span><text:span text:style-name="T20">: </text:span><text:span text:style-name="T19">#0288d1</text:span><text:span text:style-name="T20">;</text:span></text:p>
      <text:p text:style-name="P19">}</text:p>
      <text:p text:style-name="P8"><text:span text:style-name="T21">.numbers</text:span><text:span text:style-name="T20"> {</text:span></text:p>
      <text:p text:style-name="P8"><text:span text:style-name="T18">display</text:span><text:span text:style-name="T20">: </text:span><text:span text:style-name="T19">flex</text:span><text:span text:style-name="T20">;</text:span></text:p>
      <text:p text:style-name="P8"><text:span text:style-name="T18">flex-wrap</text:span><text:span text:style-name="T20">: </text:span><text:span text:style-name="T19">wrap</text:span><text:span text:style-name="T20">;</text:span></text:p>
      <text:p text:style-name="P8"><text:span text:style-name="T18">justify-content</text:span><text:span text:style-name="T20">: </text:span><text:span text:style-name="T19">center</text:span><text:span text:style-name="T20">;</text:span></text:p>
      <text:p text:style-name="P8"><text:span text:style-name="T18">gap</text:span><text:span text:style-name="T20">: </text:span><text:span text:style-name="T22">1rem</text:span><text:span text:style-name="T20">;</text:span></text:p>
      <text:p text:style-name="P8"><text:span text:style-name="T18">margin</text:span><text:span text:style-name="T20">: </text:span><text:span text:style-name="T22">2rem</text:span><text:span text:style-name="T20"> </text:span><text:span text:style-name="T22">0</text:span><text:span text:style-name="T20">;</text:span></text:p>
      <text:p text:style-name="P19">}</text:p>
      <text:p text:style-name="P8"><text:span text:style-name="T21">.number</text:span><text:span text:style-name="T20"> {</text:span></text:p>
      <text:p text:style-name="P8"><text:span text:style-name="T18">font-size</text:span><text:span text:style-name="T20">: </text:span><text:span text:style-name="T22">2rem</text:span><text:span text:style-name="T20">;</text:span></text:p>
      <text:p text:style-name="P8"><text:span text:style-name="T18">background-color</text:span><text:span text:style-name="T20">: </text:span><text:span text:style-name="T19">#b3e5fc</text:span><text:span text:style-name="T20">;</text:span></text:p>
      <text:p text:style-name="P8"><text:span text:style-name="T18">border-radius</text:span><text:span text:style-name="T20">: </text:span><text:span text:style-name="T22">12px</text:span><text:span text:style-name="T20">;</text:span></text:p>
      <text:p text:style-name="P8"><text:span text:style-name="T18">padding</text:span><text:span text:style-name="T20">: </text:span><text:span text:style-name="T22">1rem</text:span><text:span text:style-name="T20"> </text:span><text:span text:style-name="T22">1.5rem</text:span><text:span text:style-name="T20">;</text:span></text:p>
      <text:p text:style-name="P8"><text:span text:style-name="T18">cursor</text:span><text:span text:style-name="T20">: </text:span><text:span text:style-name="T19">pointer</text:span><text:span text:style-name="T20">;</text:span></text:p>
      <text:p text:style-name="P8"><text:span text:style-name="T18">box-shadow</text:span><text:span text:style-name="T20">: </text:span><text:span text:style-name="T22">2px</text:span><text:span text:style-name="T20"> </text:span><text:span text:style-name="T22">2px</text:span><text:span text:style-name="T20"> </text:span><text:span text:style-name="T22">6px</text:span><text:span text:style-name="T20"> </text:span><text:span text:style-name="T19">#aaa</text:span><text:span text:style-name="T20">;</text:span></text:p>
      <text:p text:style-name="P8"><text:span text:style-name="T18">transition</text:span><text:span text:style-name="T20">: background-color </text:span><text:span text:style-name="T22">0.3s</text:span><text:span text:style-name="T20">;</text:span></text:p>
      <text:p text:style-name="P19">}</text:p>
      <text:p text:style-name="P8"><text:span text:style-name="T21">.number:hover</text:span><text:span text:style-name="T20"> {</text:span></text:p>
      <text:p text:style-name="P8"><text:span text:style-name="T18">background-color</text:span><text:span text:style-name="T20">: </text:span><text:span text:style-name="T19">#81d4fa</text:span><text:span text:style-name="T20">;</text:span></text:p>
      <text:p text:style-name="P19">}</text:p>
      <text:p text:style-name="P8"><text:span text:style-name="T21">#canvas-container</text:span><text:span text:style-name="T20"> {</text:span></text:p>
      <text:p text:style-name="P8"><text:span text:style-name="T18">margin-top</text:span><text:span text:style-name="T20">: </text:span><text:span text:style-name="T22">2rem</text:span><text:span text:style-name="T20">;</text:span></text:p>
      <text:p text:style-name="P19">}</text:p>
      <text:p text:style-name="P8"><text:span text:style-name="T21">canvas</text:span><text:span text:style-name="T20"> {</text:span></text:p>
      <text:p text:style-name="P8"><text:span text:style-name="T18">border</text:span><text:span text:style-name="T20">: </text:span><text:span text:style-name="T22">2px</text:span><text:span text:style-name="T20"> </text:span><text:span text:style-name="T19">dashed</text:span><text:span text:style-name="T20"> </text:span><text:span text:style-name="T19">#0288d1</text:span><text:span text:style-name="T20">;</text:span></text:p>
      <text:p text:style-name="P8"><text:span text:style-name="T18">background-color</text:span><text:span text:style-name="T20">: </text:span><text:span text:style-name="T19">#ffffff</text:span><text:span text:style-name="T20">;</text:span></text:p>
      <text:p text:style-name="P19">}</text:p>
      <text:p text:style-name="P8"><text:soft-page-break/><text:span text:style-name="T21">button</text:span><text:span text:style-name="T20"> {</text:span></text:p>
      <text:p text:style-name="P8"><text:span text:style-name="T18">margin-top</text:span><text:span text:style-name="T20">: </text:span><text:span text:style-name="T22">1rem</text:span><text:span text:style-name="T20">;</text:span></text:p>
      <text:p text:style-name="P8"><text:span text:style-name="T18">padding</text:span><text:span text:style-name="T20">: </text:span><text:span text:style-name="T22">0.5rem</text:span><text:span text:style-name="T20"> </text:span><text:span text:style-name="T22">1rem</text:span><text:span text:style-name="T20">;</text:span></text:p>
      <text:p text:style-name="P8"><text:span text:style-name="T18">border</text:span><text:span text:style-name="T20">: </text:span><text:span text:style-name="T19">none</text:span><text:span text:style-name="T20">;</text:span></text:p>
      <text:p text:style-name="P8"><text:span text:style-name="T18">border-radius</text:span><text:span text:style-name="T20">: </text:span><text:span text:style-name="T22">8px</text:span><text:span text:style-name="T20">;</text:span></text:p>
      <text:p text:style-name="P8"><text:span text:style-name="T18">background-color</text:span><text:span text:style-name="T20">: </text:span><text:span text:style-name="T19">#ffcc80</text:span><text:span text:style-name="T20">;</text:span></text:p>
      <text:p text:style-name="P8"><text:span text:style-name="T18">cursor</text:span><text:span text:style-name="T20">: </text:span><text:span text:style-name="T19">pointer</text:span><text:span text:style-name="T20">;</text:span></text:p>
      <text:p text:style-name="P8"><text:span text:style-name="T18">font-size</text:span><text:span text:style-name="T20">: </text:span><text:span text:style-name="T22">1rem</text:span><text:span text:style-name="T20">;</text:span></text:p>
      <text:p text:style-name="P19">}</text:p>
      <text:p text:style-name="P8"><text:span text:style-name="T14">&lt;/</text:span><text:span text:style-name="T16">style</text:span><text:span text:style-name="T14">&gt;</text:span></text:p>
      <text:p text:style-name="P8"><text:span text:style-name="T14">&lt;/</text:span><text:span text:style-name="T16">head</text:span><text:span text:style-name="T14">&gt;</text:span></text:p>
      <text:p text:style-name="P8"><text:span text:style-name="T14">&lt;</text:span><text:span text:style-name="T16">body</text:span><text:span text:style-name="T14">&gt;</text:span></text:p>
      <text:p text:style-name="P8"><text:span text:style-name="T14">&lt;</text:span><text:span text:style-name="T16">h1</text:span><text:span text:style-name="T14">&gt;&lt;</text:span><text:span text:style-name="T16">button</text:span> <text:span text:style-name="T18">onclick</text:span>=<text:span text:style-name="T19">"</text:span><text:span text:style-name="T23">goToMenu</text:span><text:span text:style-name="T19">()"</text:span> </text:p>
      <text:p text:style-name="P8"><text:span text:style-name="T18">style</text:span>=<text:span text:style-name="T19">"position: absolute; top: 1rem; left: 1rem; padding: 0.5rem 1rem; background-color: #4caf50; color: white; border: none; border-radius: 8px;"</text:span><text:span text:style-name="T14">&gt;</text:span></text:p>
      <text:p text:style-name="P14">🏠 <text:span text:style-name="T5">Menu</text:span></text:p>
      <text:p text:style-name="P8"><text:span text:style-name="T14">&lt;/</text:span><text:span text:style-name="T16">button</text:span><text:span text:style-name="T14">&gt;&lt;/</text:span><text:span text:style-name="T16">h1</text:span><text:span text:style-name="T14">&gt;</text:span></text:p>
      <text:p text:style-name="P8"><text:span text:style-name="T14">&lt;</text:span><text:span text:style-name="T16">h1</text:span><text:span text:style-name="T14">&gt;</text:span>🔢 Learn Numbers<text:span text:style-name="T14">&lt;/</text:span><text:span text:style-name="T16">h1</text:span><text:span text:style-name="T14">&gt;</text:span></text:p>
      <text:p text:style-name="P8"><text:span text:style-name="T14">&lt;</text:span><text:span text:style-name="T16">div</text:span> <text:span text:style-name="T18">class</text:span>=<text:span text:style-name="T19">"numbers"</text:span> <text:span text:style-name="T18">id</text:span>=<text:span text:style-name="T19">"numbers"</text:span><text:span text:style-name="T14">&gt;&lt;/</text:span><text:span text:style-name="T16">div</text:span><text:span text:style-name="T14">&gt;</text:span></text:p>
      <text:p text:style-name="P33"/>
      <text:p text:style-name="P8"><text:span text:style-name="T14">&lt;</text:span><text:span text:style-name="T16">div</text:span> <text:span text:style-name="T18">id</text:span>=<text:span text:style-name="T19">"canvas-container"</text:span><text:span text:style-name="T14">&gt;</text:span></text:p>
      <text:p text:style-name="P8"><text:span text:style-name="T14">&lt;</text:span><text:span text:style-name="T16">h2</text:span><text:span text:style-name="T14">&gt;</text:span>📝 Practice Writing<text:span text:style-name="T14">&lt;/</text:span><text:span text:style-name="T16">h2</text:span><text:span text:style-name="T14">&gt;</text:span></text:p>
      <text:p text:style-name="P8"><text:span text:style-name="T14">&lt;</text:span><text:span text:style-name="T16">canvas</text:span> <text:span text:style-name="T18">id</text:span>=<text:span text:style-name="T19">"drawCanvas"</text:span> <text:span text:style-name="T18">width</text:span>=<text:span text:style-name="T19">"400"</text:span> <text:span text:style-name="T18">height</text:span>=<text:span text:style-name="T19">"300"</text:span><text:span text:style-name="T14">&gt;&lt;/</text:span><text:span text:style-name="T16">canvas</text:span><text:span text:style-name="T14">&gt;&lt;</text:span><text:span text:style-name="T16">br</text:span><text:span text:style-name="T14">&gt;</text:span></text:p>
      <text:p text:style-name="P8"><text:span text:style-name="T14">&lt;</text:span><text:span text:style-name="T16">button</text:span> <text:span text:style-name="T18">onclick</text:span>=<text:span text:style-name="T19">"</text:span><text:span text:style-name="T23">clearCanvas</text:span><text:span text:style-name="T19">()"</text:span><text:span text:style-name="T14">&gt;</text:span>🧹 Clear<text:span text:style-name="T14">&lt;/</text:span><text:span text:style-name="T16">button</text:span><text:span text:style-name="T14">&gt;</text:span></text:p>
      <text:p text:style-name="P8"><text:span text:style-name="T14">&lt;/</text:span><text:span text:style-name="T16">div</text:span><text:span text:style-name="T14">&gt;</text:span></text:p>
      <text:p text:style-name="P33"/>
      <text:p text:style-name="P8"><text:span text:style-name="T14">&lt;</text:span><text:span text:style-name="T16">script</text:span><text:span text:style-name="T14">&gt;</text:span></text:p>
      <text:p text:style-name="P8"><text:span text:style-name="T16">function</text:span><text:span text:style-name="T20"> </text:span><text:span text:style-name="T23">goToMenu</text:span><text:span text:style-name="T20">() {</text:span></text:p>
      <text:p text:style-name="P8"><text:span text:style-name="T16">const</text:span><text:span text:style-name="T20"> </text:span><text:span text:style-name="T24">grade</text:span><text:span text:style-name="T20"> = </text:span><text:span text:style-name="T18">localStorage</text:span><text:span text:style-name="T20">.</text:span><text:span text:style-name="T23">getItem</text:span><text:span text:style-name="T20">(</text:span><text:span text:style-name="T19">"selected_grade"</text:span><text:span text:style-name="T20">) || </text:span><text:span text:style-name="T19">"tk"</text:span><text:span text:style-name="T20">;</text:span></text:p>
      <text:p text:style-name="P8"><text:span text:style-name="T18">window</text:span><text:span text:style-name="T20">.</text:span><text:span text:style-name="T18">location</text:span><text:span text:style-name="T20">.</text:span><text:span text:style-name="T18">href</text:span><text:span text:style-name="T20"> = </text:span><text:span text:style-name="T19">`menu-</text:span><text:span text:style-name="T16">${</text:span><text:span text:style-name="T24">grade</text:span><text:span text:style-name="T16">}</text:span><text:span text:style-name="T19">.html`</text:span><text:span text:style-name="T20">;</text:span></text:p>
      <text:p text:style-name="P19">}</text:p>
      <text:p text:style-name="P33"/>
      <text:p text:style-name="P8"><text:span text:style-name="T16">const</text:span><text:span text:style-name="T20"> </text:span><text:span text:style-name="T24">numbers</text:span><text:span text:style-name="T20"> = </text:span><text:span text:style-name="T26">Array</text:span><text:span text:style-name="T20">.</text:span><text:span text:style-name="T23">from</text:span><text:span text:style-name="T20">({</text:span><text:span text:style-name="T18">length:</text:span><text:span text:style-name="T20"> </text:span><text:span text:style-name="T22">25</text:span><text:span text:style-name="T20">}, (</text:span><text:span text:style-name="T18">_</text:span><text:span text:style-name="T20">, </text:span><text:span text:style-name="T18">i</text:span><text:span text:style-name="T20">) </text:span><text:span text:style-name="T16">=&gt;</text:span><text:span text:style-name="T20"> </text:span><text:span text:style-name="T18">i</text:span><text:span text:style-name="T20"> + </text:span><text:span text:style-name="T22">1</text:span><text:span text:style-name="T20">); </text:span><text:span text:style-name="T7">// 1 to 25</text:span></text:p>
      <text:p text:style-name="P8"><text:span text:style-name="T16">const</text:span><text:span text:style-name="T20"> </text:span><text:span text:style-name="T24">numbersContainer</text:span><text:span text:style-name="T20"> = </text:span><text:span text:style-name="T18">document</text:span><text:span text:style-name="T20">.</text:span><text:span text:style-name="T23">getElementById</text:span><text:span text:style-name="T20">(</text:span><text:span text:style-name="T19">'numbers'</text:span><text:span text:style-name="T20">);</text:span></text:p>
      <text:p text:style-name="P33"/>
      <text:p text:style-name="P8"><text:soft-page-break/><text:span text:style-name="T24">numbers</text:span><text:span text:style-name="T20">.</text:span><text:span text:style-name="T23">forEach</text:span><text:span text:style-name="T20">(</text:span><text:span text:style-name="T18">num</text:span><text:span text:style-name="T20"> </text:span><text:span text:style-name="T16">=&gt;</text:span><text:span text:style-name="T20"> {</text:span></text:p>
      <text:p text:style-name="P8"><text:span text:style-name="T16">const</text:span><text:span text:style-name="T20"> </text:span><text:span text:style-name="T24">div</text:span><text:span text:style-name="T20"> = </text:span><text:span text:style-name="T18">document</text:span><text:span text:style-name="T20">.</text:span><text:span text:style-name="T23">createElement</text:span><text:span text:style-name="T20">(</text:span><text:span text:style-name="T19">'div'</text:span><text:span text:style-name="T20">);</text:span></text:p>
      <text:p text:style-name="P8"><text:span text:style-name="T24">div</text:span><text:span text:style-name="T20">.</text:span><text:span text:style-name="T18">className</text:span><text:span text:style-name="T20"> = </text:span><text:span text:style-name="T19">'number'</text:span><text:span text:style-name="T20">;</text:span></text:p>
      <text:p text:style-name="P8"><text:span text:style-name="T24">div</text:span><text:span text:style-name="T20">.</text:span><text:span text:style-name="T18">textContent</text:span><text:span text:style-name="T20"> = </text:span><text:span text:style-name="T18">num</text:span><text:span text:style-name="T20">;</text:span></text:p>
      <text:p text:style-name="P8"><text:span text:style-name="T24">div</text:span><text:span text:style-name="T20">.</text:span><text:span text:style-name="T23">onclick</text:span><text:span text:style-name="T20"> = () </text:span><text:span text:style-name="T16">=&gt;</text:span><text:span text:style-name="T20"> </text:span><text:span text:style-name="T23">speak</text:span><text:span text:style-name="T20">(</text:span><text:span text:style-name="T18">num</text:span><text:span text:style-name="T20">);</text:span></text:p>
      <text:p text:style-name="P8"><text:span text:style-name="T24">numbersContainer</text:span><text:span text:style-name="T20">.</text:span><text:span text:style-name="T23">appendChild</text:span><text:span text:style-name="T20">(</text:span><text:span text:style-name="T24">div</text:span><text:span text:style-name="T20">);</text:span></text:p>
      <text:p text:style-name="P19">});</text:p>
      <text:p text:style-name="P33"/>
      <text:p text:style-name="P8"><text:span text:style-name="T16">function</text:span><text:span text:style-name="T20"> </text:span><text:span text:style-name="T23">speak</text:span><text:span text:style-name="T20">(</text:span><text:span text:style-name="T18">text</text:span><text:span text:style-name="T20">) {</text:span></text:p>
      <text:p text:style-name="P8"><text:span text:style-name="T16">const</text:span><text:span text:style-name="T20"> </text:span><text:span text:style-name="T24">msg</text:span><text:span text:style-name="T20"> = </text:span><text:span text:style-name="T16">new</text:span><text:span text:style-name="T20"> </text:span><text:span text:style-name="T26">SpeechSynthesisUtterance</text:span><text:span text:style-name="T20">(</text:span><text:span text:style-name="T18">text</text:span><text:span text:style-name="T20">);</text:span></text:p>
      <text:p text:style-name="P8"><text:span text:style-name="T18">window</text:span><text:span text:style-name="T20">.</text:span><text:span text:style-name="T18">speechSynthesis</text:span><text:span text:style-name="T20">.</text:span><text:span text:style-name="T23">speak</text:span><text:span text:style-name="T20">(</text:span><text:span text:style-name="T24">msg</text:span><text:span text:style-name="T20">);</text:span></text:p>
      <text:p text:style-name="P19">}</text:p>
      <text:p text:style-name="P33"/>
      <text:p text:style-name="P16">// Drawing functionality</text:p>
      <text:p text:style-name="P8"><text:span text:style-name="T16">const</text:span><text:span text:style-name="T20"> </text:span><text:span text:style-name="T24">canvas</text:span><text:span text:style-name="T20"> = </text:span><text:span text:style-name="T18">document</text:span><text:span text:style-name="T20">.</text:span><text:span text:style-name="T23">getElementById</text:span><text:span text:style-name="T20">(</text:span><text:span text:style-name="T19">'drawCanvas'</text:span><text:span text:style-name="T20">);</text:span></text:p>
      <text:p text:style-name="P8"><text:span text:style-name="T16">const</text:span><text:span text:style-name="T20"> </text:span><text:span text:style-name="T24">ctx</text:span><text:span text:style-name="T20"> = </text:span><text:span text:style-name="T24">canvas</text:span><text:span text:style-name="T20">.</text:span><text:span text:style-name="T23">getContext</text:span><text:span text:style-name="T20">(</text:span><text:span text:style-name="T19">'2d'</text:span><text:span text:style-name="T20">);</text:span></text:p>
      <text:p text:style-name="P8"><text:span text:style-name="T16">let</text:span><text:span text:style-name="T20"> </text:span><text:span text:style-name="T18">drawing</text:span><text:span text:style-name="T20"> = </text:span><text:span text:style-name="T16">false</text:span><text:span text:style-name="T20">;</text:span></text:p>
      <text:p text:style-name="P33"/>
      <text:p text:style-name="P8"><text:span text:style-name="T24">canvas</text:span><text:span text:style-name="T20">.</text:span><text:span text:style-name="T23">addEventListener</text:span><text:span text:style-name="T20">(</text:span><text:span text:style-name="T19">'mousedown'</text:span><text:span text:style-name="T20">, () </text:span><text:span text:style-name="T16">=&gt;</text:span><text:span text:style-name="T20"> </text:span><text:span text:style-name="T18">drawing</text:span><text:span text:style-name="T20"> = </text:span><text:span text:style-name="T16">true</text:span><text:span text:style-name="T20">);</text:span></text:p>
      <text:p text:style-name="P8"><text:span text:style-name="T24">canvas</text:span><text:span text:style-name="T20">.</text:span><text:span text:style-name="T23">addEventListener</text:span><text:span text:style-name="T20">(</text:span><text:span text:style-name="T19">'mouseup'</text:span><text:span text:style-name="T20">, () </text:span><text:span text:style-name="T16">=&gt;</text:span><text:span text:style-name="T20"> </text:span><text:span text:style-name="T18">drawing</text:span><text:span text:style-name="T20"> = </text:span><text:span text:style-name="T16">false</text:span><text:span text:style-name="T20">);</text:span></text:p>
      <text:p text:style-name="P8"><text:span text:style-name="T24">canvas</text:span><text:span text:style-name="T20">.</text:span><text:span text:style-name="T23">addEventListener</text:span><text:span text:style-name="T20">(</text:span><text:span text:style-name="T19">'mouseout'</text:span><text:span text:style-name="T20">, () </text:span><text:span text:style-name="T16">=&gt;</text:span><text:span text:style-name="T20"> </text:span><text:span text:style-name="T18">drawing</text:span><text:span text:style-name="T20"> = </text:span><text:span text:style-name="T16">false</text:span><text:span text:style-name="T20">);</text:span></text:p>
      <text:p text:style-name="P8"><text:span text:style-name="T24">canvas</text:span><text:span text:style-name="T20">.</text:span><text:span text:style-name="T23">addEventListener</text:span><text:span text:style-name="T20">(</text:span><text:span text:style-name="T19">'mousemove'</text:span><text:span text:style-name="T20">, </text:span><text:span text:style-name="T23">draw</text:span><text:span text:style-name="T20">);</text:span></text:p>
      <text:p text:style-name="P33"/>
      <text:p text:style-name="P8"><text:span text:style-name="T16">function</text:span><text:span text:style-name="T20"> </text:span><text:span text:style-name="T23">draw</text:span><text:span text:style-name="T20">(</text:span><text:span text:style-name="T18">event</text:span><text:span text:style-name="T20">) {</text:span></text:p>
      <text:p text:style-name="P8"><text:span text:style-name="T25">if</text:span><text:span text:style-name="T20"> (!</text:span><text:span text:style-name="T18">drawing</text:span><text:span text:style-name="T20">) </text:span><text:span text:style-name="T25">return</text:span><text:span text:style-name="T20">;</text:span></text:p>
      <text:p text:style-name="P8"><text:span text:style-name="T16">const</text:span><text:span text:style-name="T20"> </text:span><text:span text:style-name="T24">rect</text:span><text:span text:style-name="T20"> = </text:span><text:span text:style-name="T24">canvas</text:span><text:span text:style-name="T20">.</text:span><text:span text:style-name="T23">getBoundingClientRect</text:span><text:span text:style-name="T20">();</text:span></text:p>
      <text:p text:style-name="P8"><text:span text:style-name="T16">const</text:span><text:span text:style-name="T20"> </text:span><text:span text:style-name="T24">x</text:span><text:span text:style-name="T20"> = </text:span><text:span text:style-name="T18">event</text:span><text:span text:style-name="T20">.</text:span><text:span text:style-name="T18">clientX</text:span><text:span text:style-name="T20"> - </text:span><text:span text:style-name="T24">rect</text:span><text:span text:style-name="T20">.</text:span><text:span text:style-name="T18">left</text:span><text:span text:style-name="T20">;</text:span></text:p>
      <text:p text:style-name="P8"><text:span text:style-name="T16">const</text:span><text:span text:style-name="T20"> </text:span><text:span text:style-name="T24">y</text:span><text:span text:style-name="T20"> = </text:span><text:span text:style-name="T18">event</text:span><text:span text:style-name="T20">.</text:span><text:span text:style-name="T18">clientY</text:span><text:span text:style-name="T20"> - </text:span><text:span text:style-name="T24">rect</text:span><text:span text:style-name="T20">.</text:span><text:span text:style-name="T18">top</text:span><text:span text:style-name="T20">;</text:span></text:p>
      <text:p text:style-name="P8"><text:span text:style-name="T24">ctx</text:span><text:span text:style-name="T20">.</text:span><text:span text:style-name="T18">fillStyle</text:span><text:span text:style-name="T20"> = </text:span><text:span text:style-name="T19">'#006064'</text:span><text:span text:style-name="T20">;</text:span></text:p>
      <text:p text:style-name="P8"><text:span text:style-name="T24">ctx</text:span><text:span text:style-name="T20">.</text:span><text:span text:style-name="T23">beginPath</text:span><text:span text:style-name="T20">();</text:span></text:p>
      <text:p text:style-name="P8"><text:span text:style-name="T24">ctx</text:span><text:span text:style-name="T20">.</text:span><text:span text:style-name="T23">arc</text:span><text:span text:style-name="T20">(</text:span><text:span text:style-name="T24">x</text:span><text:span text:style-name="T20">, </text:span><text:span text:style-name="T24">y</text:span><text:span text:style-name="T20">, </text:span><text:span text:style-name="T22">4</text:span><text:span text:style-name="T20">, </text:span><text:span text:style-name="T22">0</text:span><text:span text:style-name="T20">, </text:span><text:span text:style-name="T18">Math</text:span><text:span text:style-name="T20">.</text:span><text:span text:style-name="T18">PI</text:span><text:span text:style-name="T20"> * </text:span><text:span text:style-name="T22">2</text:span><text:span text:style-name="T20">);</text:span></text:p>
      <text:p text:style-name="P8"><text:span text:style-name="T24">ctx</text:span><text:span text:style-name="T20">.</text:span><text:span text:style-name="T23">fill</text:span><text:span text:style-name="T20">();</text:span></text:p>
      <text:p text:style-name="P19">}</text:p>
      <text:p text:style-name="P33"/>
      <text:p text:style-name="P8"><text:span text:style-name="T16">function</text:span><text:span text:style-name="T20"> </text:span><text:span text:style-name="T23">clearCanvas</text:span><text:span text:style-name="T20">() {</text:span></text:p>
      <text:p text:style-name="P8"><text:span text:style-name="T24">ctx</text:span><text:span text:style-name="T20">.</text:span><text:span text:style-name="T23">clearRect</text:span><text:span text:style-name="T20">(</text:span><text:span text:style-name="T22">0</text:span><text:span text:style-name="T20">, </text:span><text:span text:style-name="T22">0</text:span><text:span text:style-name="T20">, </text:span><text:span text:style-name="T24">canvas</text:span><text:span text:style-name="T20">.</text:span><text:span text:style-name="T18">width</text:span><text:span text:style-name="T20">, </text:span><text:span text:style-name="T24">canvas</text:span><text:span text:style-name="T20">.</text:span><text:span text:style-name="T18">height</text:span><text:span text:style-name="T20">);</text:span></text:p>
      <text:p text:style-name="P19"><text:soft-page-break/>}</text:p>
      <text:p text:style-name="P8"><text:span text:style-name="T14">&lt;/</text:span><text:span text:style-name="T16">script</text:span><text:span text:style-name="T14">&gt;</text:span></text:p>
      <text:p text:style-name="P8"><text:span text:style-name="T14">&lt;/</text:span><text:span text:style-name="T16">body</text:span><text:span text:style-name="T14">&gt;</text:span></text:p>
      <text:p text:style-name="P8"><text:span text:style-name="T14">&lt;/</text:span><text:span text:style-name="T16">html</text:span><text:span text:style-name="T14">&gt;</text:span></text:p>
      <text:p text:style-name="P9"/>
      <text:p text:style-name="P38"/>
      <text:p text:style-name="P48">addition-game.html</text:p>
      <text:p text:style-name="P37"/>
      <text:p text:style-name="P37"/>
      <text:p text:style-name="P12"><text:span text:style-name="T14">&lt;!</text:span><text:span text:style-name="T16">DOCTYPE</text:span> <text:span text:style-name="T18">html</text:span><text:span text:style-name="T14">&gt;</text:span></text:p>
      <text:p text:style-name="P8"><text:span text:style-name="T14">&lt;</text:span><text:span text:style-name="T16">html</text:span> <text:span text:style-name="T18">lang</text:span>=<text:span text:style-name="T19">"en"</text:span><text:span text:style-name="T14">&gt;</text:span></text:p>
      <text:p text:style-name="P8"><text:span text:style-name="T14">&lt;</text:span><text:span text:style-name="T16">head</text:span><text:span text:style-name="T14">&gt;</text:span></text:p>
      <text:p text:style-name="P8"><text:span text:style-name="T14">&lt;</text:span><text:span text:style-name="T16">meta</text:span> <text:span text:style-name="T18">charset</text:span>=<text:span text:style-name="T19">"UTF-8"</text:span><text:span text:style-name="T14">&gt;</text:span></text:p>
      <text:p text:style-name="P8"><text:span text:style-name="T14">&lt;</text:span><text:span text:style-name="T16">title</text:span><text:span text:style-name="T14">&gt;</text:span>Learn Addition<text:span text:style-name="T14">&lt;/</text:span><text:span text:style-name="T16">title</text:span><text:span text:style-name="T14">&gt;</text:span></text:p>
      <text:p text:style-name="P8"><text:span text:style-name="T14">&lt;</text:span><text:span text:style-name="T16">style</text:span><text:span text:style-name="T14">&gt;</text:span></text:p>
      <text:p text:style-name="P8"><text:span text:style-name="T21">body</text:span><text:span text:style-name="T20"> {</text:span></text:p>
      <text:p text:style-name="P8"><text:span text:style-name="T18">font-family</text:span><text:span text:style-name="T20">: </text:span><text:span text:style-name="T19">'Comic Sans MS'</text:span><text:span text:style-name="T20">, cursive;</text:span></text:p>
      <text:p text:style-name="P8"><text:span text:style-name="T18">background-color</text:span><text:span text:style-name="T20">: </text:span><text:span text:style-name="T19">#fce4ec</text:span><text:span text:style-name="T20">;</text:span></text:p>
      <text:p text:style-name="P8"><text:span text:style-name="T18">text-align</text:span><text:span text:style-name="T20">: </text:span><text:span text:style-name="T19">center</text:span><text:span text:style-name="T20">;</text:span></text:p>
      <text:p text:style-name="P8"><text:span text:style-name="T18">padding</text:span><text:span text:style-name="T20">: </text:span><text:span text:style-name="T22">2rem</text:span><text:span text:style-name="T20">;</text:span></text:p>
      <text:p text:style-name="P19">}</text:p>
      <text:p text:style-name="P8"><text:span text:style-name="T21">h1</text:span><text:span text:style-name="T20"> {</text:span></text:p>
      <text:p text:style-name="P8"><text:span text:style-name="T18">color</text:span><text:span text:style-name="T20">: </text:span><text:span text:style-name="T19">#ec407a</text:span><text:span text:style-name="T20">;</text:span></text:p>
      <text:p text:style-name="P19">}</text:p>
      <text:p text:style-name="P8"><text:span text:style-name="T21">#question</text:span><text:span text:style-name="T20"> {</text:span></text:p>
      <text:p text:style-name="P8"><text:span text:style-name="T18">font-size</text:span><text:span text:style-name="T20">: </text:span><text:span text:style-name="T22">2rem</text:span><text:span text:style-name="T20">;</text:span></text:p>
      <text:p text:style-name="P8"><text:span text:style-name="T18">margin</text:span><text:span text:style-name="T20">: </text:span><text:span text:style-name="T22">2rem</text:span><text:span text:style-name="T20"> </text:span><text:span text:style-name="T22">0</text:span><text:span text:style-name="T20">;</text:span></text:p>
      <text:p text:style-name="P19">}</text:p>
      <text:p text:style-name="P8"><text:span text:style-name="T21">.emoji-set</text:span><text:span text:style-name="T20"> {</text:span></text:p>
      <text:p text:style-name="P8"><text:span text:style-name="T18">font-size</text:span><text:span text:style-name="T20">: </text:span><text:span text:style-name="T22">2.5rem</text:span><text:span text:style-name="T20">;</text:span></text:p>
      <text:p text:style-name="P8"><text:span text:style-name="T18">margin</text:span><text:span text:style-name="T20">: </text:span><text:span text:style-name="T22">1rem</text:span><text:span text:style-name="T20">;</text:span></text:p>
      <text:p text:style-name="P19">}</text:p>
      <text:p text:style-name="P8"><text:span text:style-name="T21">.choices</text:span><text:span text:style-name="T20"> {</text:span></text:p>
      <text:p text:style-name="P8"><text:span text:style-name="T18">margin</text:span><text:span text:style-name="T20">: </text:span><text:span text:style-name="T22">2rem</text:span><text:span text:style-name="T20"> </text:span><text:span text:style-name="T22">0</text:span><text:span text:style-name="T20">;</text:span></text:p>
      <text:p text:style-name="P19">}</text:p>
      <text:p text:style-name="P8"><text:span text:style-name="T21">.choices</text:span><text:span text:style-name="T20"> </text:span><text:span text:style-name="T21">button</text:span><text:span text:style-name="T20"> {</text:span></text:p>
      <text:p text:style-name="P8"><text:soft-page-break/><text:span text:style-name="T18">margin</text:span><text:span text:style-name="T20">: </text:span><text:span text:style-name="T22">0.5rem</text:span><text:span text:style-name="T20">;</text:span></text:p>
      <text:p text:style-name="P8"><text:span text:style-name="T18">padding</text:span><text:span text:style-name="T20">: </text:span><text:span text:style-name="T22">0.7rem</text:span><text:span text:style-name="T20"> </text:span><text:span text:style-name="T22">1.5rem</text:span><text:span text:style-name="T20">;</text:span></text:p>
      <text:p text:style-name="P8"><text:span text:style-name="T18">font-size</text:span><text:span text:style-name="T20">: </text:span><text:span text:style-name="T22">1.2rem</text:span><text:span text:style-name="T20">;</text:span></text:p>
      <text:p text:style-name="P8"><text:span text:style-name="T18">border</text:span><text:span text:style-name="T20">: </text:span><text:span text:style-name="T19">none</text:span><text:span text:style-name="T20">;</text:span></text:p>
      <text:p text:style-name="P8"><text:span text:style-name="T18">background-color</text:span><text:span text:style-name="T20">: </text:span><text:span text:style-name="T19">#f8bbd0</text:span><text:span text:style-name="T20">;</text:span></text:p>
      <text:p text:style-name="P8"><text:span text:style-name="T18">border-radius</text:span><text:span text:style-name="T20">: </text:span><text:span text:style-name="T22">10px</text:span><text:span text:style-name="T20">;</text:span></text:p>
      <text:p text:style-name="P8"><text:span text:style-name="T18">cursor</text:span><text:span text:style-name="T20">: </text:span><text:span text:style-name="T19">pointer</text:span><text:span text:style-name="T20">;</text:span></text:p>
      <text:p text:style-name="P19">}</text:p>
      <text:p text:style-name="P8"><text:span text:style-name="T21">#feedback</text:span><text:span text:style-name="T20">, </text:span><text:span text:style-name="T21">#stars</text:span><text:span text:style-name="T20"> {</text:span></text:p>
      <text:p text:style-name="P8"><text:span text:style-name="T18">font-size</text:span><text:span text:style-name="T20">: </text:span><text:span text:style-name="T22">1.2rem</text:span><text:span text:style-name="T20">;</text:span></text:p>
      <text:p text:style-name="P8"><text:span text:style-name="T18">margin-top</text:span><text:span text:style-name="T20">: </text:span><text:span text:style-name="T22">1rem</text:span><text:span text:style-name="T20">;</text:span></text:p>
      <text:p text:style-name="P19">}</text:p>
      <text:p text:style-name="P8"><text:span text:style-name="T21">#score</text:span><text:span text:style-name="T20"> {</text:span></text:p>
      <text:p text:style-name="P8"><text:span text:style-name="T18">font-size</text:span><text:span text:style-name="T20">: </text:span><text:span text:style-name="T22">1.2rem</text:span><text:span text:style-name="T20">;</text:span></text:p>
      <text:p text:style-name="P8"><text:span text:style-name="T18">margin-top</text:span><text:span text:style-name="T20">: </text:span><text:span text:style-name="T22">1rem</text:span><text:span text:style-name="T20">;</text:span></text:p>
      <text:p text:style-name="P19">}</text:p>
      <text:p text:style-name="P8"><text:span text:style-name="T21">#final</text:span><text:span text:style-name="T20"> {</text:span></text:p>
      <text:p text:style-name="P8"><text:span text:style-name="T18">font-size</text:span><text:span text:style-name="T20">: </text:span><text:span text:style-name="T22">1.4rem</text:span><text:span text:style-name="T20">;</text:span></text:p>
      <text:p text:style-name="P8"><text:span text:style-name="T18">margin-top</text:span><text:span text:style-name="T20">: </text:span><text:span text:style-name="T22">2rem</text:span><text:span text:style-name="T20">;</text:span></text:p>
      <text:p text:style-name="P8"><text:span text:style-name="T18">color</text:span><text:span text:style-name="T20">: </text:span><text:span text:style-name="T19">green</text:span><text:span text:style-name="T20">;</text:span></text:p>
      <text:p text:style-name="P19">}</text:p>
      <text:p text:style-name="P8"><text:span text:style-name="T21">#menu-btn</text:span><text:span text:style-name="T20"> {</text:span></text:p>
      <text:p text:style-name="P8"><text:span text:style-name="T18">display</text:span><text:span text:style-name="T20">: </text:span><text:span text:style-name="T19">none</text:span><text:span text:style-name="T20">;</text:span></text:p>
      <text:p text:style-name="P8"><text:span text:style-name="T18">margin-top</text:span><text:span text:style-name="T20">: </text:span><text:span text:style-name="T22">1rem</text:span><text:span text:style-name="T20">;</text:span></text:p>
      <text:p text:style-name="P8"><text:span text:style-name="T18">padding</text:span><text:span text:style-name="T20">: </text:span><text:span text:style-name="T22">0.7rem</text:span><text:span text:style-name="T20"> </text:span><text:span text:style-name="T22">1.2rem</text:span><text:span text:style-name="T20">;</text:span></text:p>
      <text:p text:style-name="P8"><text:span text:style-name="T18">font-size</text:span><text:span text:style-name="T20">: </text:span><text:span text:style-name="T22">1rem</text:span><text:span text:style-name="T20">;</text:span></text:p>
      <text:p text:style-name="P8"><text:span text:style-name="T18">border</text:span><text:span text:style-name="T20">: </text:span><text:span text:style-name="T19">none</text:span><text:span text:style-name="T20">;</text:span></text:p>
      <text:p text:style-name="P8"><text:span text:style-name="T18">border-radius</text:span><text:span text:style-name="T20">: </text:span><text:span text:style-name="T22">10px</text:span><text:span text:style-name="T20">;</text:span></text:p>
      <text:p text:style-name="P8"><text:span text:style-name="T18">background-color</text:span><text:span text:style-name="T20">: </text:span><text:span text:style-name="T19">#81d4fa</text:span><text:span text:style-name="T20">;</text:span></text:p>
      <text:p text:style-name="P8"><text:span text:style-name="T18">cursor</text:span><text:span text:style-name="T20">: </text:span><text:span text:style-name="T19">pointer</text:span><text:span text:style-name="T20">;</text:span></text:p>
      <text:p text:style-name="P19">}</text:p>
      <text:p text:style-name="P8"><text:span text:style-name="T21">button.top-btn</text:span><text:span text:style-name="T20"> {</text:span></text:p>
      <text:p text:style-name="P8"><text:span text:style-name="T18">position</text:span><text:span text:style-name="T20">: </text:span><text:span text:style-name="T19">absolute</text:span><text:span text:style-name="T20">;</text:span></text:p>
      <text:p text:style-name="P8"><text:span text:style-name="T18">top</text:span><text:span text:style-name="T20">: </text:span><text:span text:style-name="T22">1rem</text:span><text:span text:style-name="T20">;</text:span></text:p>
      <text:p text:style-name="P8"><text:span text:style-name="T18">left</text:span><text:span text:style-name="T20">: </text:span><text:span text:style-name="T22">1rem</text:span><text:span text:style-name="T20">;</text:span></text:p>
      <text:p text:style-name="P8"><text:soft-page-break/><text:span text:style-name="T18">background-color</text:span><text:span text:style-name="T20">: </text:span><text:span text:style-name="T19">#4caf50</text:span><text:span text:style-name="T20">;</text:span></text:p>
      <text:p text:style-name="P8"><text:span text:style-name="T18">color</text:span><text:span text:style-name="T20">: </text:span><text:span text:style-name="T19">white</text:span><text:span text:style-name="T20">;</text:span></text:p>
      <text:p text:style-name="P8"><text:span text:style-name="T18">border</text:span><text:span text:style-name="T20">: </text:span><text:span text:style-name="T19">none</text:span><text:span text:style-name="T20">;</text:span></text:p>
      <text:p text:style-name="P8"><text:span text:style-name="T18">border-radius</text:span><text:span text:style-name="T20">: </text:span><text:span text:style-name="T22">8px</text:span><text:span text:style-name="T20">;</text:span></text:p>
      <text:p text:style-name="P8"><text:span text:style-name="T18">padding</text:span><text:span text:style-name="T20">: </text:span><text:span text:style-name="T22">0.5rem</text:span><text:span text:style-name="T20"> </text:span><text:span text:style-name="T22">1rem</text:span><text:span text:style-name="T20">;</text:span></text:p>
      <text:p text:style-name="P8"><text:span text:style-name="T18">cursor</text:span><text:span text:style-name="T20">: </text:span><text:span text:style-name="T19">pointer</text:span><text:span text:style-name="T20">;</text:span></text:p>
      <text:p text:style-name="P19">}</text:p>
      <text:p text:style-name="P8"><text:span text:style-name="T14">&lt;/</text:span><text:span text:style-name="T16">style</text:span><text:span text:style-name="T14">&gt;</text:span></text:p>
      <text:p text:style-name="P8"><text:span text:style-name="T14">&lt;/</text:span><text:span text:style-name="T16">head</text:span><text:span text:style-name="T14">&gt;</text:span></text:p>
      <text:p text:style-name="P8"><text:span text:style-name="T14">&lt;</text:span><text:span text:style-name="T16">body</text:span><text:span text:style-name="T14">&gt;</text:span></text:p>
      <text:p text:style-name="P8"><text:span text:style-name="T14">&lt;</text:span><text:span text:style-name="T16">button</text:span> <text:span text:style-name="T18">class</text:span>=<text:span text:style-name="T19">"top-btn"</text:span> <text:span text:style-name="T18">onclick</text:span>=<text:span text:style-name="T19">"</text:span><text:span text:style-name="T23">goToMenu</text:span><text:span text:style-name="T19">()"</text:span><text:span text:style-name="T14">&gt;</text:span>🏠 Menu<text:span text:style-name="T14">&lt;/</text:span><text:span text:style-name="T16">button</text:span><text:span text:style-name="T14">&gt;</text:span></text:p>
      <text:p text:style-name="P8"><text:span text:style-name="T14">&lt;</text:span><text:span text:style-name="T16">button</text:span> <text:span text:style-name="T18">class</text:span>=<text:span text:style-name="T19">"top-btn"</text:span> <text:span text:style-name="T18">style</text:span>=<text:span text:style-name="T19">"left: 9rem; background-color: #e53935;"</text:span> <text:span text:style-name="T18">onclick</text:span>=<text:span text:style-name="T19">"</text:span><text:span text:style-name="T23">logout</text:span><text:span text:style-name="T19">()"</text:span><text:span text:style-name="T14">&gt;</text:span>🚪 Logout<text:span text:style-name="T14">&lt;/</text:span><text:span text:style-name="T16">button</text:span><text:span text:style-name="T14">&gt;</text:span></text:p>
      <text:p text:style-name="P33"/>
      <text:p text:style-name="P8"><text:span text:style-name="T14">&lt;</text:span><text:span text:style-name="T16">h1</text:span><text:span text:style-name="T14">&gt;</text:span>➕ Learn Addition<text:span text:style-name="T14">&lt;/</text:span><text:span text:style-name="T16">h1</text:span><text:span text:style-name="T14">&gt;</text:span></text:p>
      <text:p text:style-name="P8"><text:span text:style-name="T14">&lt;</text:span><text:span text:style-name="T16">audio</text:span> <text:span text:style-name="T18">id</text:span>=<text:span text:style-name="T19">"bg-music"</text:span> <text:span text:style-name="T18">autoplay</text:span> <text:span text:style-name="T18">loop</text:span><text:span text:style-name="T14">&gt;</text:span></text:p>
      <text:p text:style-name="P8"><text:span text:style-name="T14">&lt;</text:span><text:span text:style-name="T16">source</text:span> <text:span text:style-name="T18">src</text:span>=<text:span text:style-name="T19">"music/kids-bgm.mp3"</text:span> <text:span text:style-name="T18">type</text:span>=<text:span text:style-name="T19">"audio/mpeg"</text:span><text:span text:style-name="T14">&gt;</text:span></text:p>
      <text:p text:style-name="P8">Your browser does not support audio.</text:p>
      <text:p text:style-name="P8"><text:span text:style-name="T14">&lt;/</text:span><text:span text:style-name="T16">audio</text:span><text:span text:style-name="T14">&gt;</text:span></text:p>
      <text:p text:style-name="P8"><text:span text:style-name="T14">&lt;</text:span><text:span text:style-name="T16">button</text:span> <text:span text:style-name="T18">onclick</text:span>=<text:span text:style-name="T19">"</text:span><text:span text:style-name="T23">toggleMusic</text:span><text:span text:style-name="T19">()"</text:span> <text:span text:style-name="T18">style</text:span>=<text:span text:style-name="T19">"margin-bottom: 1rem; background-color: #ffd54f; border: none; padding: 0.5rem 1rem; border-radius: 8px; cursor: pointer;"</text:span><text:span text:style-name="T14">&gt;</text:span></text:p>
      <text:p text:style-name="P14">🔊 <text:span text:style-name="T5">Toggle Music</text:span></text:p>
      <text:p text:style-name="P8"><text:span text:style-name="T14">&lt;/</text:span><text:span text:style-name="T16">button</text:span><text:span text:style-name="T14">&gt;</text:span></text:p>
      <text:p text:style-name="P33"/>
      <text:p text:style-name="P8"><text:span text:style-name="T14">&lt;</text:span><text:span text:style-name="T16">div</text:span> <text:span text:style-name="T18">id</text:span>=<text:span text:style-name="T19">"question"</text:span><text:span text:style-name="T14">&gt;&lt;/</text:span><text:span text:style-name="T16">div</text:span><text:span text:style-name="T14">&gt;</text:span></text:p>
      <text:p text:style-name="P8"><text:span text:style-name="T14">&lt;</text:span><text:span text:style-name="T16">div</text:span> <text:span text:style-name="T18">class</text:span>=<text:span text:style-name="T19">"emoji-set"</text:span> <text:span text:style-name="T18">id</text:span>=<text:span text:style-name="T19">"set1"</text:span><text:span text:style-name="T14">&gt;&lt;/</text:span><text:span text:style-name="T16">div</text:span><text:span text:style-name="T14">&gt;</text:span></text:p>
      <text:p text:style-name="P8"><text:span text:style-name="T14">&lt;</text:span><text:span text:style-name="T16">div</text:span> <text:span text:style-name="T18">style</text:span>=<text:span text:style-name="T19">"font-size: 2rem;"</text:span><text:span text:style-name="T14">&gt;</text:span>+<text:span text:style-name="T14">&lt;/</text:span><text:span text:style-name="T16">div</text:span><text:span text:style-name="T14">&gt;</text:span></text:p>
      <text:p text:style-name="P8"><text:span text:style-name="T14">&lt;</text:span><text:span text:style-name="T16">div</text:span> <text:span text:style-name="T18">class</text:span>=<text:span text:style-name="T19">"emoji-set"</text:span> <text:span text:style-name="T18">id</text:span>=<text:span text:style-name="T19">"set2"</text:span><text:span text:style-name="T14">&gt;&lt;/</text:span><text:span text:style-name="T16">div</text:span><text:span text:style-name="T14">&gt;</text:span></text:p>
      <text:p text:style-name="P8"><text:span text:style-name="T14">&lt;</text:span><text:span text:style-name="T16">div</text:span> <text:span text:style-name="T18">class</text:span>=<text:span text:style-name="T19">"choices"</text:span> <text:span text:style-name="T18">id</text:span>=<text:span text:style-name="T19">"choices"</text:span><text:span text:style-name="T14">&gt;&lt;/</text:span><text:span text:style-name="T16">div</text:span><text:span text:style-name="T14">&gt;</text:span></text:p>
      <text:p text:style-name="P8"><text:span text:style-name="T14">&lt;</text:span><text:span text:style-name="T16">div</text:span> <text:span text:style-name="T18">id</text:span>=<text:span text:style-name="T19">"feedback"</text:span><text:span text:style-name="T14">&gt;&lt;/</text:span><text:span text:style-name="T16">div</text:span><text:span text:style-name="T14">&gt;</text:span></text:p>
      <text:p text:style-name="P8"><text:span text:style-name="T14">&lt;</text:span><text:span text:style-name="T16">div</text:span> <text:span text:style-name="T18">id</text:span>=<text:span text:style-name="T19">"score"</text:span><text:span text:style-name="T14">&gt;&lt;/</text:span><text:span text:style-name="T16">div</text:span><text:span text:style-name="T14">&gt;</text:span></text:p>
      <text:p text:style-name="P8"><text:span text:style-name="T14">&lt;</text:span><text:span text:style-name="T16">div</text:span> <text:span text:style-name="T18">id</text:span>=<text:span text:style-name="T19">"stars"</text:span><text:span text:style-name="T14">&gt;&lt;/</text:span><text:span text:style-name="T16">div</text:span><text:span text:style-name="T14">&gt;</text:span></text:p>
      <text:p text:style-name="P8"><text:span text:style-name="T14">&lt;</text:span><text:span text:style-name="T16">div</text:span> <text:span text:style-name="T18">id</text:span>=<text:span text:style-name="T19">"final"</text:span><text:span text:style-name="T14">&gt;&lt;/</text:span><text:span text:style-name="T16">div</text:span><text:span text:style-name="T14">&gt;</text:span></text:p>
      <text:p text:style-name="P8"><text:soft-page-break/><text:span text:style-name="T14">&lt;</text:span><text:span text:style-name="T16">button</text:span> <text:span text:style-name="T18">id</text:span>=<text:span text:style-name="T19">"menu-btn"</text:span> <text:span text:style-name="T18">onclick</text:span>=<text:span text:style-name="T19">"</text:span><text:span text:style-name="T23">goToMenu</text:span><text:span text:style-name="T19">()"</text:span><text:span text:style-name="T14">&gt;</text:span>🏠 Back to Menu<text:span text:style-name="T14">&lt;/</text:span><text:span text:style-name="T16">button</text:span><text:span text:style-name="T14">&gt;</text:span></text:p>
      <text:p text:style-name="P33"/>
      <text:p text:style-name="P8"><text:span text:style-name="T14">&lt;</text:span><text:span text:style-name="T16">script</text:span><text:span text:style-name="T14">&gt;</text:span></text:p>
      <text:p text:style-name="P8"><text:span text:style-name="T16">const</text:span><text:span text:style-name="T20"> </text:span><text:span text:style-name="T24">emojis</text:span><text:span text:style-name="T20"> = [</text:span><text:span text:style-name="T19">'🍎'</text:span><text:span text:style-name="T20">,</text:span><text:span text:style-name="T19">'🍓'</text:span><text:span text:style-name="T20">,</text:span><text:span text:style-name="T19">'🍊'</text:span><text:span text:style-name="T20">,</text:span><text:span text:style-name="T19">'🍇'</text:span><text:span text:style-name="T20">,</text:span><text:span text:style-name="T19">'🍉'</text:span><text:span text:style-name="T20">,</text:span><text:span text:style-name="T19">'🍌'</text:span><text:span text:style-name="T20">,</text:span><text:span text:style-name="T19">'🍍'</text:span><text:span text:style-name="T20">,</text:span><text:span text:style-name="T19">'🥝'</text:span><text:span text:style-name="T20">];</text:span></text:p>
      <text:p text:style-name="P8"><text:span text:style-name="T16">const</text:span><text:span text:style-name="T20"> </text:span><text:span text:style-name="T24">user</text:span><text:span text:style-name="T20"> = </text:span><text:span text:style-name="T18">localStorage</text:span><text:span text:style-name="T20">.</text:span><text:span text:style-name="T23">getItem</text:span><text:span text:style-name="T20">(</text:span><text:span text:style-name="T19">"current_user"</text:span><text:span text:style-name="T20">);</text:span></text:p>
      <text:p text:style-name="P8"><text:span text:style-name="T25">if</text:span><text:span text:style-name="T20"> (!</text:span><text:span text:style-name="T24">user</text:span><text:span text:style-name="T20">) </text:span><text:span text:style-name="T18">window</text:span><text:span text:style-name="T20">.</text:span><text:span text:style-name="T18">location</text:span><text:span text:style-name="T20">.</text:span><text:span text:style-name="T18">href</text:span><text:span text:style-name="T20"> = </text:span><text:span text:style-name="T19">"login.html"</text:span><text:span text:style-name="T20">;</text:span></text:p>
      <text:p text:style-name="P33"/>
      <text:p text:style-name="P8"><text:span text:style-name="T16">let</text:span><text:span text:style-name="T20"> </text:span><text:span text:style-name="T18">level</text:span><text:span text:style-name="T20"> = </text:span><text:span text:style-name="T22">1</text:span><text:span text:style-name="T20">;</text:span></text:p>
      <text:p text:style-name="P8"><text:span text:style-name="T16">let</text:span><text:span text:style-name="T20"> </text:span><text:span text:style-name="T18">questionNumber</text:span><text:span text:style-name="T20"> = </text:span><text:span text:style-name="T22">0</text:span><text:span text:style-name="T20">;</text:span></text:p>
      <text:p text:style-name="P8"><text:span text:style-name="T16">let</text:span><text:span text:style-name="T20"> </text:span><text:span text:style-name="T18">score</text:span><text:span text:style-name="T20"> = </text:span><text:span text:style-name="T22">0</text:span><text:span text:style-name="T20">;</text:span></text:p>
      <text:p text:style-name="P8"><text:span text:style-name="T16">const</text:span><text:span text:style-name="T20"> </text:span><text:span text:style-name="T24">questionsPerLevel</text:span><text:span text:style-name="T20"> = </text:span><text:span text:style-name="T22">15</text:span><text:span text:style-name="T20">;</text:span></text:p>
      <text:p text:style-name="P8"><text:span text:style-name="T16">const</text:span><text:span text:style-name="T20"> </text:span><text:span text:style-name="T24">maxLevels</text:span><text:span text:style-name="T20"> = </text:span><text:span text:style-name="T22">12</text:span><text:span text:style-name="T20">;</text:span></text:p>
      <text:p text:style-name="P8"><text:span text:style-name="T16">let</text:span><text:span text:style-name="T20"> </text:span><text:span text:style-name="T18">correctAnswer</text:span><text:span text:style-name="T20"> = </text:span><text:span text:style-name="T22">0</text:span><text:span text:style-name="T20">;</text:span></text:p>
      <text:p text:style-name="P33"/>
      <text:p text:style-name="P8"><text:span text:style-name="T16">function</text:span><text:span text:style-name="T20"> </text:span><text:span text:style-name="T23">goToMenu</text:span><text:span text:style-name="T20">() {</text:span></text:p>
      <text:p text:style-name="P8"><text:span text:style-name="T16">const</text:span><text:span text:style-name="T20"> </text:span><text:span text:style-name="T24">grade</text:span><text:span text:style-name="T20"> = </text:span><text:span text:style-name="T18">localStorage</text:span><text:span text:style-name="T20">.</text:span><text:span text:style-name="T23">getItem</text:span><text:span text:style-name="T20">(</text:span><text:span text:style-name="T19">"selected_grade"</text:span><text:span text:style-name="T20">) || </text:span><text:span text:style-name="T19">"tk"</text:span><text:span text:style-name="T20">;</text:span></text:p>
      <text:p text:style-name="P8"><text:span text:style-name="T18">window</text:span><text:span text:style-name="T20">.</text:span><text:span text:style-name="T18">location</text:span><text:span text:style-name="T20">.</text:span><text:span text:style-name="T18">href</text:span><text:span text:style-name="T20"> = </text:span><text:span text:style-name="T19">`menu-</text:span><text:span text:style-name="T16">${</text:span><text:span text:style-name="T24">grade</text:span><text:span text:style-name="T16">}</text:span><text:span text:style-name="T19">.html`</text:span><text:span text:style-name="T20">;</text:span></text:p>
      <text:p text:style-name="P19">}</text:p>
      <text:p text:style-name="P33"/>
      <text:p text:style-name="P8"><text:span text:style-name="T16">function</text:span><text:span text:style-name="T20"> </text:span><text:span text:style-name="T23">logout</text:span><text:span text:style-name="T20">() {</text:span></text:p>
      <text:p text:style-name="P8"><text:span text:style-name="T18">localStorage</text:span><text:span text:style-name="T20">.</text:span><text:span text:style-name="T23">removeItem</text:span><text:span text:style-name="T20">(</text:span><text:span text:style-name="T19">"current_user"</text:span><text:span text:style-name="T20">);</text:span></text:p>
      <text:p text:style-name="P8"><text:span text:style-name="T18">window</text:span><text:span text:style-name="T20">.</text:span><text:span text:style-name="T18">location</text:span><text:span text:style-name="T20">.</text:span><text:span text:style-name="T18">href</text:span><text:span text:style-name="T20"> = </text:span><text:span text:style-name="T19">"login.html"</text:span><text:span text:style-name="T20">;</text:span></text:p>
      <text:p text:style-name="P19">}</text:p>
      <text:p text:style-name="P33"/>
      <text:p text:style-name="P8"><text:span text:style-name="T16">function</text:span><text:span text:style-name="T20"> </text:span><text:span text:style-name="T23">speak</text:span><text:span text:style-name="T20">(</text:span><text:span text:style-name="T18">text</text:span><text:span text:style-name="T20">) {</text:span></text:p>
      <text:p text:style-name="P8"><text:span text:style-name="T16">const</text:span><text:span text:style-name="T20"> </text:span><text:span text:style-name="T24">msg</text:span><text:span text:style-name="T20"> = </text:span><text:span text:style-name="T16">new</text:span><text:span text:style-name="T20"> </text:span><text:span text:style-name="T26">SpeechSynthesisUtterance</text:span><text:span text:style-name="T20">(</text:span><text:span text:style-name="T18">text</text:span><text:span text:style-name="T20">);</text:span></text:p>
      <text:p text:style-name="P8"><text:span text:style-name="T18">window</text:span><text:span text:style-name="T20">.</text:span><text:span text:style-name="T18">speechSynthesis</text:span><text:span text:style-name="T20">.</text:span><text:span text:style-name="T23">speak</text:span><text:span text:style-name="T20">(</text:span><text:span text:style-name="T24">msg</text:span><text:span text:style-name="T20">);</text:span></text:p>
      <text:p text:style-name="P19">}</text:p>
      <text:p text:style-name="P33"/>
      <text:p text:style-name="P8"><text:span text:style-name="T16">function</text:span><text:span text:style-name="T20"> </text:span><text:span text:style-name="T23">toggleMusic</text:span><text:span text:style-name="T20">() {</text:span></text:p>
      <text:p text:style-name="P8"><text:span text:style-name="T16">const</text:span><text:span text:style-name="T20"> </text:span><text:span text:style-name="T24">music</text:span><text:span text:style-name="T20"> = </text:span><text:span text:style-name="T18">document</text:span><text:span text:style-name="T20">.</text:span><text:span text:style-name="T23">getElementById</text:span><text:span text:style-name="T20">(</text:span><text:span text:style-name="T19">"bg-music"</text:span><text:span text:style-name="T20">);</text:span></text:p>
      <text:p text:style-name="P8"><text:span text:style-name="T24">music</text:span><text:span text:style-name="T20">.</text:span><text:span text:style-name="T18">paused</text:span><text:span text:style-name="T20"> ? </text:span><text:span text:style-name="T24">music</text:span><text:span text:style-name="T20">.</text:span><text:span text:style-name="T23">play</text:span><text:span text:style-name="T20">() : </text:span><text:span text:style-name="T24">music</text:span><text:span text:style-name="T20">.</text:span><text:span text:style-name="T23">pause</text:span><text:span text:style-name="T20">();</text:span></text:p>
      <text:p text:style-name="P19">}</text:p>
      <text:p text:style-name="P33"/>
      <text:p text:style-name="P8"><text:span text:style-name="T16">function</text:span><text:span text:style-name="T20"> </text:span><text:span text:style-name="T23">generateQuestion</text:span><text:span text:style-name="T20">() {</text:span></text:p>
      <text:p text:style-name="P8"><text:soft-page-break/><text:span text:style-name="T16">const</text:span><text:span text:style-name="T20"> </text:span><text:span text:style-name="T24">set1</text:span><text:span text:style-name="T20"> = </text:span><text:span text:style-name="T18">document</text:span><text:span text:style-name="T20">.</text:span><text:span text:style-name="T23">getElementById</text:span><text:span text:style-name="T20">(</text:span><text:span text:style-name="T19">"set1"</text:span><text:span text:style-name="T20">);</text:span></text:p>
      <text:p text:style-name="P8"><text:span text:style-name="T16">const</text:span><text:span text:style-name="T20"> </text:span><text:span text:style-name="T24">set2</text:span><text:span text:style-name="T20"> = </text:span><text:span text:style-name="T18">document</text:span><text:span text:style-name="T20">.</text:span><text:span text:style-name="T23">getElementById</text:span><text:span text:style-name="T20">(</text:span><text:span text:style-name="T19">"set2"</text:span><text:span text:style-name="T20">);</text:span></text:p>
      <text:p text:style-name="P8"><text:span text:style-name="T16">const</text:span><text:span text:style-name="T20"> </text:span><text:span text:style-name="T24">question</text:span><text:span text:style-name="T20"> = </text:span><text:span text:style-name="T18">document</text:span><text:span text:style-name="T20">.</text:span><text:span text:style-name="T23">getElementById</text:span><text:span text:style-name="T20">(</text:span><text:span text:style-name="T19">"question"</text:span><text:span text:style-name="T20">);</text:span></text:p>
      <text:p text:style-name="P8"><text:span text:style-name="T16">const</text:span><text:span text:style-name="T20"> </text:span><text:span text:style-name="T24">choices</text:span><text:span text:style-name="T20"> = </text:span><text:span text:style-name="T18">document</text:span><text:span text:style-name="T20">.</text:span><text:span text:style-name="T23">getElementById</text:span><text:span text:style-name="T20">(</text:span><text:span text:style-name="T19">"choices"</text:span><text:span text:style-name="T20">);</text:span></text:p>
      <text:p text:style-name="P8"><text:span text:style-name="T16">const</text:span><text:span text:style-name="T20"> </text:span><text:span text:style-name="T24">feedback</text:span><text:span text:style-name="T20"> = </text:span><text:span text:style-name="T18">document</text:span><text:span text:style-name="T20">.</text:span><text:span text:style-name="T23">getElementById</text:span><text:span text:style-name="T20">(</text:span><text:span text:style-name="T19">"feedback"</text:span><text:span text:style-name="T20">);</text:span></text:p>
      <text:p text:style-name="P8"><text:span text:style-name="T16">const</text:span><text:span text:style-name="T20"> </text:span><text:span text:style-name="T24">scoreBox</text:span><text:span text:style-name="T20"> = </text:span><text:span text:style-name="T18">document</text:span><text:span text:style-name="T20">.</text:span><text:span text:style-name="T23">getElementById</text:span><text:span text:style-name="T20">(</text:span><text:span text:style-name="T19">"score"</text:span><text:span text:style-name="T20">);</text:span></text:p>
      <text:p text:style-name="P8"><text:span text:style-name="T16">const</text:span><text:span text:style-name="T20"> </text:span><text:span text:style-name="T24">final</text:span><text:span text:style-name="T20"> = </text:span><text:span text:style-name="T18">document</text:span><text:span text:style-name="T20">.</text:span><text:span text:style-name="T23">getElementById</text:span><text:span text:style-name="T20">(</text:span><text:span text:style-name="T19">"final"</text:span><text:span text:style-name="T20">);</text:span></text:p>
      <text:p text:style-name="P8"><text:span text:style-name="T16">const</text:span><text:span text:style-name="T20"> </text:span><text:span text:style-name="T24">menuBtn</text:span><text:span text:style-name="T20"> = </text:span><text:span text:style-name="T18">document</text:span><text:span text:style-name="T20">.</text:span><text:span text:style-name="T23">getElementById</text:span><text:span text:style-name="T20">(</text:span><text:span text:style-name="T19">"menu-btn"</text:span><text:span text:style-name="T20">);</text:span></text:p>
      <text:p text:style-name="P8"><text:span text:style-name="T16">const</text:span><text:span text:style-name="T20"> </text:span><text:span text:style-name="T24">starsBox</text:span><text:span text:style-name="T20"> = </text:span><text:span text:style-name="T18">document</text:span><text:span text:style-name="T20">.</text:span><text:span text:style-name="T23">getElementById</text:span><text:span text:style-name="T20">(</text:span><text:span text:style-name="T19">"stars"</text:span><text:span text:style-name="T20">);</text:span></text:p>
      <text:p text:style-name="P33"/>
      <text:p text:style-name="P8"><text:span text:style-name="T25">if</text:span><text:span text:style-name="T20"> (</text:span><text:span text:style-name="T18">questionNumber</text:span><text:span text:style-name="T20"> &gt;= </text:span><text:span text:style-name="T24">questionsPerLevel</text:span><text:span text:style-name="T20">) {</text:span></text:p>
      <text:p text:style-name="P8"><text:span text:style-name="T16">let</text:span><text:span text:style-name="T20"> </text:span><text:span text:style-name="T18">levelStars</text:span><text:span text:style-name="T20"> = </text:span><text:span text:style-name="T19">'⭐'</text:span><text:span text:style-name="T20">.</text:span><text:span text:style-name="T23">repeat</text:span><text:span text:style-name="T20">(</text:span><text:span text:style-name="T18">score</text:span><text:span text:style-name="T20"> &gt;= </text:span><text:span text:style-name="T22">12</text:span><text:span text:style-name="T20"> ? </text:span><text:span text:style-name="T22">3</text:span><text:span text:style-name="T20"> : </text:span><text:span text:style-name="T18">score</text:span><text:span text:style-name="T20"> &gt;= </text:span><text:span text:style-name="T22">8</text:span><text:span text:style-name="T20"> ? </text:span><text:span text:style-name="T22">2</text:span><text:span text:style-name="T20"> : </text:span><text:span text:style-name="T18">score</text:span><text:span text:style-name="T20"> &gt;= </text:span><text:span text:style-name="T22">4</text:span><text:span text:style-name="T20"> ? </text:span><text:span text:style-name="T22">1</text:span><text:span text:style-name="T20"> : </text:span><text:span text:style-name="T22">0</text:span><text:span text:style-name="T20">);</text:span></text:p>
      <text:p text:style-name="P8"><text:span text:style-name="T24">starsBox</text:span><text:span text:style-name="T20">.</text:span><text:span text:style-name="T18">textContent</text:span><text:span text:style-name="T20"> = </text:span><text:span text:style-name="T19">`🌟 Level </text:span><text:span text:style-name="T16">${</text:span><text:span text:style-name="T18">level</text:span><text:span text:style-name="T16">}</text:span><text:span text:style-name="T19"> Stars: </text:span><text:span text:style-name="T16">${</text:span><text:span text:style-name="T18">levelStars</text:span><text:span text:style-name="T16">}</text:span><text:span text:style-name="T19">`</text:span><text:span text:style-name="T20">;</text:span></text:p>
      <text:p text:style-name="P8"><text:span text:style-name="T25">if</text:span><text:span text:style-name="T20"> (</text:span><text:span text:style-name="T18">level</text:span><text:span text:style-name="T20"> === </text:span><text:span text:style-name="T24">maxLevels</text:span><text:span text:style-name="T20">) {</text:span></text:p>
      <text:p text:style-name="P8"><text:span text:style-name="T24">final</text:span><text:span text:style-name="T20">.</text:span><text:span text:style-name="T18">textContent</text:span><text:span text:style-name="T20"> = </text:span><text:span text:style-name="T19">`🎉 You completed all levels! Final Score: </text:span><text:span text:style-name="T16">${</text:span><text:span text:style-name="T18">score</text:span><text:span text:style-name="T16">}</text:span><text:span text:style-name="T19"> / </text:span><text:span text:style-name="T16">${</text:span><text:span text:style-name="T24">questionsPerLevel</text:span><text:span text:style-name="T20"> * </text:span><text:span text:style-name="T24">maxLevels</text:span><text:span text:style-name="T16">}</text:span><text:span text:style-name="T19">`</text:span><text:span text:style-name="T20">;</text:span></text:p>
      <text:p text:style-name="P8"><text:span text:style-name="T23">speak</text:span><text:span text:style-name="T20">(</text:span><text:span text:style-name="T19">"Congratulations! You finished all levels!"</text:span><text:span text:style-name="T20">);</text:span></text:p>
      <text:p text:style-name="P8"><text:span text:style-name="T24">menuBtn</text:span><text:span text:style-name="T20">.</text:span><text:span text:style-name="T18">style</text:span><text:span text:style-name="T20">.</text:span><text:span text:style-name="T18">display</text:span><text:span text:style-name="T20"> = </text:span><text:span text:style-name="T19">"inline-block"</text:span><text:span text:style-name="T20">;</text:span></text:p>
      <text:p text:style-name="P8"><text:span text:style-name="T25">return</text:span><text:span text:style-name="T20">;</text:span></text:p>
      <text:p text:style-name="P8"><text:span text:style-name="T20">} </text:span><text:span text:style-name="T25">else</text:span><text:span text:style-name="T20"> {</text:span></text:p>
      <text:p text:style-name="P8"><text:span text:style-name="T23">alert</text:span><text:span text:style-name="T20">(</text:span><text:span text:style-name="T19">`🎉 Great job! Moving to Level </text:span><text:span text:style-name="T16">${</text:span><text:span text:style-name="T18">level</text:span><text:span text:style-name="T20"> + </text:span><text:span text:style-name="T22">1</text:span><text:span text:style-name="T16">}</text:span><text:span text:style-name="T19">`</text:span><text:span text:style-name="T20">);</text:span></text:p>
      <text:p text:style-name="P8"><text:span text:style-name="T18">level</text:span><text:span text:style-name="T20">++;</text:span></text:p>
      <text:p text:style-name="P8"><text:span text:style-name="T18">questionNumber</text:span><text:span text:style-name="T20"> = </text:span><text:span text:style-name="T22">0</text:span><text:span text:style-name="T20">;</text:span></text:p>
      <text:p text:style-name="P19">}</text:p>
      <text:p text:style-name="P19">}</text:p>
      <text:p text:style-name="P33"/>
      <text:p text:style-name="P8"><text:span text:style-name="T24">feedback</text:span><text:span text:style-name="T20">.</text:span><text:span text:style-name="T18">textContent</text:span><text:span text:style-name="T20"> = </text:span><text:span text:style-name="T19">""</text:span><text:span text:style-name="T20">;</text:span></text:p>
      <text:p text:style-name="P8"><text:span text:style-name="T24">menuBtn</text:span><text:span text:style-name="T20">.</text:span><text:span text:style-name="T18">style</text:span><text:span text:style-name="T20">.</text:span><text:span text:style-name="T18">display</text:span><text:span text:style-name="T20"> = </text:span><text:span text:style-name="T19">"none"</text:span><text:span text:style-name="T20">;</text:span></text:p>
      <text:p text:style-name="P8"><text:span text:style-name="T24">final</text:span><text:span text:style-name="T20">.</text:span><text:span text:style-name="T18">textContent</text:span><text:span text:style-name="T20"> = </text:span><text:span text:style-name="T19">""</text:span><text:span text:style-name="T20">;</text:span></text:p>
      <text:p text:style-name="P33"/>
      <text:p text:style-name="P8"><text:span text:style-name="T16">const</text:span><text:span text:style-name="T20"> </text:span><text:span text:style-name="T24">rangeStart</text:span><text:span text:style-name="T20"> = (</text:span><text:span text:style-name="T18">level</text:span><text:span text:style-name="T20"> - </text:span><text:span text:style-name="T22">1</text:span><text:span text:style-name="T20">) * </text:span><text:span text:style-name="T22">3</text:span><text:span text:style-name="T20"> + </text:span><text:span text:style-name="T22">1</text:span><text:span text:style-name="T20">;</text:span></text:p>
      <text:p text:style-name="P8"><text:span text:style-name="T16">const</text:span><text:span text:style-name="T20"> </text:span><text:span text:style-name="T24">rangeEnd</text:span><text:span text:style-name="T20"> = </text:span><text:span text:style-name="T24">rangeStart</text:span><text:span text:style-name="T20"> + </text:span><text:span text:style-name="T22">4</text:span><text:span text:style-name="T20">;</text:span></text:p>
      <text:p text:style-name="P33"/>
      <text:p text:style-name="P8"><text:span text:style-name="T16">const</text:span><text:span text:style-name="T20"> </text:span><text:span text:style-name="T24">num1</text:span><text:span text:style-name="T20"> = </text:span><text:span text:style-name="T18">Math</text:span><text:span text:style-name="T20">.</text:span><text:span text:style-name="T23">floor</text:span><text:span text:style-name="T20">(</text:span><text:span text:style-name="T18">Math</text:span><text:span text:style-name="T20">.</text:span><text:span text:style-name="T23">random</text:span><text:span text:style-name="T20">() * (</text:span><text:span text:style-name="T24">rangeEnd</text:span><text:span text:style-name="T20"> - </text:span><text:span text:style-name="T24">rangeStart</text:span><text:span text:style-name="T20"> + </text:span><text:span text:style-name="T22">1</text:span><text:span text:style-name="T20">)) + </text:span><text:span text:style-name="T24">rangeStart</text:span><text:span text:style-name="T20">;</text:span></text:p>
      <text:p text:style-name="P8"><text:soft-page-break/><text:span text:style-name="T16">const</text:span><text:span text:style-name="T20"> </text:span><text:span text:style-name="T24">num2</text:span><text:span text:style-name="T20"> = </text:span><text:span text:style-name="T18">Math</text:span><text:span text:style-name="T20">.</text:span><text:span text:style-name="T23">floor</text:span><text:span text:style-name="T20">(</text:span><text:span text:style-name="T18">Math</text:span><text:span text:style-name="T20">.</text:span><text:span text:style-name="T23">random</text:span><text:span text:style-name="T20">() * (</text:span><text:span text:style-name="T24">rangeEnd</text:span><text:span text:style-name="T20"> - </text:span><text:span text:style-name="T24">rangeStart</text:span><text:span text:style-name="T20"> + </text:span><text:span text:style-name="T22">1</text:span><text:span text:style-name="T20">)) + </text:span><text:span text:style-name="T24">rangeStart</text:span><text:span text:style-name="T20">;</text:span></text:p>
      <text:p text:style-name="P33"/>
      <text:p text:style-name="P8"><text:span text:style-name="T18">correctAnswer</text:span><text:span text:style-name="T20"> = </text:span><text:span text:style-name="T24">num1</text:span><text:span text:style-name="T20"> + </text:span><text:span text:style-name="T24">num2</text:span><text:span text:style-name="T20">;</text:span></text:p>
      <text:p text:style-name="P33"/>
      <text:p text:style-name="P8"><text:span text:style-name="T16">const</text:span><text:span text:style-name="T20"> </text:span><text:span text:style-name="T24">emoji</text:span><text:span text:style-name="T20"> = </text:span><text:span text:style-name="T24">emojis</text:span><text:span text:style-name="T20">[</text:span><text:span text:style-name="T18">Math</text:span><text:span text:style-name="T20">.</text:span><text:span text:style-name="T23">floor</text:span><text:span text:style-name="T20">(</text:span><text:span text:style-name="T18">Math</text:span><text:span text:style-name="T20">.</text:span><text:span text:style-name="T23">random</text:span><text:span text:style-name="T20">() * </text:span><text:span text:style-name="T24">emojis</text:span><text:span text:style-name="T20">.</text:span><text:span text:style-name="T18">length</text:span><text:span text:style-name="T20">)];</text:span></text:p>
      <text:p text:style-name="P8"><text:span text:style-name="T24">set1</text:span><text:span text:style-name="T20">.</text:span><text:span text:style-name="T18">textContent</text:span><text:span text:style-name="T20"> = </text:span><text:span text:style-name="T24">emoji</text:span><text:span text:style-name="T20">.</text:span><text:span text:style-name="T23">repeat</text:span><text:span text:style-name="T20">(</text:span><text:span text:style-name="T24">num1</text:span><text:span text:style-name="T20">);</text:span></text:p>
      <text:p text:style-name="P8"><text:span text:style-name="T24">set2</text:span><text:span text:style-name="T20">.</text:span><text:span text:style-name="T18">textContent</text:span><text:span text:style-name="T20"> = </text:span><text:span text:style-name="T24">emoji</text:span><text:span text:style-name="T20">.</text:span><text:span text:style-name="T23">repeat</text:span><text:span text:style-name="T20">(</text:span><text:span text:style-name="T24">num2</text:span><text:span text:style-name="T20">);</text:span></text:p>
      <text:p text:style-name="P8"><text:span text:style-name="T24">question</text:span><text:span text:style-name="T20">.</text:span><text:span text:style-name="T18">textContent</text:span><text:span text:style-name="T20"> = </text:span><text:span text:style-name="T19">`What is </text:span><text:span text:style-name="T16">${</text:span><text:span text:style-name="T24">num1</text:span><text:span text:style-name="T16">}</text:span><text:span text:style-name="T19"> + </text:span><text:span text:style-name="T16">${</text:span><text:span text:style-name="T24">num2</text:span><text:span text:style-name="T16">}</text:span><text:span text:style-name="T19"> ?`</text:span><text:span text:style-name="T20">;</text:span></text:p>
      <text:p text:style-name="P33"/>
      <text:p text:style-name="P8"><text:span text:style-name="T23">speak</text:span><text:span text:style-name="T20">(</text:span><text:span text:style-name="T19">`</text:span><text:span text:style-name="T16">${</text:span><text:span text:style-name="T24">num1</text:span><text:span text:style-name="T16">}</text:span><text:span text:style-name="T19"> plus </text:span><text:span text:style-name="T16">${</text:span><text:span text:style-name="T24">num2</text:span><text:span text:style-name="T16">}</text:span><text:span text:style-name="T19">. What is the answer?`</text:span><text:span text:style-name="T20">);</text:span></text:p>
      <text:p text:style-name="P33"/>
      <text:p text:style-name="P8"><text:span text:style-name="T16">let</text:span><text:span text:style-name="T20"> </text:span><text:span text:style-name="T18">options</text:span><text:span text:style-name="T20"> = </text:span><text:span text:style-name="T16">new</text:span><text:span text:style-name="T20"> </text:span><text:span text:style-name="T26">Set</text:span><text:span text:style-name="T20">();</text:span></text:p>
      <text:p text:style-name="P8"><text:span text:style-name="T18">options</text:span><text:span text:style-name="T20">.</text:span><text:span text:style-name="T23">add</text:span><text:span text:style-name="T20">(</text:span><text:span text:style-name="T18">correctAnswer</text:span><text:span text:style-name="T20">);</text:span></text:p>
      <text:p text:style-name="P8"><text:span text:style-name="T25">while</text:span><text:span text:style-name="T20"> (</text:span><text:span text:style-name="T18">options</text:span><text:span text:style-name="T20">.</text:span><text:span text:style-name="T18">size</text:span><text:span text:style-name="T20"> &lt; </text:span><text:span text:style-name="T22">3</text:span><text:span text:style-name="T20">) {</text:span></text:p>
      <text:p text:style-name="P8"><text:span text:style-name="T16">const</text:span><text:span text:style-name="T20"> </text:span><text:span text:style-name="T24">fake</text:span><text:span text:style-name="T20"> = </text:span><text:span text:style-name="T18">correctAnswer</text:span><text:span text:style-name="T20"> + </text:span><text:span text:style-name="T18">Math</text:span><text:span text:style-name="T20">.</text:span><text:span text:style-name="T23">floor</text:span><text:span text:style-name="T20">(</text:span><text:span text:style-name="T18">Math</text:span><text:span text:style-name="T20">.</text:span><text:span text:style-name="T23">random</text:span><text:span text:style-name="T20">() * </text:span><text:span text:style-name="T22">5</text:span><text:span text:style-name="T20">) - </text:span><text:span text:style-name="T22">2</text:span><text:span text:style-name="T20">;</text:span></text:p>
      <text:p text:style-name="P8"><text:span text:style-name="T25">if</text:span><text:span text:style-name="T20"> (</text:span><text:span text:style-name="T24">fake</text:span><text:span text:style-name="T20"> &gt; </text:span><text:span text:style-name="T22">0</text:span><text:span text:style-name="T20"> &amp;&amp; </text:span><text:span text:style-name="T24">fake</text:span><text:span text:style-name="T20"> !== </text:span><text:span text:style-name="T18">correctAnswer</text:span><text:span text:style-name="T20">) </text:span><text:span text:style-name="T18">options</text:span><text:span text:style-name="T20">.</text:span><text:span text:style-name="T23">add</text:span><text:span text:style-name="T20">(</text:span><text:span text:style-name="T24">fake</text:span><text:span text:style-name="T20">);</text:span></text:p>
      <text:p text:style-name="P19">}</text:p>
      <text:p text:style-name="P33"/>
      <text:p text:style-name="P8"><text:span text:style-name="T16">const</text:span><text:span text:style-name="T20"> </text:span><text:span text:style-name="T24">shuffled</text:span><text:span text:style-name="T20"> = </text:span><text:span text:style-name="T26">Array</text:span><text:span text:style-name="T20">.</text:span><text:span text:style-name="T23">from</text:span><text:span text:style-name="T20">(</text:span><text:span text:style-name="T18">options</text:span><text:span text:style-name="T20">).</text:span><text:span text:style-name="T23">sort</text:span><text:span text:style-name="T20">(() </text:span><text:span text:style-name="T16">=&gt;</text:span><text:span text:style-name="T20"> </text:span><text:span text:style-name="T18">Math</text:span><text:span text:style-name="T20">.</text:span><text:span text:style-name="T23">random</text:span><text:span text:style-name="T20">() - </text:span><text:span text:style-name="T22">0.5</text:span><text:span text:style-name="T20">);</text:span></text:p>
      <text:p text:style-name="P8"><text:span text:style-name="T24">choices</text:span><text:span text:style-name="T20">.</text:span><text:span text:style-name="T18">innerHTML</text:span><text:span text:style-name="T20"> = </text:span><text:span text:style-name="T19">""</text:span><text:span text:style-name="T20">;</text:span></text:p>
      <text:p text:style-name="P8"><text:span text:style-name="T24">shuffled</text:span><text:span text:style-name="T20">.</text:span><text:span text:style-name="T23">forEach</text:span><text:span text:style-name="T20">(</text:span><text:span text:style-name="T18">option</text:span><text:span text:style-name="T20"> </text:span><text:span text:style-name="T16">=&gt;</text:span><text:span text:style-name="T20"> {</text:span></text:p>
      <text:p text:style-name="P8"><text:span text:style-name="T16">const</text:span><text:span text:style-name="T20"> </text:span><text:span text:style-name="T24">btn</text:span><text:span text:style-name="T20"> = </text:span><text:span text:style-name="T18">document</text:span><text:span text:style-name="T20">.</text:span><text:span text:style-name="T23">createElement</text:span><text:span text:style-name="T20">(</text:span><text:span text:style-name="T19">"button"</text:span><text:span text:style-name="T20">);</text:span></text:p>
      <text:p text:style-name="P8"><text:span text:style-name="T24">btn</text:span><text:span text:style-name="T20">.</text:span><text:span text:style-name="T18">textContent</text:span><text:span text:style-name="T20"> = </text:span><text:span text:style-name="T18">option</text:span><text:span text:style-name="T20">;</text:span></text:p>
      <text:p text:style-name="P8"><text:span text:style-name="T24">btn</text:span><text:span text:style-name="T20">.</text:span><text:span text:style-name="T23">onclick</text:span><text:span text:style-name="T20"> = () </text:span><text:span text:style-name="T16">=&gt;</text:span><text:span text:style-name="T20"> </text:span><text:span text:style-name="T23">checkAnswer</text:span><text:span text:style-name="T20">(</text:span><text:span text:style-name="T18">option</text:span><text:span text:style-name="T20">);</text:span></text:p>
      <text:p text:style-name="P8"><text:span text:style-name="T24">choices</text:span><text:span text:style-name="T20">.</text:span><text:span text:style-name="T23">appendChild</text:span><text:span text:style-name="T20">(</text:span><text:span text:style-name="T24">btn</text:span><text:span text:style-name="T20">);</text:span></text:p>
      <text:p text:style-name="P19">});</text:p>
      <text:p text:style-name="P33"/>
      <text:p text:style-name="P8"><text:span text:style-name="T24">scoreBox</text:span><text:span text:style-name="T20">.</text:span><text:span text:style-name="T18">textContent</text:span><text:span text:style-name="T20"> = </text:span><text:span text:style-name="T19">`Level </text:span><text:span text:style-name="T16">${</text:span><text:span text:style-name="T18">level</text:span><text:span text:style-name="T16">}</text:span><text:span text:style-name="T19"> | Question </text:span><text:span text:style-name="T16">${</text:span><text:span text:style-name="T18">questionNumber</text:span><text:span text:style-name="T20"> + </text:span><text:span text:style-name="T22">1</text:span><text:span text:style-name="T16">}</text:span><text:span text:style-name="T19"> / </text:span><text:span text:style-name="T16">${</text:span><text:span text:style-name="T24">questionsPerLevel</text:span><text:span text:style-name="T16">}</text:span><text:span text:style-name="T19"> | Score: </text:span><text:span text:style-name="T16">${</text:span><text:span text:style-name="T18">score</text:span><text:span text:style-name="T16">}</text:span><text:span text:style-name="T19">`</text:span><text:span text:style-name="T20">;</text:span></text:p>
      <text:p text:style-name="P19">}</text:p>
      <text:p text:style-name="P33"/>
      <text:p text:style-name="P8"><text:span text:style-name="T16">function</text:span><text:span text:style-name="T20"> </text:span><text:span text:style-name="T23">checkAnswer</text:span><text:span text:style-name="T20">(</text:span><text:span text:style-name="T18">answer</text:span><text:span text:style-name="T20">) {</text:span></text:p>
      <text:p text:style-name="P8"><text:span text:style-name="T16">const</text:span><text:span text:style-name="T20"> </text:span><text:span text:style-name="T24">feedback</text:span><text:span text:style-name="T20"> = </text:span><text:span text:style-name="T18">document</text:span><text:span text:style-name="T20">.</text:span><text:span text:style-name="T23">getElementById</text:span><text:span text:style-name="T20">(</text:span><text:span text:style-name="T19">"feedback"</text:span><text:span text:style-name="T20">);</text:span></text:p>
      <text:p text:style-name="P8"><text:span text:style-name="T25">if</text:span><text:span text:style-name="T20"> (</text:span><text:span text:style-name="T18">answer</text:span><text:span text:style-name="T20"> === </text:span><text:span text:style-name="T18">correctAnswer</text:span><text:span text:style-name="T20">) {</text:span></text:p>
      <text:p text:style-name="P8"><text:span text:style-name="T24">feedback</text:span><text:span text:style-name="T20">.</text:span><text:span text:style-name="T18">style</text:span><text:span text:style-name="T20">.</text:span><text:span text:style-name="T18">color</text:span><text:span text:style-name="T20"> = </text:span><text:span text:style-name="T19">"green"</text:span><text:span text:style-name="T20">;</text:span></text:p>
      <text:p text:style-name="P8"><text:soft-page-break/><text:span text:style-name="T24">feedback</text:span><text:span text:style-name="T20">.</text:span><text:span text:style-name="T18">textContent</text:span><text:span text:style-name="T20"> = </text:span><text:span text:style-name="T19">"✅ Correct!"</text:span><text:span text:style-name="T20">;</text:span></text:p>
      <text:p text:style-name="P8"><text:span text:style-name="T18">score</text:span><text:span text:style-name="T20">++;</text:span></text:p>
      <text:p text:style-name="P8"><text:span text:style-name="T20">} </text:span><text:span text:style-name="T25">else</text:span><text:span text:style-name="T20"> {</text:span></text:p>
      <text:p text:style-name="P8"><text:span text:style-name="T24">feedback</text:span><text:span text:style-name="T20">.</text:span><text:span text:style-name="T18">style</text:span><text:span text:style-name="T20">.</text:span><text:span text:style-name="T18">color</text:span><text:span text:style-name="T20"> = </text:span><text:span text:style-name="T19">"red"</text:span><text:span text:style-name="T20">;</text:span></text:p>
      <text:p text:style-name="P8"><text:span text:style-name="T24">feedback</text:span><text:span text:style-name="T20">.</text:span><text:span text:style-name="T18">textContent</text:span><text:span text:style-name="T20"> = </text:span><text:span text:style-name="T19">`❌ Oops! Answer was </text:span><text:span text:style-name="T16">${</text:span><text:span text:style-name="T18">correctAnswer</text:span><text:span text:style-name="T16">}</text:span><text:span text:style-name="T19">.`</text:span><text:span text:style-name="T20">;</text:span></text:p>
      <text:p text:style-name="P19">}</text:p>
      <text:p text:style-name="P8"><text:span text:style-name="T18">questionNumber</text:span><text:span text:style-name="T20">++;</text:span></text:p>
      <text:p text:style-name="P8"><text:span text:style-name="T23">setTimeout</text:span><text:span text:style-name="T20">(</text:span><text:span text:style-name="T23">generateQuestion</text:span><text:span text:style-name="T20">, </text:span><text:span text:style-name="T22">1500</text:span><text:span text:style-name="T20">);</text:span></text:p>
      <text:p text:style-name="P19">}</text:p>
      <text:p text:style-name="P33"/>
      <text:p text:style-name="P8"><text:span text:style-name="T23">generateQuestion</text:span><text:span text:style-name="T20">();</text:span></text:p>
      <text:p text:style-name="P8"><text:span text:style-name="T14">&lt;/</text:span><text:span text:style-name="T16">script</text:span><text:span text:style-name="T14">&gt;</text:span></text:p>
      <text:p text:style-name="P8"><text:span text:style-name="T14">&lt;/</text:span><text:span text:style-name="T16">body</text:span><text:span text:style-name="T14">&gt;</text:span></text:p>
      <text:p text:style-name="P8"><text:span text:style-name="T14">&lt;/</text:span><text:span text:style-name="T16">html</text:span><text:span text:style-name="T14">&gt;</text:span></text:p>
      <text:p text:style-name="P9"/>
      <text:p text:style-name="P49">subtraction-game.html</text:p>
      <text:p text:style-name="P39"/>
      <text:p text:style-name="P39">&lt;!DOCTYPE html&gt;</text:p>
      <text:p text:style-name="P39">&lt;html lang="en"&gt;</text:p>
      <text:p text:style-name="P39">&lt;head&gt;</text:p>
      <text:p text:style-name="P39"><text:s text:c="2"/>&lt;meta charset="UTF-8"&gt;</text:p>
      <text:p text:style-name="P39"><text:s text:c="2"/>&lt;title&gt;Learn Subtraction&lt;/title&gt;</text:p>
      <text:p text:style-name="P39"><text:s text:c="2"/>&lt;style&gt;</text:p>
      <text:p text:style-name="P39"><text:s text:c="4"/>body {</text:p>
      <text:p text:style-name="P39"><text:s text:c="6"/>font-family: 'Comic Sans MS', cursive;</text:p>
      <text:p text:style-name="P39"><text:s text:c="6"/>background-color: #e1f5fe;</text:p>
      <text:p text:style-name="P39"><text:s text:c="6"/>text-align: center;</text:p>
      <text:p text:style-name="P39"><text:s text:c="6"/>padding: 2rem;</text:p>
      <text:p text:style-name="P39"><text:s text:c="4"/>}</text:p>
      <text:p text:style-name="P39"><text:s text:c="4"/>h1 {</text:p>
      <text:p text:style-name="P39"><text:s text:c="6"/>color: #039be5;</text:p>
      <text:p text:style-name="P39"><text:s text:c="4"/>}</text:p>
      <text:p text:style-name="P39"><text:s text:c="4"/>#question {</text:p>
      <text:p text:style-name="P39"><text:s text:c="6"/>font-size: 2rem;</text:p>
      <text:p text:style-name="P39"><text:s text:c="6"/>margin: 2rem 0;</text:p>
      <text:p text:style-name="P39"><text:s text:c="4"/>}</text:p>
      <text:p text:style-name="P39"><text:s text:c="4"/>.emoji-set {</text:p>
      <text:p text:style-name="P39"><text:s text:c="6"/>font-size: 2.5rem;</text:p>
      <text:p text:style-name="P39"><text:s text:c="6"/>margin: 1rem;</text:p>
      <text:p text:style-name="P39"><text:soft-page-break/><text:s text:c="4"/>}</text:p>
      <text:p text:style-name="P39"><text:s text:c="4"/>.choices {</text:p>
      <text:p text:style-name="P39"><text:s text:c="6"/>margin: 2rem 0;</text:p>
      <text:p text:style-name="P39"><text:s text:c="4"/>}</text:p>
      <text:p text:style-name="P39"><text:s text:c="4"/>.choices button {</text:p>
      <text:p text:style-name="P39"><text:s text:c="6"/>margin: 0.5rem;</text:p>
      <text:p text:style-name="P39"><text:s text:c="6"/>padding: 0.7rem 1.5rem;</text:p>
      <text:p text:style-name="P39"><text:s text:c="6"/>font-size: 1.2rem;</text:p>
      <text:p text:style-name="P39"><text:s text:c="6"/>border: none;</text:p>
      <text:p text:style-name="P39"><text:s text:c="6"/>background-color: #b3e5fc;</text:p>
      <text:p text:style-name="P39"><text:s text:c="6"/>border-radius: 10px;</text:p>
      <text:p text:style-name="P39"><text:s text:c="6"/>cursor: pointer;</text:p>
      <text:p text:style-name="P39"><text:s text:c="4"/>}</text:p>
      <text:p text:style-name="P39"><text:s text:c="4"/>#feedback, #stars {</text:p>
      <text:p text:style-name="P39"><text:s text:c="6"/>font-size: 1.2rem;</text:p>
      <text:p text:style-name="P39"><text:s text:c="6"/>margin-top: 1rem;</text:p>
      <text:p text:style-name="P39"><text:s text:c="4"/>}</text:p>
      <text:p text:style-name="P39"><text:s text:c="4"/>#score {</text:p>
      <text:p text:style-name="P39"><text:s text:c="6"/>font-size: 1.2rem;</text:p>
      <text:p text:style-name="P39"><text:s text:c="6"/>margin-top: 1rem;</text:p>
      <text:p text:style-name="P39"><text:s text:c="4"/>}</text:p>
      <text:p text:style-name="P39"><text:s text:c="4"/>#final {</text:p>
      <text:p text:style-name="P39"><text:s text:c="6"/>font-size: 1.4rem;</text:p>
      <text:p text:style-name="P39"><text:s text:c="6"/>margin-top: 2rem;</text:p>
      <text:p text:style-name="P39"><text:s text:c="6"/>color: green;</text:p>
      <text:p text:style-name="P39"><text:s text:c="4"/>}</text:p>
      <text:p text:style-name="P39"><text:s text:c="4"/>#menu-btn {</text:p>
      <text:p text:style-name="P39"><text:s text:c="6"/>display: none;</text:p>
      <text:p text:style-name="P39"><text:s text:c="6"/>margin-top: 1rem;</text:p>
      <text:p text:style-name="P39"><text:s text:c="6"/>padding: 0.7rem 1.2rem;</text:p>
      <text:p text:style-name="P39"><text:s text:c="6"/>font-size: 1rem;</text:p>
      <text:p text:style-name="P39"><text:s text:c="6"/>border: none;</text:p>
      <text:p text:style-name="P39"><text:s text:c="6"/>border-radius: 10px;</text:p>
      <text:p text:style-name="P39"><text:s text:c="6"/>background-color: #81d4fa;</text:p>
      <text:p text:style-name="P39"><text:s text:c="6"/>cursor: pointer;</text:p>
      <text:p text:style-name="P39"><text:s text:c="4"/>}</text:p>
      <text:p text:style-name="P39"><text:s text:c="4"/>button.top-btn {</text:p>
      <text:p text:style-name="P39"><text:s text:c="6"/>position: absolute;</text:p>
      <text:p text:style-name="P39"><text:s text:c="6"/>top: 1rem;</text:p>
      <text:p text:style-name="P39"><text:s text:c="6"/>left: 1rem;</text:p>
      <text:p text:style-name="P39"><text:s text:c="6"/>background-color: #4caf50;</text:p>
      <text:p text:style-name="P39"><text:s text:c="6"/>color: white;</text:p>
      <text:p text:style-name="P39"><text:soft-page-break/><text:s text:c="6"/>border: none;</text:p>
      <text:p text:style-name="P39"><text:s text:c="6"/>border-radius: 8px;</text:p>
      <text:p text:style-name="P39"><text:s text:c="6"/>padding: 0.5rem 1rem;</text:p>
      <text:p text:style-name="P39"><text:s text:c="6"/>cursor: pointer;</text:p>
      <text:p text:style-name="P39"><text:s text:c="4"/>}</text:p>
      <text:p text:style-name="P39"><text:s text:c="2"/>&lt;/style&gt;</text:p>
      <text:p text:style-name="P39">&lt;/head&gt;</text:p>
      <text:p text:style-name="P39">&lt;body&gt;</text:p>
      <text:p text:style-name="P39"><text:s text:c="2"/>&lt;button class="top-btn" onclick="goToMenu()"&gt;🏠 Menu&lt;/button&gt;</text:p>
      <text:p text:style-name="P39"><text:s text:c="2"/>&lt;button class="top-btn" style="left: 6rem; background-color: #e53935;" onclick="logout()"&gt;🚪 Logout&lt;/button&gt;</text:p>
      <text:p text:style-name="P39"/>
      <text:p text:style-name="P39"><text:s text:c="2"/>&lt;h1&gt;➖ Learn Subtraction&lt;/h1&gt;</text:p>
      <text:p text:style-name="P39"><text:s text:c="2"/>&lt;audio id="bg-music" autoplay loop&gt;</text:p>
      <text:p text:style-name="P39"><text:s text:c="4"/>&lt;source src="music/kids-bgm.mp3" type="audio/mpeg"&gt;</text:p>
      <text:p text:style-name="P39"><text:s text:c="4"/>Your browser does not support audio.</text:p>
      <text:p text:style-name="P39"><text:s text:c="2"/>&lt;/audio&gt;</text:p>
      <text:p text:style-name="P39"><text:s text:c="2"/>&lt;button onclick="toggleMusic()" style="margin-bottom: 1rem; background-color: #ffd54f; border: none; padding: 0.5rem 1rem; border-radius: 8px; cursor: pointer;"&gt;</text:p>
      <text:p text:style-name="P39"><text:s text:c="4"/>🔊 Toggle Music</text:p>
      <text:p text:style-name="P39"><text:s text:c="2"/>&lt;/button&gt;</text:p>
      <text:p text:style-name="P39"/>
      <text:p text:style-name="P39"><text:s text:c="2"/>&lt;div id="question"&gt;&lt;/div&gt;</text:p>
      <text:p text:style-name="P39"><text:s text:c="2"/>&lt;div class="emoji-set" id="set1"&gt;&lt;/div&gt;</text:p>
      <text:p text:style-name="P39"><text:s text:c="2"/>&lt;div style="font-size: 2rem;"&gt;−&lt;/div&gt;</text:p>
      <text:p text:style-name="P39"><text:s text:c="2"/>&lt;div class="emoji-set" id="set2"&gt;&lt;/div&gt;</text:p>
      <text:p text:style-name="P39"><text:s text:c="2"/>&lt;div class="choices" id="choices"&gt;&lt;/div&gt;</text:p>
      <text:p text:style-name="P39"><text:s text:c="2"/>&lt;div id="feedback"&gt;&lt;/div&gt;</text:p>
      <text:p text:style-name="P39"><text:s text:c="2"/>&lt;div id="score"&gt;&lt;/div&gt;</text:p>
      <text:p text:style-name="P39"><text:s text:c="2"/>&lt;div id="stars"&gt;&lt;/div&gt;</text:p>
      <text:p text:style-name="P39"><text:s text:c="2"/>&lt;div id="final"&gt;&lt;/div&gt;</text:p>
      <text:p text:style-name="P39"><text:s text:c="2"/>&lt;button id="menu-btn" onclick="goToMenu()"&gt;🏠 Back to Menu&lt;/button&gt;</text:p>
      <text:p text:style-name="P39"/>
      <text:p text:style-name="P39"><text:s text:c="2"/>&lt;script&gt;</text:p>
      <text:p text:style-name="P39"><text:s text:c="4"/>const emojis = ['🍎','🍓','🍊','🍇','🍉','🍌','🍍','🥝'];</text:p>
      <text:p text:style-name="P39"><text:s text:c="4"/>const user = localStorage.getItem("current_user");</text:p>
      <text:p text:style-name="P39"><text:s text:c="4"/>if (!user) window.location.href = "login.html";</text:p>
      <text:p text:style-name="P39"/>
      <text:p text:style-name="P39"><text:s text:c="4"/>let level = 1;</text:p>
      <text:p text:style-name="P39"><text:s text:c="4"/>let questionNumber = 0;</text:p>
      <text:p text:style-name="P39"><text:soft-page-break/><text:s text:c="4"/>let score = 0;</text:p>
      <text:p text:style-name="P39"><text:s text:c="4"/>const questionsPerLevel = 15;</text:p>
      <text:p text:style-name="P39"><text:s text:c="4"/>const maxLevels = 12;</text:p>
      <text:p text:style-name="P39"><text:s text:c="4"/>let correctAnswer = 0;</text:p>
      <text:p text:style-name="P39"/>
      <text:p text:style-name="P39"><text:s text:c="4"/>function goToMenu() {</text:p>
      <text:p text:style-name="P39"><text:s text:c="6"/>const grade = localStorage.getItem("selected_grade") || "tk";</text:p>
      <text:p text:style-name="P39"><text:s text:c="6"/>window.location.href = `menu-${grade}.html`;</text:p>
      <text:p text:style-name="P39"><text:s text:c="4"/>}</text:p>
      <text:p text:style-name="P39"/>
      <text:p text:style-name="P39"><text:s text:c="4"/>function logout() {</text:p>
      <text:p text:style-name="P39"><text:s text:c="6"/>localStorage.removeItem("current_user");</text:p>
      <text:p text:style-name="P39"><text:s text:c="6"/>window.location.href = "login.html";</text:p>
      <text:p text:style-name="P39"><text:s text:c="4"/>}</text:p>
      <text:p text:style-name="P39"/>
      <text:p text:style-name="P39"><text:s text:c="4"/>function speak(text) {</text:p>
      <text:p text:style-name="P39"><text:s text:c="6"/>const msg = new SpeechSynthesisUtterance(text);</text:p>
      <text:p text:style-name="P39"><text:s text:c="6"/>window.speechSynthesis.speak(msg);</text:p>
      <text:p text:style-name="P39"><text:s text:c="4"/>}</text:p>
      <text:p text:style-name="P39"/>
      <text:p text:style-name="P39"><text:s text:c="4"/>function toggleMusic() {</text:p>
      <text:p text:style-name="P39"><text:s text:c="6"/>const music = document.getElementById("bg-music");</text:p>
      <text:p text:style-name="P39"><text:s text:c="6"/>music.paused ? music.play() : music.pause();</text:p>
      <text:p text:style-name="P39"><text:s text:c="4"/>}</text:p>
      <text:p text:style-name="P39"/>
      <text:p text:style-name="P39"><text:s text:c="4"/>function generateQuestion() {</text:p>
      <text:p text:style-name="P39"><text:s text:c="6"/>const set1 = document.getElementById("set1");</text:p>
      <text:p text:style-name="P39"><text:s text:c="6"/>const set2 = document.getElementById("set2");</text:p>
      <text:p text:style-name="P39"><text:s text:c="6"/>const question = document.getElementById("question");</text:p>
      <text:p text:style-name="P39"><text:s text:c="6"/>const choices = document.getElementById("choices");</text:p>
      <text:p text:style-name="P39"><text:s text:c="6"/>const feedback = document.getElementById("feedback");</text:p>
      <text:p text:style-name="P39"><text:s text:c="6"/>const scoreBox = document.getElementById("score");</text:p>
      <text:p text:style-name="P39"><text:s text:c="6"/>const final = document.getElementById("final");</text:p>
      <text:p text:style-name="P39"><text:s text:c="6"/>const menuBtn = document.getElementById("menu-btn");</text:p>
      <text:p text:style-name="P39"><text:s text:c="6"/>const starsBox = document.getElementById("stars");</text:p>
      <text:p text:style-name="P39"/>
      <text:p text:style-name="P39"><text:s text:c="6"/>if (questionNumber &gt;= questionsPerLevel) {</text:p>
      <text:p text:style-name="P39"><text:s text:c="8"/>let levelStars = '⭐'.repeat(score &gt;= 12 ? 3 : score &gt;= 8 ? 2 : score &gt;= 4 ? 1 : 0);</text:p>
      <text:p text:style-name="P39"><text:s text:c="8"/>starsBox.textContent = `🌟 Level ${level} Stars: ${levelStars}`;</text:p>
      <text:p text:style-name="P39"><text:s text:c="8"/>if (level === maxLevels) {</text:p>
      <text:p text:style-name="P39"><text:soft-page-break/><text:s text:c="10"/>final.textContent = `🎉 You completed all levels! Final Score: ${score} / ${questionsPerLevel * maxLevels}`;</text:p>
      <text:p text:style-name="P39"><text:s text:c="10"/>speak("Congratulations! You finished all subtraction levels!");</text:p>
      <text:p text:style-name="P39"><text:s text:c="10"/>menuBtn.style.display = "inline-block";</text:p>
      <text:p text:style-name="P39"><text:s text:c="10"/>return;</text:p>
      <text:p text:style-name="P39"><text:s text:c="8"/>} else {</text:p>
      <text:p text:style-name="P39"><text:s text:c="10"/>alert(`🎉 Well done! Moving to Level ${level + 1}`);</text:p>
      <text:p text:style-name="P39"><text:s text:c="10"/>level++;</text:p>
      <text:p text:style-name="P39"><text:s text:c="10"/>questionNumber = 0;</text:p>
      <text:p text:style-name="P39"><text:s text:c="8"/>}</text:p>
      <text:p text:style-name="P39"><text:s text:c="6"/>}</text:p>
      <text:p text:style-name="P39"/>
      <text:p text:style-name="P39"><text:s text:c="6"/>feedback.textContent = "";</text:p>
      <text:p text:style-name="P39"><text:s text:c="6"/>menuBtn.style.display = "none";</text:p>
      <text:p text:style-name="P39"><text:s text:c="6"/>final.textContent = "";</text:p>
      <text:p text:style-name="P39"/>
      <text:p text:style-name="P39"><text:s text:c="6"/>const rangeStart = (level - 1) * 3 + 1;</text:p>
      <text:p text:style-name="P39"><text:s text:c="6"/>const rangeEnd = rangeStart + 4;</text:p>
      <text:p text:style-name="P39"/>
      <text:p text:style-name="P39"><text:s text:c="6"/>const num1 = Math.floor(Math.random() * (rangeEnd - rangeStart + 1)) + rangeStart + 2;</text:p>
      <text:p text:style-name="P39"><text:s text:c="6"/>const num2 = Math.floor(Math.random() * (num1 - 1)) + 1;</text:p>
      <text:p text:style-name="P39"/>
      <text:p text:style-name="P39"><text:s text:c="6"/>correctAnswer = num1 - num2;</text:p>
      <text:p text:style-name="P39"/>
      <text:p text:style-name="P39"><text:s text:c="6"/>const emoji = emojis[Math.floor(Math.random() * emojis.length)];</text:p>
      <text:p text:style-name="P39"><text:s text:c="6"/>set1.textContent = emoji.repeat(num1);</text:p>
      <text:p text:style-name="P39"><text:s text:c="6"/>set2.textContent = emoji.repeat(num2);</text:p>
      <text:p text:style-name="P39"><text:s text:c="6"/>question.textContent = `What is ${num1} − ${num2} ?`;</text:p>
      <text:p text:style-name="P39"/>
      <text:p text:style-name="P39"><text:s text:c="6"/>speak(`${num1} minus ${num2}. What is the answer?`);</text:p>
      <text:p text:style-name="P39"/>
      <text:p text:style-name="P39"><text:s text:c="6"/>let options = new Set();</text:p>
      <text:p text:style-name="P39"><text:s text:c="6"/>options.add(correctAnswer);</text:p>
      <text:p text:style-name="P39"><text:s text:c="6"/>while (options.size &lt; 3) {</text:p>
      <text:p text:style-name="P39"><text:s text:c="8"/>const fake = correctAnswer + Math.floor(Math.random() * 5) - 2;</text:p>
      <text:p text:style-name="P39"><text:s text:c="8"/>if (fake &gt;= 0 &amp;&amp; fake !== correctAnswer) options.add(fake);</text:p>
      <text:p text:style-name="P39"><text:s text:c="6"/>}</text:p>
      <text:p text:style-name="P39"/>
      <text:p text:style-name="P39"><text:s text:c="6"/>const shuffled = Array.from(options).sort(() =&gt; Math.random() - 0.5);</text:p>
      <text:p text:style-name="P39"><text:s text:c="6"/>choices.innerHTML = "";</text:p>
      <text:p text:style-name="P39"><text:s text:c="6"/>shuffled.forEach(option =&gt; {</text:p>
      <text:p text:style-name="P39"><text:soft-page-break/><text:s text:c="8"/>const btn = document.createElement("button");</text:p>
      <text:p text:style-name="P39"><text:s text:c="8"/>btn.textContent = option;</text:p>
      <text:p text:style-name="P39"><text:s text:c="8"/>btn.onclick = () =&gt; checkAnswer(option);</text:p>
      <text:p text:style-name="P39"><text:s text:c="8"/>choices.appendChild(btn);</text:p>
      <text:p text:style-name="P39"><text:s text:c="6"/>});</text:p>
      <text:p text:style-name="P39"/>
      <text:p text:style-name="P39"><text:s text:c="6"/>scoreBox.textContent = `Level ${level} | Question ${questionNumber + 1} / ${questionsPerLevel} | Score: ${score}`;</text:p>
      <text:p text:style-name="P39"><text:s text:c="4"/>}</text:p>
      <text:p text:style-name="P39"/>
      <text:p text:style-name="P39"><text:s text:c="4"/>function checkAnswer(answer) {</text:p>
      <text:p text:style-name="P39"><text:s text:c="6"/>const feedback = document.getElementById("feedback");</text:p>
      <text:p text:style-name="P39"><text:s text:c="6"/>if (answer === correctAnswer) {</text:p>
      <text:p text:style-name="P39"><text:s text:c="8"/>feedback.style.color = "green";</text:p>
      <text:p text:style-name="P39"><text:s text:c="8"/>feedback.textContent = "✅ Correct!";</text:p>
      <text:p text:style-name="P39"><text:s text:c="8"/>score++;</text:p>
      <text:p text:style-name="P39"><text:s text:c="6"/>} else {</text:p>
      <text:p text:style-name="P39"><text:s text:c="8"/>feedback.style.color = "red";</text:p>
      <text:p text:style-name="P39"><text:s text:c="8"/>feedback.textContent = `❌ Oops! Answer was ${correctAnswer}.`;</text:p>
      <text:p text:style-name="P39"><text:s text:c="6"/>}</text:p>
      <text:p text:style-name="P39"><text:s text:c="6"/>questionNumber++;</text:p>
      <text:p text:style-name="P39"><text:s text:c="6"/>setTimeout(generateQuestion, 1500);</text:p>
      <text:p text:style-name="P39"><text:s text:c="4"/>}</text:p>
      <text:p text:style-name="P39"/>
      <text:p text:style-name="P39"><text:s text:c="4"/>generateQuestion();</text:p>
      <text:p text:style-name="P39"><text:s text:c="2"/>&lt;/script&gt;</text:p>
      <text:p text:style-name="P39">&lt;/body&gt;</text:p>
      <text:p text:style-name="P39">&lt;/html&gt;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5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5T10:45:12.537540422</meta:creation-date>
    <dc:date>2025-07-06T16:24:16.502346073</dc:date>
    <meta:editing-duration>P1DT4H16M10S</meta:editing-duration>
    <meta:editing-cycles>16</meta:editing-cycles>
    <meta:generator>LibreOffice/24.2.7.2$Linux_X86_64 LibreOffice_project/420$Build-2</meta:generator>
    <meta:document-statistic meta:table-count="3" meta:image-count="0" meta:object-count="0" meta:page-count="42" meta:paragraph-count="1252" meta:word-count="4183" meta:character-count="34702" meta:non-whitespace-character-count="30633"/>
  </office:meta>
</office:document-meta>
</file>